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v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hannel Freq (Hz)</text:p>
          </table:table-cell>
          <table:table-cell office:value-type="string" calcext:value-type="string">
            <text:p>Rn Al (mOhm)</text:p>
          </table:table-cell>
          <table:table-cell office:value-type="string" calcext:value-type="string">
            <text:p>LO (GHz)</text:p>
          </table:table-cell>
          <table:table-cell office:value-type="string" calcext:value-type="string">
            <text:p>NIST Chann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44544757.81255" calcext:value-type="float">
            <text:p>404454475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44544757.81255" calcext:value-type="float">
            <text:p>404454475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44544781.25005" calcext:value-type="float">
            <text:p>404454478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9245023.43755" calcext:value-type="float">
            <text:p>40492450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9259789.06255" calcext:value-type="float">
            <text:p>4049259789.06255</text:p>
          </table:table-cell>
          <table:table-cell office:value-type="float" office:value="0.012568626655055" calcext:value-type="float">
            <text:p>0.01256862665505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9259789.06255" calcext:value-type="float">
            <text:p>404925978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51176757.81255" calcext:value-type="float">
            <text:p>405117675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51176757.81255" calcext:value-type="float">
            <text:p>4051176757.81255</text:p>
          </table:table-cell>
          <table:table-cell office:value-type="float" office:value="0.0126961634784511" calcext:value-type="float">
            <text:p>0.01269616347845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51183523.43755" calcext:value-type="float">
            <text:p>40511835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3298710.93755" calcext:value-type="float">
            <text:p>40532987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3298710.93755" calcext:value-type="float">
            <text:p>4053298710.93755</text:p>
          </table:table-cell>
          <table:table-cell office:value-type="float" office:value="0.0154921778843266" calcext:value-type="float">
            <text:p>0.01549217788432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3304593.75005" calcext:value-type="float">
            <text:p>405330459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55897343.75005" calcext:value-type="float">
            <text:p>405589734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55897343.75005" calcext:value-type="float">
            <text:p>4055897343.75005</text:p>
          </table:table-cell>
          <table:table-cell office:value-type="float" office:value="0.0135827125879489" calcext:value-type="float">
            <text:p>0.01358271258794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55906156.25005" calcext:value-type="float">
            <text:p>40559061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57147460.93755" calcext:value-type="float">
            <text:p>405714746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57170992.18755" calcext:value-type="float">
            <text:p>4057170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57170992.18755" calcext:value-type="float">
            <text:p>4057170992.18755</text:p>
          </table:table-cell>
          <table:table-cell office:value-type="float" office:value="0.0130204734594962" calcext:value-type="float">
            <text:p>0.01302047345949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58479703.12505" calcext:value-type="float">
            <text:p>4058479703.12505</text:p>
          </table:table-cell>
          <table:table-cell office:value-type="float" office:value="0.0125496505642435" calcext:value-type="float">
            <text:p>0.01254965056424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58479703.12505" calcext:value-type="float">
            <text:p>40584797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58500976.56255" calcext:value-type="float">
            <text:p>405850097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60220539.06255" calcext:value-type="float">
            <text:p>4060220539.06255</text:p>
          </table:table-cell>
          <table:table-cell office:value-type="float" office:value="0.0147257076740702" calcext:value-type="float">
            <text:p>0.0147257076740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60220539.06255" calcext:value-type="float">
            <text:p>40602205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60222656.25005" calcext:value-type="float">
            <text:p>40602226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64003046.87505" calcext:value-type="float">
            <text:p>4064003046.87505</text:p>
          </table:table-cell>
          <table:table-cell office:value-type="float" office:value="0.0121628948617511" calcext:value-type="float">
            <text:p>0.01216289486175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64003046.87505" calcext:value-type="float">
            <text:p>40640030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64008789.06255" calcext:value-type="float">
            <text:p>406400878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65192242.18755" calcext:value-type="float">
            <text:p>406519224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65238164.06255" calcext:value-type="float">
            <text:p>406523816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65238164.06255" calcext:value-type="float">
            <text:p>4065238164.06255</text:p>
          </table:table-cell>
          <table:table-cell office:value-type="float" office:value="0.0145047720326059" calcext:value-type="float">
            <text:p>0.01450477203260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6930804.68755" calcext:value-type="float">
            <text:p>4066930804.68755</text:p>
          </table:table-cell>
          <table:table-cell office:value-type="float" office:value="0.0130972391932212" calcext:value-type="float">
            <text:p>0.01309723919322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6930804.68755" calcext:value-type="float">
            <text:p>406693080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6936757.81255" calcext:value-type="float">
            <text:p>406693675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68846679.68755" calcext:value-type="float">
            <text:p>406884667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68888671.87505" calcext:value-type="float">
            <text:p>40688886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68888671.87505" calcext:value-type="float">
            <text:p>4068888671.87505</text:p>
          </table:table-cell>
          <table:table-cell office:value-type="float" office:value="0.0124837571725246" calcext:value-type="float">
            <text:p>0.01248375717252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70345585.93755" calcext:value-type="float">
            <text:p>40703455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70399296.87505" calcext:value-type="float">
            <text:p>4070399296.87505</text:p>
          </table:table-cell>
          <table:table-cell office:value-type="float" office:value="0.0123534607960446" calcext:value-type="float">
            <text:p>0.01235346079604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70399296.87505" calcext:value-type="float">
            <text:p>407039929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2552781.25005" calcext:value-type="float">
            <text:p>407255278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2552781.25005" calcext:value-type="float">
            <text:p>407255278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2581890.62505" calcext:value-type="float">
            <text:p>40725818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75243164.06255" calcext:value-type="float">
            <text:p>407524316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75267578.12505" calcext:value-type="float">
            <text:p>40752675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75267578.12505" calcext:value-type="float">
            <text:p>4075267578.12505</text:p>
          </table:table-cell>
          <table:table-cell office:value-type="float" office:value="0.0144929966057187" calcext:value-type="float">
            <text:p>0.01449299660571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77627117.18755" calcext:value-type="float">
            <text:p>407762711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77627117.18755" calcext:value-type="float">
            <text:p>4077627117.18755</text:p>
          </table:table-cell>
          <table:table-cell office:value-type="float" office:value="0.0146867958035535" calcext:value-type="float">
            <text:p>0.01468679580355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77636882.81255" calcext:value-type="float">
            <text:p>407763688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9062640.62505" calcext:value-type="float">
            <text:p>407906264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9062640.62505" calcext:value-type="float">
            <text:p>4079062640.62505</text:p>
          </table:table-cell>
          <table:table-cell office:value-type="float" office:value="0.0121095907422446" calcext:value-type="float">
            <text:p>0.01210959074224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9068359.37505" calcext:value-type="float">
            <text:p>407906835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80028343.75005" calcext:value-type="float">
            <text:p>408002834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80090007.81255" calcext:value-type="float">
            <text:p>40800900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80090007.81255" calcext:value-type="float">
            <text:p>4080090007.81255</text:p>
          </table:table-cell>
          <table:table-cell office:value-type="float" office:value="0.0125022468241147" calcext:value-type="float">
            <text:p>0.01250224682411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82840820.31255" calcext:value-type="float">
            <text:p>408284082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82862304.68755" calcext:value-type="float">
            <text:p>408286230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82862304.68755" calcext:value-type="float">
            <text:p>4082862304.68755</text:p>
          </table:table-cell>
          <table:table-cell office:value-type="float" office:value="0.0126332050144696" calcext:value-type="float">
            <text:p>0.0126332050144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84088867.18755" calcext:value-type="float">
            <text:p>408408886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84089937.50005" calcext:value-type="float">
            <text:p>4084089937.50005</text:p>
          </table:table-cell>
          <table:table-cell office:value-type="float" office:value="0.0120799261939381" calcext:value-type="float">
            <text:p>0.01207992619393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84089937.50005" calcext:value-type="float">
            <text:p>408408993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7570125.00005" calcext:value-type="float">
            <text:p>408757012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7570125.00005" calcext:value-type="float">
            <text:p>4087570125.00005</text:p>
          </table:table-cell>
          <table:table-cell office:value-type="float" office:value="0.0126508499489649" calcext:value-type="float">
            <text:p>0.01265084994896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7581890.62505" calcext:value-type="float">
            <text:p>40875818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88958007.81255" calcext:value-type="float">
            <text:p>40889580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88958007.81255" calcext:value-type="float">
            <text:p>4088958007.81255</text:p>
          </table:table-cell>
          <table:table-cell office:value-type="float" office:value="0.0132451966600689" calcext:value-type="float">
            <text:p>0.01324519666006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88964937.50005" calcext:value-type="float">
            <text:p>408896493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90270531.25005" calcext:value-type="float">
            <text:p>409027053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90270531.25005" calcext:value-type="float">
            <text:p>4090270531.25005</text:p>
          </table:table-cell>
          <table:table-cell office:value-type="float" office:value="0.0134885877885724" calcext:value-type="float">
            <text:p>0.01348858778857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90310406.25005" calcext:value-type="float">
            <text:p>409031040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91850750.00005" calcext:value-type="float">
            <text:p>40918507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91891437.50005" calcext:value-type="float">
            <text:p>409189143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91891437.50005" calcext:value-type="float">
            <text:p>409189143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94985210.93755" calcext:value-type="float">
            <text:p>40949852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94987398.43755" calcext:value-type="float">
            <text:p>4094987398.43755</text:p>
          </table:table-cell>
          <table:table-cell office:value-type="float" office:value="0.0121682127291746" calcext:value-type="float">
            <text:p>0.01216821272917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94987398.43755" calcext:value-type="float">
            <text:p>409498739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97725750.00005" calcext:value-type="float">
            <text:p>40977257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97753929.68755" calcext:value-type="float">
            <text:p>409775392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97753929.68755" calcext:value-type="float">
            <text:p>409775392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98628023.43755" calcext:value-type="float">
            <text:p>40986280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98640507.81255" calcext:value-type="float">
            <text:p>4098640507.81255</text:p>
          </table:table-cell>
          <table:table-cell office:value-type="float" office:value="0.0123290882053874" calcext:value-type="float">
            <text:p>0.01232908820538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98640507.81255" calcext:value-type="float">
            <text:p>40986405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00452171.87505" calcext:value-type="float">
            <text:p>41004521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00490046.87505" calcext:value-type="float">
            <text:p>4100490046.87505</text:p>
          </table:table-cell>
          <table:table-cell office:value-type="float" office:value="0.0128778427093853" calcext:value-type="float">
            <text:p>0.01287784270938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00490046.87505" calcext:value-type="float">
            <text:p>41004900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02181640.62505" calcext:value-type="float">
            <text:p>410218164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02246234.37505" calcext:value-type="float">
            <text:p>410224623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02246234.37505" calcext:value-type="float">
            <text:p>410224623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04042109.37505" calcext:value-type="float">
            <text:p>410404210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04042109.37505" calcext:value-type="float">
            <text:p>4104042109.37505</text:p>
          </table:table-cell>
          <table:table-cell office:value-type="float" office:value="0.0121962890470313" calcext:value-type="float">
            <text:p>0.01219628904703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04065242.18755" calcext:value-type="float">
            <text:p>410406524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06450195.31255" calcext:value-type="float">
            <text:p>410645019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06477867.18755" calcext:value-type="float">
            <text:p>4106477867.18755</text:p>
          </table:table-cell>
          <table:table-cell office:value-type="float" office:value="0.0121333445633291" calcext:value-type="float">
            <text:p>0.01213334456332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06477867.18755" calcext:value-type="float">
            <text:p>410647786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09020343.75005" calcext:value-type="float">
            <text:p>410902034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09066218.75005" calcext:value-type="float">
            <text:p>4109066218.75005</text:p>
          </table:table-cell>
          <table:table-cell office:value-type="float" office:value="0.0121220415573243" calcext:value-type="float">
            <text:p>0.01212204155732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09066218.75005" calcext:value-type="float">
            <text:p>410906621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10937312.50005" calcext:value-type="float">
            <text:p>4110937312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10937312.50005" calcext:value-type="float">
            <text:p>4110937312.50005</text:p>
          </table:table-cell>
          <table:table-cell office:value-type="float" office:value="0.0123246992754592" calcext:value-type="float">
            <text:p>0.01232469927545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10955218.75005" calcext:value-type="float">
            <text:p>411095521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18529554.68755" calcext:value-type="float">
            <text:p>411852955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18534179.68755" calcext:value-type="float">
            <text:p>411853417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18534179.68755" calcext:value-type="float">
            <text:p>4118534179.68755</text:p>
          </table:table-cell>
          <table:table-cell office:value-type="float" office:value="0.0125248676849961" calcext:value-type="float">
            <text:p>0.01252486768499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20837703.12505" calcext:value-type="float">
            <text:p>4120837703.12505</text:p>
          </table:table-cell>
          <table:table-cell office:value-type="float" office:value="0.0124479937286548" calcext:value-type="float">
            <text:p>0.01244799372865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20837703.12505" calcext:value-type="float">
            <text:p>41208377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20876789.06255" calcext:value-type="float">
            <text:p>412087678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23026531.25005" calcext:value-type="float">
            <text:p>412302653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23026531.25005" calcext:value-type="float">
            <text:p>4123026531.25005</text:p>
          </table:table-cell>
          <table:table-cell office:value-type="float" office:value="0.0124836692083945" calcext:value-type="float">
            <text:p>0.01248366920839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23053851.56255" calcext:value-type="float">
            <text:p>412305385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25281968.75005" calcext:value-type="float">
            <text:p>412528196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25281968.75005" calcext:value-type="float">
            <text:p>4125281968.75005</text:p>
          </table:table-cell>
          <table:table-cell office:value-type="float" office:value="0.012689925102066" calcext:value-type="float">
            <text:p>0.01268992510206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25323406.25005" calcext:value-type="float">
            <text:p>412532340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28413851.56255" calcext:value-type="float">
            <text:p>412841385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28494421.87505" calcext:value-type="float">
            <text:p>412849442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28494421.87505" calcext:value-type="float">
            <text:p>4128494421.87505</text:p>
          </table:table-cell>
          <table:table-cell office:value-type="float" office:value="0.0125350697341353" calcext:value-type="float">
            <text:p>0.01253506973413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29398531.25005" calcext:value-type="float">
            <text:p>412939853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29398531.25005" calcext:value-type="float">
            <text:p>4129398531.25005</text:p>
          </table:table-cell>
          <table:table-cell office:value-type="float" office:value="0.0122817091044204" calcext:value-type="float">
            <text:p>0.0122817091044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29419156.25005" calcext:value-type="float">
            <text:p>41294191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31670687.50005" calcext:value-type="float">
            <text:p>413167068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31690429.68755" calcext:value-type="float">
            <text:p>413169042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31690429.68755" calcext:value-type="float">
            <text:p>4131690429.68755</text:p>
          </table:table-cell>
          <table:table-cell office:value-type="float" office:value="0.012246603690348" calcext:value-type="float">
            <text:p>0.01224660369034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34465078.12505" calcext:value-type="float">
            <text:p>4134465078.12505</text:p>
          </table:table-cell>
          <table:table-cell office:value-type="float" office:value="0.0124163519584792" calcext:value-type="float">
            <text:p>0.01241635195847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34465078.12505" calcext:value-type="float">
            <text:p>41344650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34474796.87505" calcext:value-type="float">
            <text:p>413447479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36658507.81255" calcext:value-type="float">
            <text:p>41366585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36708007.81255" calcext:value-type="float">
            <text:p>41367080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36708007.81255" calcext:value-type="float">
            <text:p>41367080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38550992.18755" calcext:value-type="float">
            <text:p>4138550992.18755</text:p>
          </table:table-cell>
          <table:table-cell office:value-type="float" office:value="0.0135145193927289" calcext:value-type="float">
            <text:p>0.01351451939272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38550992.18755" calcext:value-type="float">
            <text:p>4138550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38596679.68755" calcext:value-type="float">
            <text:p>413859667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40135742.18755" calcext:value-type="float">
            <text:p>4140135742.18755</text:p>
          </table:table-cell>
          <table:table-cell office:value-type="float" office:value="0.0128752528838911" calcext:value-type="float">
            <text:p>0.01287525288389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40135742.18755" calcext:value-type="float">
            <text:p>414013574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40150390.62505" calcext:value-type="float">
            <text:p>41401503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41975585.93755" calcext:value-type="float">
            <text:p>4141975585.93755</text:p>
          </table:table-cell>
          <table:table-cell office:value-type="float" office:value="0.0124023891662246" calcext:value-type="float">
            <text:p>0.01240238916622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41975585.93755" calcext:value-type="float">
            <text:p>41419755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42008976.56255" calcext:value-type="float">
            <text:p>414200897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44253695.31255" calcext:value-type="float">
            <text:p>414425369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44304687.50005" calcext:value-type="float">
            <text:p>4144304687.50005</text:p>
          </table:table-cell>
          <table:table-cell office:value-type="float" office:value="0.012076270123918" calcext:value-type="float">
            <text:p>0.01207627012391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44304687.50005" calcext:value-type="float">
            <text:p>414430468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46286132.81255" calcext:value-type="float">
            <text:p>414628613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46349843.75005" calcext:value-type="float">
            <text:p>4146349843.75005</text:p>
          </table:table-cell>
          <table:table-cell office:value-type="float" office:value="0.012021325844157" calcext:value-type="float">
            <text:p>0.01202132584415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46349843.75005" calcext:value-type="float">
            <text:p>414634984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49527039.06255" calcext:value-type="float">
            <text:p>4149527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49577914.06255" calcext:value-type="float">
            <text:p>4149577914.06255</text:p>
          </table:table-cell>
          <table:table-cell office:value-type="float" office:value="0.0144402953522125" calcext:value-type="float">
            <text:p>0.01444029535221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49577914.06255" calcext:value-type="float">
            <text:p>414957791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52175640.62505" calcext:value-type="float">
            <text:p>415217564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52197523.43755" calcext:value-type="float">
            <text:p>41521975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52197523.43755" calcext:value-type="float">
            <text:p>41521975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54616210.93755" calcext:value-type="float">
            <text:p>41546162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54672546.87505" calcext:value-type="float">
            <text:p>41546725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54672546.87505" calcext:value-type="float">
            <text:p>4154672546.87505</text:p>
          </table:table-cell>
          <table:table-cell office:value-type="float" office:value="0.0124124520198072" calcext:value-type="float">
            <text:p>0.01241245201980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56549804.68755" calcext:value-type="float">
            <text:p>415654980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56608562.50005" calcext:value-type="float">
            <text:p>4156608562.50005</text:p>
          </table:table-cell>
          <table:table-cell office:value-type="float" office:value="0.012535924047132" calcext:value-type="float">
            <text:p>0.01253592404713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56608562.50005" calcext:value-type="float">
            <text:p>4156608562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59363070.31255" calcext:value-type="float">
            <text:p>41593630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59363070.31255" calcext:value-type="float">
            <text:p>4159363070.31255</text:p>
          </table:table-cell>
          <table:table-cell office:value-type="float" office:value="0.013217460760487" calcext:value-type="float">
            <text:p>0.01321746076048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59377671.87505" calcext:value-type="float">
            <text:p>41593776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60549804.68755" calcext:value-type="float">
            <text:p>416054980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60575007.81255" calcext:value-type="float">
            <text:p>41605750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60575007.81255" calcext:value-type="float">
            <text:p>4160575007.81255</text:p>
          </table:table-cell>
          <table:table-cell office:value-type="float" office:value="0.0127525178086401" calcext:value-type="float">
            <text:p>0.0127525178086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61651578.12505" calcext:value-type="float">
            <text:p>41616515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61658085.93755" calcext:value-type="float">
            <text:p>4161658085.93755</text:p>
          </table:table-cell>
          <table:table-cell office:value-type="float" office:value="0.0124769885405268" calcext:value-type="float">
            <text:p>0.01247698854052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61658085.93755" calcext:value-type="float">
            <text:p>41616580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63188570.31255" calcext:value-type="float">
            <text:p>41631885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63248789.06255" calcext:value-type="float">
            <text:p>416324878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63248789.06255" calcext:value-type="float">
            <text:p>4163248789.06255</text:p>
          </table:table-cell>
          <table:table-cell office:value-type="float" office:value="0.0123517945674808" calcext:value-type="float">
            <text:p>0.01235179456748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65432617.18755" calcext:value-type="float">
            <text:p>416543261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65432617.18755" calcext:value-type="float">
            <text:p>416543261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65437640.62505" calcext:value-type="float">
            <text:p>416543764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65760507.81255" calcext:value-type="float">
            <text:p>4165760507.81255</text:p>
          </table:table-cell>
          <table:table-cell office:value-type="float" office:value="0.012376727866254" calcext:value-type="float">
            <text:p>0.01237672786625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65760507.81255" calcext:value-type="float">
            <text:p>41657605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65796875.00005" calcext:value-type="float">
            <text:p>416579687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68192593.75005" calcext:value-type="float">
            <text:p>416819259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68212078.12505" calcext:value-type="float">
            <text:p>41682120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68212078.12505" calcext:value-type="float">
            <text:p>4168212078.12505</text:p>
          </table:table-cell>
          <table:table-cell office:value-type="float" office:value="0.0125539656146234" calcext:value-type="float">
            <text:p>0.01255396561462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68421968.75005" calcext:value-type="float">
            <text:p>416842196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68426593.7501" calcext:value-type="float">
            <text:p>4168426593.7501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68454078.1251" calcext:value-type="float">
            <text:p>4168454078.1251</text:p>
          </table:table-cell>
          <table:table-cell office:value-type="float" office:value="0.0134610259933218" calcext:value-type="float">
            <text:p>0.01346102599332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68454078.1251" calcext:value-type="float">
            <text:p>4168454078.1251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68458984.37505" calcext:value-type="float">
            <text:p>41684589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68458984.37505" calcext:value-type="float">
            <text:p>4168458984.37505</text:p>
          </table:table-cell>
          <table:table-cell office:value-type="float" office:value="0.0134597856078381" calcext:value-type="float">
            <text:p>0.01345978560783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70209867.18755" calcext:value-type="float">
            <text:p>417020986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70209945.31253" calcext:value-type="float">
            <text:p>4170209945.31253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70223070.31252" calcext:value-type="float">
            <text:p>4170223070.31252</text:p>
          </table:table-cell>
          <table:table-cell office:value-type="float" office:value="0.01321486263157" calcext:value-type="float">
            <text:p>0.0132148626315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70223070.31252" calcext:value-type="float">
            <text:p>4170223070.3125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70223445.31255" calcext:value-type="float">
            <text:p>417022344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70223445.31255" calcext:value-type="float">
            <text:p>4170223445.31255</text:p>
          </table:table-cell>
          <table:table-cell office:value-type="float" office:value="0.0132130584122484" calcext:value-type="float">
            <text:p>0.01321305841224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70308867.18757" calcext:value-type="float">
            <text:p>4170308867.18757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70308945.31255" calcext:value-type="float">
            <text:p>417030894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70355070.31255" calcext:value-type="float">
            <text:p>4170355070.31255</text:p>
          </table:table-cell>
          <table:table-cell office:value-type="float" office:value="0.0123978633448189" calcext:value-type="float">
            <text:p>0.01239786334481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70355070.31255" calcext:value-type="float">
            <text:p>41703550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70355445.31258" calcext:value-type="float">
            <text:p>4170355445.31258</text:p>
          </table:table-cell>
          <table:table-cell office:value-type="float" office:value="0.0123972047100964" calcext:value-type="float">
            <text:p>0.01239720471009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70355445.31258" calcext:value-type="float">
            <text:p>4170355445.31258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71593750.00005" calcext:value-type="float">
            <text:p>4171593750.00005</text:p>
          </table:table-cell>
          <table:table-cell office:value-type="float" office:value="0.0129892581883031" calcext:value-type="float">
            <text:p>0.01298925818830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71593750.00005" calcext:value-type="float">
            <text:p>41715937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71624140.62505" calcext:value-type="float">
            <text:p>417162414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72211984.37505" calcext:value-type="float">
            <text:p>4172211984.37505</text:p>
          </table:table-cell>
          <table:table-cell office:value-type="float" office:value="0.0131619357810753" calcext:value-type="float">
            <text:p>0.01316193578107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72211984.37505" calcext:value-type="float">
            <text:p>41722119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72233585.93755" calcext:value-type="float">
            <text:p>41722335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73024203.12505" calcext:value-type="float">
            <text:p>41730242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73024203.12505" calcext:value-type="float">
            <text:p>4173024203.12505</text:p>
          </table:table-cell>
          <table:table-cell office:value-type="float" office:value="0.0129823762980845" calcext:value-type="float">
            <text:p>0.01298237629808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73042039.06255" calcext:value-type="float">
            <text:p>4173042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73396484.37505" calcext:value-type="float">
            <text:p>41733964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73396484.37505" calcext:value-type="float">
            <text:p>41733964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73404296.87505" calcext:value-type="float">
            <text:p>417340429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73416015.625" calcext:value-type="float">
            <text:p>4173416015.62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73666015.62505" calcext:value-type="float">
            <text:p>4173666015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73716585.93755" calcext:value-type="float">
            <text:p>41737165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73716585.93755" calcext:value-type="float">
            <text:p>4173716585.93755</text:p>
          </table:table-cell>
          <table:table-cell office:value-type="float" office:value="0.0125984813108481" calcext:value-type="float">
            <text:p>0.01259848131084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75742304.68755" calcext:value-type="float">
            <text:p>417574230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75742828.12501" calcext:value-type="float">
            <text:p>4175742828.12501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75790960.93752" calcext:value-type="float">
            <text:p>4175790960.9375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75790960.93752" calcext:value-type="float">
            <text:p>4175790960.9375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75794085.93755" calcext:value-type="float">
            <text:p>41757940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75794085.93755" calcext:value-type="float">
            <text:p>41757940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75923304.68759" calcext:value-type="float">
            <text:p>4175923304.68759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75930828.12505" calcext:value-type="float">
            <text:p>417593082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75956960.93755" calcext:value-type="float">
            <text:p>417595696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75956960.93755" calcext:value-type="float">
            <text:p>4175956960.93755</text:p>
          </table:table-cell>
          <table:table-cell office:value-type="float" office:value="0.0134935211789944" calcext:value-type="float">
            <text:p>0.01349352117899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75966085.93759" calcext:value-type="float">
            <text:p>4175966085.93759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75966085.93759" calcext:value-type="float">
            <text:p>4175966085.93759</text:p>
          </table:table-cell>
          <table:table-cell office:value-type="float" office:value="0.0135042777156594" calcext:value-type="float">
            <text:p>0.01350427771565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77343750.00005" calcext:value-type="float">
            <text:p>41773437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77398578.12505" calcext:value-type="float">
            <text:p>4177398578.12505</text:p>
          </table:table-cell>
          <table:table-cell office:value-type="float" office:value="0.0142160414167134" calcext:value-type="float">
            <text:p>0.01421604141671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77398578.12505" calcext:value-type="float">
            <text:p>41773985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78106398.43755" calcext:value-type="float">
            <text:p>417810639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78106398.43755" calcext:value-type="float">
            <text:p>4178106398.43755</text:p>
          </table:table-cell>
          <table:table-cell office:value-type="float" office:value="0.0120895693112973" calcext:value-type="float">
            <text:p>0.01208956931129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78153085.93755" calcext:value-type="float">
            <text:p>41781530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79921757.81255" calcext:value-type="float">
            <text:p>417992175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79955960.93755" calcext:value-type="float">
            <text:p>417995596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79955960.93755" calcext:value-type="float">
            <text:p>4179955960.93755</text:p>
          </table:table-cell>
          <table:table-cell office:value-type="float" office:value="0.0132859979980998" calcext:value-type="float">
            <text:p>0.013285997998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80896695.31255" calcext:value-type="float">
            <text:p>418089669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80914804.68755" calcext:value-type="float">
            <text:p>418091480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80914804.68755" calcext:value-type="float">
            <text:p>4180914804.68755</text:p>
          </table:table-cell>
          <table:table-cell office:value-type="float" office:value="0.0141615556725982" calcext:value-type="float">
            <text:p>0.01416155567259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81136695.3126" calcext:value-type="float">
            <text:p>4181136695.312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81156343.75005" calcext:value-type="float">
            <text:p>418115634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81171804.6876" calcext:value-type="float">
            <text:p>4181171804.687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81171804.6876" calcext:value-type="float">
            <text:p>4181171804.687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81173734.37505" calcext:value-type="float">
            <text:p>418117373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81173734.37505" calcext:value-type="float">
            <text:p>418117373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83249460.93755" calcext:value-type="float">
            <text:p>418324946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83314875.00006" calcext:value-type="float">
            <text:p>4183314875.0000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83314875.00006" calcext:value-type="float">
            <text:p>4183314875.00006</text:p>
          </table:table-cell>
          <table:table-cell office:value-type="float" office:value="0.0145644089015124" calcext:value-type="float">
            <text:p>0.01456440890151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83811523.43755" calcext:value-type="float">
            <text:p>41838115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83811523.43755" calcext:value-type="float">
            <text:p>4183811523.43755</text:p>
          </table:table-cell>
          <table:table-cell office:value-type="float" office:value="0.0125333527729085" calcext:value-type="float">
            <text:p>0.01253335277290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83822359.37505" calcext:value-type="float">
            <text:p>418382235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85270367.18755" calcext:value-type="float">
            <text:p>418527036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85317218.75005" calcext:value-type="float">
            <text:p>418531721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85317218.75005" calcext:value-type="float">
            <text:p>4185317218.75005</text:p>
          </table:table-cell>
          <table:table-cell office:value-type="float" office:value="0.0124698276266214" calcext:value-type="float">
            <text:p>0.01246982762662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87640625.00005" calcext:value-type="float">
            <text:p>418764062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87694500.00005" calcext:value-type="float">
            <text:p>418769450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87694500.00005" calcext:value-type="float">
            <text:p>4187694500.00005</text:p>
          </table:table-cell>
          <table:table-cell office:value-type="float" office:value="0.0126484697321464" calcext:value-type="float">
            <text:p>0.01264846973214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89366070.31255" calcext:value-type="float">
            <text:p>41893660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89412109.37505" calcext:value-type="float">
            <text:p>418941210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89412109.37505" calcext:value-type="float">
            <text:p>4189412109.37505</text:p>
          </table:table-cell>
          <table:table-cell office:value-type="float" office:value="0.0128270615336815" calcext:value-type="float">
            <text:p>0.01282706153368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91563382.81255" calcext:value-type="float">
            <text:p>419156338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91566218.75005" calcext:value-type="float">
            <text:p>419156621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91566218.75005" calcext:value-type="float">
            <text:p>4191566218.75005</text:p>
          </table:table-cell>
          <table:table-cell office:value-type="float" office:value="0.0129510848182277" calcext:value-type="float">
            <text:p>0.01295108481822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93361328.12505" calcext:value-type="float">
            <text:p>419336132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93397460.93755" calcext:value-type="float">
            <text:p>4193397460.93755</text:p>
          </table:table-cell>
          <table:table-cell office:value-type="float" office:value="0.0125443348732205" calcext:value-type="float">
            <text:p>0.01254433487322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93397460.93755" calcext:value-type="float">
            <text:p>419339746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95264648.43755" calcext:value-type="float">
            <text:p>419526464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95298828.12505" calcext:value-type="float">
            <text:p>419529882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95298828.12505" calcext:value-type="float">
            <text:p>4195298828.12505</text:p>
          </table:table-cell>
          <table:table-cell office:value-type="float" office:value="0.012418662656727" calcext:value-type="float">
            <text:p>0.01241866265672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00322078.12505" calcext:value-type="float">
            <text:p>4200322078.12505</text:p>
          </table:table-cell>
          <table:table-cell office:value-type="float" office:value="0.0134539866495697" calcext:value-type="float">
            <text:p>0.0134539866495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00322078.12505" calcext:value-type="float">
            <text:p>42003220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00351750.00005" calcext:value-type="float">
            <text:p>42003517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02209960.93755" calcext:value-type="float">
            <text:p>4202209960.93755</text:p>
          </table:table-cell>
          <table:table-cell office:value-type="float" office:value="0.0133162790276467" calcext:value-type="float">
            <text:p>0.01331627902764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02209960.93755" calcext:value-type="float">
            <text:p>420220996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02215007.81255" calcext:value-type="float">
            <text:p>42022150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03656250.00005" calcext:value-type="float">
            <text:p>42036562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03695312.50005" calcext:value-type="float">
            <text:p>4203695312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03695312.50005" calcext:value-type="float">
            <text:p>4203695312.50005</text:p>
          </table:table-cell>
          <table:table-cell office:value-type="float" office:value="0.015578540775601" calcext:value-type="float">
            <text:p>0.01557854077560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05172851.56255" calcext:value-type="float">
            <text:p>420517285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05210148.43755" calcext:value-type="float">
            <text:p>4205210148.43755</text:p>
          </table:table-cell>
          <table:table-cell office:value-type="float" office:value="0.0129467763253096" calcext:value-type="float">
            <text:p>0.0129467763253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05210148.43755" calcext:value-type="float">
            <text:p>420521014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06643437.50005" calcext:value-type="float">
            <text:p>420664343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06643437.50005" calcext:value-type="float">
            <text:p>4206643437.50005</text:p>
          </table:table-cell>
          <table:table-cell office:value-type="float" office:value="0.0130303429613285" calcext:value-type="float">
            <text:p>0.01303034296132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06664062.50005" calcext:value-type="float">
            <text:p>4206664062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08039156.25005" calcext:value-type="float">
            <text:p>4208039156.25005</text:p>
          </table:table-cell>
          <table:table-cell office:value-type="float" office:value="0.0132241637536966" calcext:value-type="float">
            <text:p>0.01322416375369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08039156.25005" calcext:value-type="float">
            <text:p>42080391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08041062.50005" calcext:value-type="float">
            <text:p>4208041062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09613281.25005" calcext:value-type="float">
            <text:p>420961328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09657343.75005" calcext:value-type="float">
            <text:p>4209657343.75005</text:p>
          </table:table-cell>
          <table:table-cell office:value-type="float" office:value="0.0135986440031738" calcext:value-type="float">
            <text:p>0.01359864400317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09657343.75005" calcext:value-type="float">
            <text:p>420965734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11591796.87505" calcext:value-type="float">
            <text:p>421159179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11634835.93755" calcext:value-type="float">
            <text:p>42116348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11634835.93755" calcext:value-type="float">
            <text:p>4211634835.93755</text:p>
          </table:table-cell>
          <table:table-cell office:value-type="float" office:value="0.0136294704311222" calcext:value-type="float">
            <text:p>0.01362947043112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13708007.81255" calcext:value-type="float">
            <text:p>42137080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13708101.56255" calcext:value-type="float">
            <text:p>421370810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13708101.56255" calcext:value-type="float">
            <text:p>4213708101.56255</text:p>
          </table:table-cell>
          <table:table-cell office:value-type="float" office:value="0.0130601691185004" calcext:value-type="float">
            <text:p>0.013060169118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15095773.43755" calcext:value-type="float">
            <text:p>4215095773.43755</text:p>
          </table:table-cell>
          <table:table-cell office:value-type="float" office:value="0.0127021268867556" calcext:value-type="float">
            <text:p>0.01270212688675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15095773.43755" calcext:value-type="float">
            <text:p>421509577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15096679.68755" calcext:value-type="float">
            <text:p>421509667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17750187.50005" calcext:value-type="float">
            <text:p>421775018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17786296.87505" calcext:value-type="float">
            <text:p>421778629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17786296.87505" calcext:value-type="float">
            <text:p>4217786296.87505</text:p>
          </table:table-cell>
          <table:table-cell office:value-type="float" office:value="0.0124737036108213" calcext:value-type="float">
            <text:p>0.01247370361082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18472750.00005" calcext:value-type="float">
            <text:p>42184727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18506000.00005" calcext:value-type="float">
            <text:p>421850600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18506000.00005" calcext:value-type="float">
            <text:p>4218506000.00005</text:p>
          </table:table-cell>
          <table:table-cell office:value-type="float" office:value="0.0125592968666128" calcext:value-type="float">
            <text:p>0.01255929686661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21379625.00005" calcext:value-type="float">
            <text:p>422137962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21379625.00005" calcext:value-type="float">
            <text:p>4221379625.00005</text:p>
          </table:table-cell>
          <table:table-cell office:value-type="float" office:value="0.0127194728310123" calcext:value-type="float">
            <text:p>0.01271947283101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21393414.06255" calcext:value-type="float">
            <text:p>422139341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23178453.12505" calcext:value-type="float">
            <text:p>42231784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23178453.12505" calcext:value-type="float">
            <text:p>4223178453.12505</text:p>
          </table:table-cell>
          <table:table-cell office:value-type="float" office:value="0.0131435088955125" calcext:value-type="float">
            <text:p>0.01314350889551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23191406.25005" calcext:value-type="float">
            <text:p>422319140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25365445.31255" calcext:value-type="float">
            <text:p>422536544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25402484.37505" calcext:value-type="float">
            <text:p>42254024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25402484.37505" calcext:value-type="float">
            <text:p>4225402484.37505</text:p>
          </table:table-cell>
          <table:table-cell office:value-type="float" office:value="0.012679767732185" calcext:value-type="float">
            <text:p>0.01267976773218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27065429.68755" calcext:value-type="float">
            <text:p>422706542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27082031.25005" calcext:value-type="float">
            <text:p>422708203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27082031.25005" calcext:value-type="float">
            <text:p>4227082031.25005</text:p>
          </table:table-cell>
          <table:table-cell office:value-type="float" office:value="0.0125243091242198" calcext:value-type="float">
            <text:p>0.0125243091242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34196015.62501" calcext:value-type="float">
            <text:p>4234196015.62501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34199218.75" calcext:value-type="float">
            <text:p>4234199218.75</text:p>
          </table:table-cell>
          <table:table-cell office:value-type="float" office:value="0.014077088297472" calcext:value-type="float">
            <text:p>0.01407708829747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34199218.75" calcext:value-type="float">
            <text:p>4234199218.7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34200031.25005" calcext:value-type="float">
            <text:p>423420003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34204171.87505" calcext:value-type="float">
            <text:p>42342041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34204171.87505" calcext:value-type="float">
            <text:p>4234204171.87505</text:p>
          </table:table-cell>
          <table:table-cell office:value-type="float" office:value="0.0140803033910079" calcext:value-type="float">
            <text:p>0.01408030339100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34415031.25009" calcext:value-type="float">
            <text:p>4234415031.25009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34416015.62505" calcext:value-type="float">
            <text:p>4234416015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34449218.75005" calcext:value-type="float">
            <text:p>423444921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34449218.75005" calcext:value-type="float">
            <text:p>423444921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35979351.56255" calcext:value-type="float">
            <text:p>423597935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36002929.68755" calcext:value-type="float">
            <text:p>4236002929.68755</text:p>
          </table:table-cell>
          <table:table-cell office:value-type="float" office:value="0.0132140186038383" calcext:value-type="float">
            <text:p>0.01321401860383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36002929.68755" calcext:value-type="float">
            <text:p>423600292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37388835.93755" calcext:value-type="float">
            <text:p>42373888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37388835.93755" calcext:value-type="float">
            <text:p>4237388835.93755</text:p>
          </table:table-cell>
          <table:table-cell office:value-type="float" office:value="0.0129374083547879" calcext:value-type="float">
            <text:p>0.01293740835478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37421734.37505" calcext:value-type="float">
            <text:p>423742173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39039968.75005" calcext:value-type="float">
            <text:p>423903996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39039968.75005" calcext:value-type="float">
            <text:p>4239039968.75005</text:p>
          </table:table-cell>
          <table:table-cell office:value-type="float" office:value="0.0126850515399614" calcext:value-type="float">
            <text:p>0.01268505153996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39048851.56255" calcext:value-type="float">
            <text:p>423904885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40589773.43755" calcext:value-type="float">
            <text:p>4240589773.43755</text:p>
          </table:table-cell>
          <table:table-cell office:value-type="float" office:value="0.0128612178639683" calcext:value-type="float">
            <text:p>0.01286121786396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40589773.43755" calcext:value-type="float">
            <text:p>424058977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40605656.25005" calcext:value-type="float">
            <text:p>42406056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42182476.56255" calcext:value-type="float">
            <text:p>424218247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42232656.25005" calcext:value-type="float">
            <text:p>42422326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42232656.25005" calcext:value-type="float">
            <text:p>4242232656.25005</text:p>
          </table:table-cell>
          <table:table-cell office:value-type="float" office:value="0.015651068561015" calcext:value-type="float">
            <text:p>0.01565106856101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43660250.00005" calcext:value-type="float">
            <text:p>42436602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43714031.25005" calcext:value-type="float">
            <text:p>424371403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43714031.25005" calcext:value-type="float">
            <text:p>4243714031.25005</text:p>
          </table:table-cell>
          <table:table-cell office:value-type="float" office:value="0.0133466340549457" calcext:value-type="float">
            <text:p>0.01334663405494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45428804.68755" calcext:value-type="float">
            <text:p>424542880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45460750.00005" calcext:value-type="float">
            <text:p>4245460750.00005</text:p>
          </table:table-cell>
          <table:table-cell office:value-type="float" office:value="0.0129679241253415" calcext:value-type="float">
            <text:p>0.01296792412534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45460750.00005" calcext:value-type="float">
            <text:p>42454607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47775390.62505" calcext:value-type="float">
            <text:p>42477753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47827289.06255" calcext:value-type="float">
            <text:p>4247827289.06255</text:p>
          </table:table-cell>
          <table:table-cell office:value-type="float" office:value="0.0127477687907335" calcext:value-type="float">
            <text:p>0.01274776879073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47827289.06255" calcext:value-type="float">
            <text:p>424782728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52451195.31255" calcext:value-type="float">
            <text:p>425245119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52472750.00005" calcext:value-type="float">
            <text:p>42524727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52472750.00005" calcext:value-type="float">
            <text:p>42524727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54079101.56255" calcext:value-type="float">
            <text:p>425407910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54124117.18755" calcext:value-type="float">
            <text:p>4254124117.18755</text:p>
          </table:table-cell>
          <table:table-cell office:value-type="float" office:value="0.0156736194181248" calcext:value-type="float">
            <text:p>0.01567361941812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54124117.18755" calcext:value-type="float">
            <text:p>425412411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55525531.25005" calcext:value-type="float">
            <text:p>425552553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55530109.37505" calcext:value-type="float">
            <text:p>4255530109.37505</text:p>
          </table:table-cell>
          <table:table-cell office:value-type="float" office:value="0.0137175688144903" calcext:value-type="float">
            <text:p>0.0137175688144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55530109.37505" calcext:value-type="float">
            <text:p>425553010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257436593.75005" calcext:value-type="float">
            <text:p>425743659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57437500.00005" calcext:value-type="float">
            <text:p>425743750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57437500.00005" calcext:value-type="float">
            <text:p>4257437500.00005</text:p>
          </table:table-cell>
          <table:table-cell office:value-type="float" office:value="0.0131898976616558" calcext:value-type="float">
            <text:p>0.01318989766165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59481445.31255" calcext:value-type="float">
            <text:p>425948144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59520320.31255" calcext:value-type="float">
            <text:p>425952032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59520320.31255" calcext:value-type="float">
            <text:p>4259520320.31255</text:p>
          </table:table-cell>
          <table:table-cell office:value-type="float" office:value="0.012622083807505" calcext:value-type="float">
            <text:p>0.01262208380750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262251023.43755" calcext:value-type="float">
            <text:p>42622510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262251023.43755" calcext:value-type="float">
            <text:p>42622510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62254953.12505" calcext:value-type="float">
            <text:p>42622549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68291992.18755" calcext:value-type="float">
            <text:p>4268291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68309570.31255" calcext:value-type="float">
            <text:p>4268309570.31255</text:p>
          </table:table-cell>
          <table:table-cell office:value-type="float" office:value="0.0134055552455776" calcext:value-type="float">
            <text:p>0.01340555524557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68309570.31255" calcext:value-type="float">
            <text:p>42683095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69583796.87505" calcext:value-type="float">
            <text:p>426958379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69583796.87505" calcext:value-type="float">
            <text:p>4269583796.87505</text:p>
          </table:table-cell>
          <table:table-cell office:value-type="float" office:value="0.0155768166517019" calcext:value-type="float">
            <text:p>0.01557681665170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69586914.06255" calcext:value-type="float">
            <text:p>426958691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71183453.12505" calcext:value-type="float">
            <text:p>42711834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71199218.75005" calcext:value-type="float">
            <text:p>4271199218.75005</text:p>
          </table:table-cell>
          <table:table-cell office:value-type="float" office:value="0.0128055911192564" calcext:value-type="float">
            <text:p>0.01280559111925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71199218.75005" calcext:value-type="float">
            <text:p>427119921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72721562.50005" calcext:value-type="float">
            <text:p>4272721562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72721562.50005" calcext:value-type="float">
            <text:p>4272721562.50005</text:p>
          </table:table-cell>
          <table:table-cell office:value-type="float" office:value="0.0128990006722298" calcext:value-type="float">
            <text:p>0.0128990006722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72785320.31255" calcext:value-type="float">
            <text:p>427278532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74432382.81255" calcext:value-type="float">
            <text:p>427443238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74460703.12505" calcext:value-type="float">
            <text:p>42744607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74460703.12505" calcext:value-type="float">
            <text:p>4274460703.12505</text:p>
          </table:table-cell>
          <table:table-cell office:value-type="float" office:value="0.012938098877331" calcext:value-type="float">
            <text:p>0.01293809887733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76084078.12505" calcext:value-type="float">
            <text:p>42760840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76106468.75005" calcext:value-type="float">
            <text:p>427610646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76106468.75005" calcext:value-type="float">
            <text:p>4276106468.75005</text:p>
          </table:table-cell>
          <table:table-cell office:value-type="float" office:value="0.0132189162755905" calcext:value-type="float">
            <text:p>0.01321891627559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77244140.62505" calcext:value-type="float">
            <text:p>427724414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77286132.81255" calcext:value-type="float">
            <text:p>427728613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77286132.81255" calcext:value-type="float">
            <text:p>4277286132.81255</text:p>
          </table:table-cell>
          <table:table-cell office:value-type="float" office:value="0.0155067656676104" calcext:value-type="float">
            <text:p>0.0155067656676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79479820.31255" calcext:value-type="float">
            <text:p>4279479820.31255</text:p>
          </table:table-cell>
          <table:table-cell office:value-type="float" office:value="0.0147520918166975" calcext:value-type="float">
            <text:p>0.01475209181669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79479820.31255" calcext:value-type="float">
            <text:p>427947982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79495257.81255" calcext:value-type="float">
            <text:p>427949525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82039273.43755" calcext:value-type="float">
            <text:p>428203927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82039273.43755" calcext:value-type="float">
            <text:p>4282039273.43755</text:p>
          </table:table-cell>
          <table:table-cell office:value-type="float" office:value="0.0125367662071027" calcext:value-type="float">
            <text:p>0.01253676620710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82041039.06255" calcext:value-type="float">
            <text:p>4282041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84110164.06255" calcext:value-type="float">
            <text:p>428411016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84110164.06255" calcext:value-type="float">
            <text:p>4284110164.06255</text:p>
          </table:table-cell>
          <table:table-cell office:value-type="float" office:value="0.0127571041172208" calcext:value-type="float">
            <text:p>0.01275710411722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84135929.68755" calcext:value-type="float">
            <text:p>428413592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86457242.18755" calcext:value-type="float">
            <text:p>428645724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86499023.43755" calcext:value-type="float">
            <text:p>42864990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86499023.43755" calcext:value-type="float">
            <text:p>4286499023.43755</text:p>
          </table:table-cell>
          <table:table-cell office:value-type="float" office:value="0.0129226627522475" calcext:value-type="float">
            <text:p>0.01292266275224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87997835.93755" calcext:value-type="float">
            <text:p>42879978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87997835.93755" calcext:value-type="float">
            <text:p>4287997835.93755</text:p>
          </table:table-cell>
          <table:table-cell office:value-type="float" office:value="0.0132232357177402" calcext:value-type="float">
            <text:p>0.0132232357177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88014695.31255" calcext:value-type="float">
            <text:p>428801469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89425570.31255" calcext:value-type="float">
            <text:p>4289425570.31255</text:p>
          </table:table-cell>
          <table:table-cell office:value-type="float" office:value="0.0134290431650162" calcext:value-type="float">
            <text:p>0.01342904316501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89425570.31255" calcext:value-type="float">
            <text:p>42894255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89447265.62505" calcext:value-type="float">
            <text:p>4289447265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91628695.31255" calcext:value-type="float">
            <text:p>429162869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91666992.18755" calcext:value-type="float">
            <text:p>4291666992.18755</text:p>
          </table:table-cell>
          <table:table-cell office:value-type="float" office:value="0.0128646135547684" calcext:value-type="float">
            <text:p>0.01286461355476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91666992.18755" calcext:value-type="float">
            <text:p>4291666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292860632.81255" calcext:value-type="float">
            <text:p>429286063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92875000.00005" calcext:value-type="float">
            <text:p>4292875000.00005</text:p>
          </table:table-cell>
          <table:table-cell office:value-type="float" office:value="0.0124245902908637" calcext:value-type="float">
            <text:p>0.01242459029086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92875000.00005" calcext:value-type="float">
            <text:p>429287500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305992210.93755" calcext:value-type="float">
            <text:p>43059922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305992210.93755" calcext:value-type="float">
            <text:p>43059922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05999234.37505" calcext:value-type="float">
            <text:p>430599923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11406015.62505" calcext:value-type="float">
            <text:p>4311406015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11406015.62505" calcext:value-type="float">
            <text:p>4311406015.62505</text:p>
          </table:table-cell>
          <table:table-cell office:value-type="float" office:value="0.0137671956648777" calcext:value-type="float">
            <text:p>0.013767195664878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11430992.18755" calcext:value-type="float">
            <text:p>4311430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12791992.18755" calcext:value-type="float">
            <text:p>4312791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12791992.18755" calcext:value-type="float">
            <text:p>4312791992.18755</text:p>
          </table:table-cell>
          <table:table-cell office:value-type="float" office:value="0.0166678059560642" calcext:value-type="float">
            <text:p>0.016667805956064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12805992.18755" calcext:value-type="float">
            <text:p>4312805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13990234.37505" calcext:value-type="float">
            <text:p>431399023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14005210.93755" calcext:value-type="float">
            <text:p>4314005210.93755</text:p>
          </table:table-cell>
          <table:table-cell office:value-type="float" office:value="0.0142811040152847" calcext:value-type="float">
            <text:p>0.014281104015285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14005210.93755" calcext:value-type="float">
            <text:p>43140052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15303710.93755" calcext:value-type="float">
            <text:p>43153037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15303710.93755" calcext:value-type="float">
            <text:p>43153037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315313687.50005" calcext:value-type="float">
            <text:p>431531368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17013296.87505" calcext:value-type="float">
            <text:p>431701329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17013296.87505" calcext:value-type="float">
            <text:p>4317013296.87505</text:p>
          </table:table-cell>
          <table:table-cell office:value-type="float" office:value="0.0137385671740608" calcext:value-type="float">
            <text:p>0.013738567174061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17015250.00005" calcext:value-type="float">
            <text:p>43170152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318709984.37505" calcext:value-type="float">
            <text:p>4318709984.37505</text:p>
          </table:table-cell>
          <table:table-cell office:value-type="float" office:value="0.0138292580927246" calcext:value-type="float">
            <text:p>0.013829258092725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318709984.37505" calcext:value-type="float">
            <text:p>43187099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18714937.50005" calcext:value-type="float">
            <text:p>431871493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20587890.62505" calcext:value-type="float">
            <text:p>43205878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20594890.62505" calcext:value-type="float">
            <text:p>43205948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20594890.62505" calcext:value-type="float">
            <text:p>43205948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23544039.06255" calcext:value-type="float">
            <text:p>4323544039.06255</text:p>
          </table:table-cell>
          <table:table-cell office:value-type="float" office:value="0.0145125629891361" calcext:value-type="float">
            <text:p>0.014512562989136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23544039.06255" calcext:value-type="float">
            <text:p>4323544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323554992.18755" calcext:value-type="float">
            <text:p>4323554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324529484.37505" calcext:value-type="float">
            <text:p>43245294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24533507.81255" calcext:value-type="float">
            <text:p>43245335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24533507.81255" calcext:value-type="float">
            <text:p>43245335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25801546.87505" calcext:value-type="float">
            <text:p>43258015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325811593.75005" calcext:value-type="float">
            <text:p>432581159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325811593.75005" calcext:value-type="float">
            <text:p>432581159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327694546.87505" calcext:value-type="float">
            <text:p>43276945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327709960.93755" calcext:value-type="float">
            <text:p>432770996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327709960.93755" calcext:value-type="float">
            <text:p>4327709960.93755</text:p>
          </table:table-cell>
          <table:table-cell office:value-type="float" office:value="0.0141661659500837" calcext:value-type="float">
            <text:p>0.014166165950084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328728398.43755" calcext:value-type="float">
            <text:p>432872839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28782226.56255" calcext:value-type="float">
            <text:p>432878222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28782226.56255" calcext:value-type="float">
            <text:p>4328782226.56255</text:p>
          </table:table-cell>
          <table:table-cell office:value-type="float" office:value="0.0135835417886662" calcext:value-type="float">
            <text:p>0.013583541788666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330140625.00005" calcext:value-type="float">
            <text:p>4330140625.00005</text:p>
          </table:table-cell>
          <table:table-cell office:value-type="float" office:value="0.0133314010559805" calcext:value-type="float">
            <text:p>0.01333140105598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330140625.00005" calcext:value-type="float">
            <text:p>433014062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30160437.50005" calcext:value-type="float">
            <text:p>433016043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32701031.25005" calcext:value-type="float">
            <text:p>433270103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332729281.25005" calcext:value-type="float">
            <text:p>433272928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332729281.25005" calcext:value-type="float">
            <text:p>4332729281.25005</text:p>
          </table:table-cell>
          <table:table-cell office:value-type="float" office:value="0.0132768537697203" calcext:value-type="float">
            <text:p>0.0132768537697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34383671.87505" calcext:value-type="float">
            <text:p>43343836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34383671.87505" calcext:value-type="float">
            <text:p>4334383671.87505</text:p>
          </table:table-cell>
          <table:table-cell office:value-type="float" office:value="0.0133251825310052" calcext:value-type="float">
            <text:p>0.01332518253100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34400601.56255" calcext:value-type="float">
            <text:p>433440060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36378929.68755" calcext:value-type="float">
            <text:p>433637892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36378929.68755" calcext:value-type="float">
            <text:p>433637892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336380953.12505" calcext:value-type="float">
            <text:p>43363809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43277132.81255" calcext:value-type="float">
            <text:p>434327713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43277132.81255" calcext:value-type="float">
            <text:p>4343277132.81255</text:p>
          </table:table-cell>
          <table:table-cell office:value-type="float" office:value="0.0136508708828219" calcext:value-type="float">
            <text:p>0.013650870882822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343287203.12505" calcext:value-type="float">
            <text:p>43432872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344817382.81255" calcext:value-type="float">
            <text:p>4344817382.81255</text:p>
          </table:table-cell>
          <table:table-cell office:value-type="float" office:value="0.0139224595026876" calcext:value-type="float">
            <text:p>0.013922459502688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344817382.81255" calcext:value-type="float">
            <text:p>434481738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44817453.12505" calcext:value-type="float">
            <text:p>43448174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345666039.06255" calcext:value-type="float">
            <text:p>4345666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345672039.06255" calcext:value-type="float">
            <text:p>4345672039.06255</text:p>
          </table:table-cell>
          <table:table-cell office:value-type="float" office:value="0.0145856327810563" calcext:value-type="float">
            <text:p>0.014585632781056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345672039.06255" calcext:value-type="float">
            <text:p>4345672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47246226.56254" calcext:value-type="float">
            <text:p>4347246226.56254</text:p>
          </table:table-cell>
          <table:table-cell office:value-type="float" office:value="0.0141804097707174" calcext:value-type="float">
            <text:p>0.014180409770717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47246226.56254" calcext:value-type="float">
            <text:p>4347246226.56254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348613046.87505" calcext:value-type="float">
            <text:p>43486130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348613046.87505" calcext:value-type="float">
            <text:p>4348613046.87505</text:p>
          </table:table-cell>
          <table:table-cell office:value-type="float" office:value="0.0139643042607836" calcext:value-type="float">
            <text:p>0.013964304260784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48628117.18755" calcext:value-type="float">
            <text:p>434862811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50434875.00005" calcext:value-type="float">
            <text:p>435043487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50437734.37505" calcext:value-type="float">
            <text:p>4350437734.37505</text:p>
          </table:table-cell>
          <table:table-cell office:value-type="float" office:value="0.0137714275707641" calcext:value-type="float">
            <text:p>0.013771427570764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50437734.37505" calcext:value-type="float">
            <text:p>435043773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52291015.62505" calcext:value-type="float">
            <text:p>4352291015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52291992.18755" calcext:value-type="float">
            <text:p>4352291992.18755</text:p>
          </table:table-cell>
          <table:table-cell office:value-type="float" office:value="0.0139167539369344" calcext:value-type="float">
            <text:p>0.013916753936934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52291992.18755" calcext:value-type="float">
            <text:p>4352291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54974609.37505" calcext:value-type="float">
            <text:p>435497460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54974609.37505" calcext:value-type="float">
            <text:p>435497460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54982632.81255" calcext:value-type="float">
            <text:p>435498263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56954359.37505" calcext:value-type="float">
            <text:p>435695435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56955382.81255" calcext:value-type="float">
            <text:p>435695538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56955382.81255" calcext:value-type="float">
            <text:p>435695538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57572890.62505" calcext:value-type="float">
            <text:p>43575728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57572890.62505" calcext:value-type="float">
            <text:p>43575728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57586914.06255" calcext:value-type="float">
            <text:p>435758691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59051453.12505" calcext:value-type="float">
            <text:p>43590514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59068570.31255" calcext:value-type="float">
            <text:p>43590685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59068570.31255" calcext:value-type="float">
            <text:p>43590685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60784179.68755" calcext:value-type="float">
            <text:p>436078417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60840007.81255" calcext:value-type="float">
            <text:p>4360840007.81255</text:p>
          </table:table-cell>
          <table:table-cell office:value-type="float" office:value="0.0138696787799706" calcext:value-type="float">
            <text:p>0.013869678779971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60840007.81255" calcext:value-type="float">
            <text:p>4360840007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362100585.93755" calcext:value-type="float">
            <text:p>43621005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62169062.50005" calcext:value-type="float">
            <text:p>4362169062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62169062.50005" calcext:value-type="float">
            <text:p>4362169062.50005</text:p>
          </table:table-cell>
          <table:table-cell office:value-type="float" office:value="0.0135871859362983" calcext:value-type="float">
            <text:p>0.013587185936298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364262695.31255" calcext:value-type="float">
            <text:p>4364262695.31255</text:p>
          </table:table-cell>
          <table:table-cell office:value-type="float" office:value="0.0157349103066691" calcext:value-type="float">
            <text:p>0.01573491030666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364262695.31255" calcext:value-type="float">
            <text:p>436426269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64268554.68755" calcext:value-type="float">
            <text:p>436426855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66041992.18755" calcext:value-type="float">
            <text:p>4366041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66041992.18755" calcext:value-type="float">
            <text:p>436604199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66094726.56255" calcext:value-type="float">
            <text:p>436609472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68165039.06255" calcext:value-type="float">
            <text:p>4368165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68189453.12505" calcext:value-type="float">
            <text:p>4368189453.12505</text:p>
          </table:table-cell>
          <table:table-cell office:value-type="float" office:value="0.0133198534810729" calcext:value-type="float">
            <text:p>0.01331985348107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68189453.12505" calcext:value-type="float">
            <text:p>43681894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79487515.62505" calcext:value-type="float">
            <text:p>4379487515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79488656.25005" calcext:value-type="float">
            <text:p>4379488656.25005</text:p>
          </table:table-cell>
          <table:table-cell office:value-type="float" office:value="0.0136282462588244" calcext:value-type="float">
            <text:p>0.013628246258824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79488656.25005" calcext:value-type="float">
            <text:p>43794886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80466398.43755" calcext:value-type="float">
            <text:p>438046639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80471351.56255" calcext:value-type="float">
            <text:p>438047135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80471351.56255" calcext:value-type="float">
            <text:p>4380471351.56255</text:p>
          </table:table-cell>
          <table:table-cell office:value-type="float" office:value="0.0138715722333716" calcext:value-type="float">
            <text:p>0.013871572233372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81595703.12505" calcext:value-type="float">
            <text:p>4381595703.12505</text:p>
          </table:table-cell>
          <table:table-cell office:value-type="float" office:value="0.0148135304115205" calcext:value-type="float">
            <text:p>0.014813530411521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81595703.12505" calcext:value-type="float">
            <text:p>43815957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81604703.12505" calcext:value-type="float">
            <text:p>43816047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83104632.81255" calcext:value-type="float">
            <text:p>4383104632.81255</text:p>
          </table:table-cell>
          <table:table-cell office:value-type="float" office:value="0.0144206644775391" calcext:value-type="float">
            <text:p>0.014420664477539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83104632.81255" calcext:value-type="float">
            <text:p>4383104632.8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83108703.12505" calcext:value-type="float">
            <text:p>43831087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84075195.31255" calcext:value-type="float">
            <text:p>438407519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84078125.00005" calcext:value-type="float">
            <text:p>438407812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84078125.00005" calcext:value-type="float">
            <text:p>4384078125.00005</text:p>
          </table:table-cell>
          <table:table-cell office:value-type="float" office:value="0.0120075493263026" calcext:value-type="float">
            <text:p>0.012007549326303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86110351.56255" calcext:value-type="float">
            <text:p>438611035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86115375.00005" calcext:value-type="float">
            <text:p>438611537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86115375.00005" calcext:value-type="float">
            <text:p>438611537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87337984.37505" calcext:value-type="float">
            <text:p>43873379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87338984.37505" calcext:value-type="float">
            <text:p>43873389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87338984.37505" calcext:value-type="float">
            <text:p>4387338984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389403156.25005" calcext:value-type="float">
            <text:p>43894031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89414085.93755" calcext:value-type="float">
            <text:p>43894140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89414085.93755" calcext:value-type="float">
            <text:p>4389414085.93755</text:p>
          </table:table-cell>
          <table:table-cell office:value-type="float" office:value="0.0142325513270913" calcext:value-type="float">
            <text:p>0.014232551327091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391186523.43755" calcext:value-type="float">
            <text:p>43911865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391186523.43755" calcext:value-type="float">
            <text:p>4391186523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391193687.50005" calcext:value-type="float">
            <text:p>4391193687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92695406.25005" calcext:value-type="float">
            <text:p>439269540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392697500.00005" calcext:value-type="float">
            <text:p>439269750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392697500.00005" calcext:value-type="float">
            <text:p>439269750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94384367.18755" calcext:value-type="float">
            <text:p>439438436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94416414.06255" calcext:value-type="float">
            <text:p>439441641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94416414.06255" calcext:value-type="float">
            <text:p>439441641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95998460.93755" calcext:value-type="float">
            <text:p>4395998460.93755</text:p>
          </table:table-cell>
          <table:table-cell office:value-type="float" office:value="0.0139621961573198" calcext:value-type="float">
            <text:p>0.01396219615732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95998460.93755" calcext:value-type="float">
            <text:p>439599846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96108796.87506" calcext:value-type="float">
            <text:p>4396108796.8750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397046335.93755" calcext:value-type="float">
            <text:p>43970463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97135953.12505" calcext:value-type="float">
            <text:p>4397135953.12505</text:p>
          </table:table-cell>
          <table:table-cell office:value-type="float" office:value="0.0135571381047389" calcext:value-type="float">
            <text:p>0.01355713810473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97135953.12505" calcext:value-type="float">
            <text:p>43971359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398385976.56255" calcext:value-type="float">
            <text:p>439838597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398385976.56255" calcext:value-type="float">
            <text:p>4398385976.56255</text:p>
          </table:table-cell>
          <table:table-cell office:value-type="float" office:value="0.0134382110322566" calcext:value-type="float">
            <text:p>0.01343821103225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98400812.50006" calcext:value-type="float">
            <text:p>4398400812.5000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00940265.62505" calcext:value-type="float">
            <text:p>4400940265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00951171.87505" calcext:value-type="float">
            <text:p>44009511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00951171.87505" calcext:value-type="float">
            <text:p>44009511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03535945.31255" calcext:value-type="float">
            <text:p>4403535945.31255</text:p>
          </table:table-cell>
          <table:table-cell office:value-type="float" office:value="0.0162845369330033" calcext:value-type="float">
            <text:p>0.01628453693300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03535945.31255" calcext:value-type="float">
            <text:p>440353594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03553851.56255" calcext:value-type="float">
            <text:p>440355385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05606609.37505" calcext:value-type="float">
            <text:p>440560660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05606609.37505" calcext:value-type="float">
            <text:p>440560660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05609656.25005" calcext:value-type="float">
            <text:p>44056096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13060171.87505" calcext:value-type="float">
            <text:p>4413060171.87505</text:p>
          </table:table-cell>
          <table:table-cell office:value-type="float" office:value="0.0137493403112213" calcext:value-type="float">
            <text:p>0.013749340311221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13060171.87505" calcext:value-type="float">
            <text:p>44130601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13080312.50005" calcext:value-type="float">
            <text:p>4413080312.5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14140085.93755" calcext:value-type="float">
            <text:p>4414140085.93755</text:p>
          </table:table-cell>
          <table:table-cell office:value-type="float" office:value="0.0140137471124205" calcext:value-type="float">
            <text:p>0.014013747112421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14140085.93755" calcext:value-type="float">
            <text:p>441414008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14155179.68755" calcext:value-type="float">
            <text:p>441415517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15268039.06255" calcext:value-type="float">
            <text:p>4415268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15268039.06255" calcext:value-type="float">
            <text:p>4415268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15309015.62506" calcext:value-type="float">
            <text:p>4415309015.6250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16373789.06255" calcext:value-type="float">
            <text:p>441637378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16373789.06255" calcext:value-type="float">
            <text:p>441637378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16378906.25005" calcext:value-type="float">
            <text:p>441637890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18060546.87505" calcext:value-type="float">
            <text:p>44180605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18060546.87505" calcext:value-type="float">
            <text:p>4418060546.87505</text:p>
          </table:table-cell>
          <table:table-cell office:value-type="float" office:value="0.0139679354750174" calcext:value-type="float">
            <text:p>0.013967935475017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18069546.87505" calcext:value-type="float">
            <text:p>44180695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20026578.12505" calcext:value-type="float">
            <text:p>44200265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20027554.68755" calcext:value-type="float">
            <text:p>4420027554.68755</text:p>
          </table:table-cell>
          <table:table-cell office:value-type="float" office:value="0.0139646375955433" calcext:value-type="float">
            <text:p>0.013964637595543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20027554.68755" calcext:value-type="float">
            <text:p>442002755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21310546.87505" calcext:value-type="float">
            <text:p>44213105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21323453.12505" calcext:value-type="float">
            <text:p>44213234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21323453.12505" calcext:value-type="float">
            <text:p>442132345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23157945.31255" calcext:value-type="float">
            <text:p>442315794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23157945.31255" calcext:value-type="float">
            <text:p>4423157945.31255</text:p>
          </table:table-cell>
          <table:table-cell office:value-type="float" office:value="0.0179694136481307" calcext:value-type="float">
            <text:p>0.017969413648131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423174039.06255" calcext:value-type="float">
            <text:p>44231740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24752648.43755" calcext:value-type="float">
            <text:p>442475264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424775671.87505" calcext:value-type="float">
            <text:p>44247756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424775671.87505" calcext:value-type="float">
            <text:p>44247756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26364835.93755" calcext:value-type="float">
            <text:p>44263648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26391859.37505" calcext:value-type="float">
            <text:p>442639185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26391859.37505" calcext:value-type="float">
            <text:p>442639185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28302125.00005" calcext:value-type="float">
            <text:p>4428302125.00005</text:p>
          </table:table-cell>
          <table:table-cell office:value-type="float" office:value="0.0140117395677789" calcext:value-type="float">
            <text:p>0.01401173956777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28302125.00005" calcext:value-type="float">
            <text:p>442830212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428323539.06254" calcext:value-type="float">
            <text:p>4428323539.06254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29237140.62505" calcext:value-type="float">
            <text:p>442923714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429306179.68756" calcext:value-type="float">
            <text:p>4429306179.68756</text:p>
          </table:table-cell>
          <table:table-cell office:value-type="float" office:value="0.0162622842715689" calcext:value-type="float">
            <text:p>0.016262284271569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429306179.68756" calcext:value-type="float">
            <text:p>4429306179.6875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29984710.93756" calcext:value-type="float">
            <text:p>4429984710.9375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29984710.93756" calcext:value-type="float">
            <text:p>4429984710.9375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29990546.87506" calcext:value-type="float">
            <text:p>4429990546.8750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32433710.93755" calcext:value-type="float">
            <text:p>44324337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32433710.93755" calcext:value-type="float">
            <text:p>443243371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32438664.06255" calcext:value-type="float">
            <text:p>443243866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32872906.25005" calcext:value-type="float">
            <text:p>443287290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32909968.75005" calcext:value-type="float">
            <text:p>4432909968.75005</text:p>
          </table:table-cell>
          <table:table-cell office:value-type="float" office:value="0.0134978575573668" calcext:value-type="float">
            <text:p>0.01349785755736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32909968.75005" calcext:value-type="float">
            <text:p>443290996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35196078.12505" calcext:value-type="float">
            <text:p>4435196078.12505</text:p>
          </table:table-cell>
          <table:table-cell office:value-type="float" office:value="0.013707403120165" calcext:value-type="float">
            <text:p>0.013707403120165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35196078.12505" calcext:value-type="float">
            <text:p>44351960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35215656.25005" calcext:value-type="float">
            <text:p>44352156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36247351.56255" calcext:value-type="float">
            <text:p>4436247351.56255</text:p>
          </table:table-cell>
          <table:table-cell office:value-type="float" office:value="0.0129278529625847" calcext:value-type="float">
            <text:p>0.012927852962585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36247375.00005" calcext:value-type="float">
            <text:p>443624737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36247375.00005" calcext:value-type="float">
            <text:p>4436247375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37805429.68755" calcext:value-type="float">
            <text:p>4437805429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37805429.68755" calcext:value-type="float">
            <text:p>4437805429.68755</text:p>
          </table:table-cell>
          <table:table-cell office:value-type="float" office:value="0.0140880192771732" calcext:value-type="float">
            <text:p>0.014088019277173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37823960.93755" calcext:value-type="float">
            <text:p>4437823960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438344632.81255" calcext:value-type="float">
            <text:p>4438344632.81255</text:p>
          </table:table-cell>
          <table:table-cell office:value-type="float" office:value="0.0138973018672704" calcext:value-type="float">
            <text:p>0.01389730186727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38344726.56255" calcext:value-type="float">
            <text:p>443834472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38344726.56255" calcext:value-type="float">
            <text:p>443834472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439370046.87505" calcext:value-type="float">
            <text:p>44393700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439370046.87505" calcext:value-type="float">
            <text:p>4439370046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39381070.31255" calcext:value-type="float">
            <text:p>4439381070.31255</text:p>
          </table:table-cell>
          <table:table-cell office:value-type="float" office:value="0.0151675546613586" calcext:value-type="float">
            <text:p>0.015167554661359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41338078.12505" calcext:value-type="float">
            <text:p>44413380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41338078.12505" calcext:value-type="float">
            <text:p>44413380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41338101.56255" calcext:value-type="float">
            <text:p>4441338101.56255</text:p>
          </table:table-cell>
          <table:table-cell office:value-type="float" office:value="0.0116831668123515" calcext:value-type="float">
            <text:p>0.011683166812352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43481328.12505" calcext:value-type="float">
            <text:p>444348132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43481328.12505" calcext:value-type="float">
            <text:p>444348132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43493375.00005" calcext:value-type="float">
            <text:p>4443493375.00005</text:p>
          </table:table-cell>
          <table:table-cell office:value-type="float" office:value="0.0116074153421237" calcext:value-type="float">
            <text:p>0.011607415342124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45514578.12505" calcext:value-type="float">
            <text:p>44455145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45514578.12505" calcext:value-type="float">
            <text:p>4445514578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45524625.00005" calcext:value-type="float">
            <text:p>4445524625.00005</text:p>
          </table:table-cell>
          <table:table-cell office:value-type="float" office:value="0.012315539692718" calcext:value-type="float">
            <text:p>0.012315539692718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47865093.75005" calcext:value-type="float">
            <text:p>4447865093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47878070.31255" calcext:value-type="float">
            <text:p>44478780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47878070.31255" calcext:value-type="float">
            <text:p>44478780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50714703.12505" calcext:value-type="float">
            <text:p>4450714703.12505</text:p>
          </table:table-cell>
          <table:table-cell office:value-type="float" office:value="0.0120584930250314" calcext:value-type="float">
            <text:p>0.012058493025031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50719703.12505" calcext:value-type="float">
            <text:p>44507197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50719703.12505" calcext:value-type="float">
            <text:p>4450719703.1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452088609.37505" calcext:value-type="float">
            <text:p>4452088609.37505</text:p>
          </table:table-cell>
          <table:table-cell office:value-type="float" office:value="0.0117357422137612" calcext:value-type="float">
            <text:p>0.011735742213761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52089656.25005" calcext:value-type="float">
            <text:p>44520896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52089656.25005" calcext:value-type="float">
            <text:p>445208965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453967468.75005" calcext:value-type="float">
            <text:p>4453967468.7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453972398.43755" calcext:value-type="float">
            <text:p>445397239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453972398.43755" calcext:value-type="float">
            <text:p>445397239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456119906.25005" calcext:value-type="float">
            <text:p>445611990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456119906.25005" calcext:value-type="float">
            <text:p>4456119906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56142859.37505" calcext:value-type="float">
            <text:p>4456142859.37505</text:p>
          </table:table-cell>
          <table:table-cell office:value-type="float" office:value="0.0115220870627727" calcext:value-type="float">
            <text:p>0.011522087062773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58434171.87505" calcext:value-type="float">
            <text:p>44584341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58434171.87505" calcext:value-type="float">
            <text:p>44584341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58466101.56255" calcext:value-type="float">
            <text:p>445846610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60954914.06255" calcext:value-type="float">
            <text:p>4460954914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60972867.18755" calcext:value-type="float">
            <text:p>446097286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60972867.18755" calcext:value-type="float">
            <text:p>4460972867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64165570.31255" calcext:value-type="float">
            <text:p>44641655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64165570.31255" calcext:value-type="float">
            <text:p>4464165570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64182593.75005" calcext:value-type="float">
            <text:p>4464182593.75005</text:p>
          </table:table-cell>
          <table:table-cell office:value-type="float" office:value="0.0133801414738388" calcext:value-type="float">
            <text:p>0.013380141473839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66803335.93755" calcext:value-type="float">
            <text:p>44668033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66803335.93755" calcext:value-type="float">
            <text:p>44668033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66806335.93755" calcext:value-type="float">
            <text:p>44668063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67982445.31255" calcext:value-type="float">
            <text:p>446798244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67982445.31255" calcext:value-type="float">
            <text:p>4467982445.31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67985585.93755" calcext:value-type="float">
            <text:p>4467985585.93755</text:p>
          </table:table-cell>
          <table:table-cell office:value-type="float" office:value="0.0143311591198598" calcext:value-type="float">
            <text:p>0.01433115911986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68892671.87505" calcext:value-type="float">
            <text:p>44688926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68892671.87505" calcext:value-type="float">
            <text:p>44688926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68894671.87505" calcext:value-type="float">
            <text:p>4468894671.87505</text:p>
          </table:table-cell>
          <table:table-cell office:value-type="float" office:value="0.0116737447316826" calcext:value-type="float">
            <text:p>0.011673744731683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70538804.68755" calcext:value-type="float">
            <text:p>447053880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70538804.68755" calcext:value-type="float">
            <text:p>4470538804.6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70541851.56255" calcext:value-type="float">
            <text:p>447054185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71514625.00005" calcext:value-type="float">
            <text:p>4471514625.00005</text:p>
          </table:table-cell>
          <table:table-cell office:value-type="float" office:value="0.0128512965142632" calcext:value-type="float">
            <text:p>0.012851296514263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71517601.56255" calcext:value-type="float">
            <text:p>447151760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71517601.56255" calcext:value-type="float">
            <text:p>4471517601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73182781.25005" calcext:value-type="float">
            <text:p>447318278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73182781.25005" calcext:value-type="float">
            <text:p>4473182781.25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73184781.25005" calcext:value-type="float">
            <text:p>4473184781.25005</text:p>
          </table:table-cell>
          <table:table-cell office:value-type="float" office:value="0.0117251037717558" calcext:value-type="float">
            <text:p>0.011725103771756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75341539.06255" calcext:value-type="float">
            <text:p>44753415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75341539.06255" calcext:value-type="float">
            <text:p>4475341539.0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75350515.62505" calcext:value-type="float">
            <text:p>4475350515.62505</text:p>
          </table:table-cell>
          <table:table-cell office:value-type="float" office:value="0.011666881605951" calcext:value-type="float">
            <text:p>0.011666881605951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77396226.56255" calcext:value-type="float">
            <text:p>447739622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77396226.56255" calcext:value-type="float">
            <text:p>447739622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77416226.56255" calcext:value-type="float">
            <text:p>4477416226.562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79635742.18755" calcext:value-type="float">
            <text:p>447963574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79648742.18755" calcext:value-type="float">
            <text:p>447964874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79648742.18755" calcext:value-type="float">
            <text:p>4479648742.18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82577359.37505" calcext:value-type="float">
            <text:p>4482577359.3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82578335.93755" calcext:value-type="float">
            <text:p>44825783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82578335.93755" calcext:value-type="float">
            <text:p>4482578335.9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84572148.43755" calcext:value-type="float">
            <text:p>448457214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84572148.43755" calcext:value-type="float">
            <text:p>4484572148.437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84575171.87505" calcext:value-type="float">
            <text:p>448457517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85794617.18755" calcext:value-type="float">
            <text:p>4485794617.18755</text:p>
          </table:table-cell>
          <table:table-cell office:value-type="float" office:value="0.0115855576773275" calcext:value-type="float">
            <text:p>0.011585557677328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85819640.62505" calcext:value-type="float">
            <text:p>448581964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85819640.62505" calcext:value-type="float">
            <text:p>448581964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88090421.87505" calcext:value-type="float">
            <text:p>4488090421.87505</text:p>
          </table:table-cell>
          <table:table-cell office:value-type="float" office:value="0.0114924962098003" calcext:value-type="float">
            <text:p>0.0114924962098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88091421.87505" calcext:value-type="float">
            <text:p>448809142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88091421.87505" calcext:value-type="float">
            <text:p>4488091421.87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90202281.25004" calcext:value-type="float">
            <text:p>4490202281.25004</text:p>
          </table:table-cell>
          <table:table-cell office:value-type="float" office:value="0.0115275106545388" calcext:value-type="float">
            <text:p>0.011527510654539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90253492.18756" calcext:value-type="float">
            <text:p>4490253492.1875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90253492.18756" calcext:value-type="float">
            <text:p>4490253492.1875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92509390.62505" calcext:value-type="float">
            <text:p>44925093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92509390.62505" calcext:value-type="float">
            <text:p>4492509390.625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92544250.00005" calcext:value-type="float">
            <text:p>4492544250.0000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95425320.31256" calcext:value-type="float">
            <text:p>4495425320.31256</text:p>
          </table:table-cell>
          <table:table-cell office:value-type="float" office:value="0.0129541871870012" calcext:value-type="float">
            <text:p>0.012954187187001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4633671.87505" calcext:value-type="float">
            <text:p>4534633671.87505</text:p>
          </table:table-cell>
          <table:table-cell office:value-type="float" office:value="0.0128476879771209" calcext:value-type="float">
            <text:p>0.012847687977121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4633671.87505" calcext:value-type="float">
            <text:p>453463367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4633671.87505" calcext:value-type="float">
            <text:p>453463367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4633671.87505" calcext:value-type="float">
            <text:p>453463367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6828218.75005" calcext:value-type="float">
            <text:p>453682821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6828218.75005" calcext:value-type="float">
            <text:p>453682821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6828218.75005" calcext:value-type="float">
            <text:p>4536828218.75005</text:p>
          </table:table-cell>
          <table:table-cell office:value-type="float" office:value="0.0123516071168022" calcext:value-type="float">
            <text:p>0.012351607116802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6828218.75005" calcext:value-type="float">
            <text:p>453682821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9222703.12505" calcext:value-type="float">
            <text:p>45392227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9222703.12505" calcext:value-type="float">
            <text:p>45392227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9222703.12505" calcext:value-type="float">
            <text:p>45392227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9222703.12505" calcext:value-type="float">
            <text:p>4539222703.12505</text:p>
          </table:table-cell>
          <table:table-cell office:value-type="float" office:value="0.0119838285872958" calcext:value-type="float">
            <text:p>0.011983828587296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0859539.06255" calcext:value-type="float">
            <text:p>4540859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0859539.06255" calcext:value-type="float">
            <text:p>4540859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0859539.06255" calcext:value-type="float">
            <text:p>4540859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0859539.06255" calcext:value-type="float">
            <text:p>4540859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2408921.87505" calcext:value-type="float">
            <text:p>454240892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2408921.87505" calcext:value-type="float">
            <text:p>454240892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2408921.87505" calcext:value-type="float">
            <text:p>4542408921.87505</text:p>
          </table:table-cell>
          <table:table-cell office:value-type="float" office:value="0.0116979487117948" calcext:value-type="float">
            <text:p>0.011697948711795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2408921.87505" calcext:value-type="float">
            <text:p>454240892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4816640.62505" calcext:value-type="float">
            <text:p>454481664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4816640.62505" calcext:value-type="float">
            <text:p>4544816640.62505</text:p>
          </table:table-cell>
          <table:table-cell office:value-type="float" office:value="0.0117888611708537" calcext:value-type="float">
            <text:p>0.011788861170854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4816640.62505" calcext:value-type="float">
            <text:p>454481664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4816640.62505" calcext:value-type="float">
            <text:p>454481664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46967468.75005" calcext:value-type="float">
            <text:p>4546967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46967468.75005" calcext:value-type="float">
            <text:p>4546967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46967468.75005" calcext:value-type="float">
            <text:p>4546967468.75005</text:p>
          </table:table-cell>
          <table:table-cell office:value-type="float" office:value="0.0115771734834222" calcext:value-type="float">
            <text:p>0.011577173483422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46967468.75005" calcext:value-type="float">
            <text:p>4546967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48766953.12505" calcext:value-type="float">
            <text:p>45487669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48766953.12505" calcext:value-type="float">
            <text:p>45487669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48766953.12505" calcext:value-type="float">
            <text:p>45487669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48766953.12505" calcext:value-type="float">
            <text:p>4548766953.12505</text:p>
          </table:table-cell>
          <table:table-cell office:value-type="float" office:value="0.0129508929371854" calcext:value-type="float">
            <text:p>0.012950892937185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50739929.68755" calcext:value-type="float">
            <text:p>45507399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50739929.68755" calcext:value-type="float">
            <text:p>4550739929.68755</text:p>
          </table:table-cell>
          <table:table-cell office:value-type="float" office:value="0.0123083808844706" calcext:value-type="float">
            <text:p>0.012308380884471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50739929.68755" calcext:value-type="float">
            <text:p>45507399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50739929.68755" calcext:value-type="float">
            <text:p>45507399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52901250.00005" calcext:value-type="float">
            <text:p>4552901250.00005</text:p>
          </table:table-cell>
          <table:table-cell office:value-type="float" office:value="0.0119272694047983" calcext:value-type="float">
            <text:p>0.011927269404798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52901250.00005" calcext:value-type="float">
            <text:p>45529012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52901250.00005" calcext:value-type="float">
            <text:p>45529012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52901250.00005" calcext:value-type="float">
            <text:p>45529012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54853398.43755" calcext:value-type="float">
            <text:p>4554853398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54853398.43755" calcext:value-type="float">
            <text:p>4554853398.43755</text:p>
          </table:table-cell>
          <table:table-cell office:value-type="float" office:value="0.0115941212228538" calcext:value-type="float">
            <text:p>0.011594121222854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54853398.43755" calcext:value-type="float">
            <text:p>4554853398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54853398.43755" calcext:value-type="float">
            <text:p>4554853398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57242257.81255" calcext:value-type="float">
            <text:p>45572422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57242257.81255" calcext:value-type="float">
            <text:p>45572422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57242257.81255" calcext:value-type="float">
            <text:p>4557242257.81255</text:p>
          </table:table-cell>
          <table:table-cell office:value-type="float" office:value="0.0114653817791849" calcext:value-type="float">
            <text:p>0.011465381779185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57242257.81255" calcext:value-type="float">
            <text:p>45572422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0154531.25005" calcext:value-type="float">
            <text:p>45601545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0154531.25005" calcext:value-type="float">
            <text:p>45601545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0154531.25005" calcext:value-type="float">
            <text:p>45601545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0154531.25005" calcext:value-type="float">
            <text:p>4560154531.25005</text:p>
          </table:table-cell>
          <table:table-cell office:value-type="float" office:value="0.0134801690562098" calcext:value-type="float">
            <text:p>0.01348016905621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63357117.18755" calcext:value-type="float">
            <text:p>456335711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63357117.18755" calcext:value-type="float">
            <text:p>456335711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63357117.18755" calcext:value-type="float">
            <text:p>456335711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63357117.18755" calcext:value-type="float">
            <text:p>4563357117.18755</text:p>
          </table:table-cell>
          <table:table-cell office:value-type="float" office:value="0.0125134333704023" calcext:value-type="float">
            <text:p>0.012513433370402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66880812.50005" calcext:value-type="float">
            <text:p>4566880812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66880812.50005" calcext:value-type="float">
            <text:p>4566880812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66880812.50005" calcext:value-type="float">
            <text:p>4566880812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66880812.50005" calcext:value-type="float">
            <text:p>4566880812.50005</text:p>
          </table:table-cell>
          <table:table-cell office:value-type="float" office:value="0.0119930602229215" calcext:value-type="float">
            <text:p>0.011993060222922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8718937.50005" calcext:value-type="float">
            <text:p>45687189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8718937.50005" calcext:value-type="float">
            <text:p>45687189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8718937.50005" calcext:value-type="float">
            <text:p>4568718937.50005</text:p>
          </table:table-cell>
          <table:table-cell office:value-type="float" office:value="0.012561072352271" calcext:value-type="float">
            <text:p>0.012561072352271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8718937.50005" calcext:value-type="float">
            <text:p>45687189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70681640.62505" calcext:value-type="float">
            <text:p>457068164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70681640.62505" calcext:value-type="float">
            <text:p>457068164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70681640.62505" calcext:value-type="float">
            <text:p>457068164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70681640.62505" calcext:value-type="float">
            <text:p>4570681640.62505</text:p>
          </table:table-cell>
          <table:table-cell office:value-type="float" office:value="0.0116634449898166" calcext:value-type="float">
            <text:p>0.011663444989817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1168710.93755" calcext:value-type="float">
            <text:p>457116871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1168710.93755" calcext:value-type="float">
            <text:p>457116871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1168710.93755" calcext:value-type="float">
            <text:p>4571168710.93755</text:p>
          </table:table-cell>
          <table:table-cell office:value-type="float" office:value="0.0120186334361446" calcext:value-type="float">
            <text:p>0.012018633436145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1168710.93755" calcext:value-type="float">
            <text:p>457116871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73133000.00005" calcext:value-type="float">
            <text:p>4573133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73133000.00005" calcext:value-type="float">
            <text:p>4573133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73133000.00005" calcext:value-type="float">
            <text:p>4573133000.00005</text:p>
          </table:table-cell>
          <table:table-cell office:value-type="float" office:value="0.0118247341343054" calcext:value-type="float">
            <text:p>0.011824734134305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73133000.00005" calcext:value-type="float">
            <text:p>4573133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73974750.00005" calcext:value-type="float">
            <text:p>45739747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73974750.00005" calcext:value-type="float">
            <text:p>45739747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73974750.00005" calcext:value-type="float">
            <text:p>45739747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73974750.00005" calcext:value-type="float">
            <text:p>45739747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74776484.37505" calcext:value-type="float">
            <text:p>45747764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74776484.37505" calcext:value-type="float">
            <text:p>4574776484.37505</text:p>
          </table:table-cell>
          <table:table-cell office:value-type="float" office:value="0.0137668537722959" calcext:value-type="float">
            <text:p>0.013766853772296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74776484.37505" calcext:value-type="float">
            <text:p>45747764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74776484.37505" calcext:value-type="float">
            <text:p>45747764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76827820.31255" calcext:value-type="float">
            <text:p>4576827820.31255</text:p>
          </table:table-cell>
          <table:table-cell office:value-type="float" office:value="0.011698615458785" calcext:value-type="float">
            <text:p>0.011698615458785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76827820.31255" calcext:value-type="float">
            <text:p>45768278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76827820.31255" calcext:value-type="float">
            <text:p>45768278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76827820.31255" calcext:value-type="float">
            <text:p>45768278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79061406.25005" calcext:value-type="float">
            <text:p>457906140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79061406.25005" calcext:value-type="float">
            <text:p>457906140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79061406.25005" calcext:value-type="float">
            <text:p>457906140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79061406.25005" calcext:value-type="float">
            <text:p>4579061406.25005</text:p>
          </table:table-cell>
          <table:table-cell office:value-type="float" office:value="0.0118205417793386" calcext:value-type="float">
            <text:p>0.011820541779339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0611187.50005" calcext:value-type="float">
            <text:p>45806111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0611187.50005" calcext:value-type="float">
            <text:p>45806111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0611187.50005" calcext:value-type="float">
            <text:p>45806111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0611187.50005" calcext:value-type="float">
            <text:p>4580611187.50005</text:p>
          </table:table-cell>
          <table:table-cell office:value-type="float" office:value="0.0132771064824336" calcext:value-type="float">
            <text:p>0.013277106482434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82673250.00005" calcext:value-type="float">
            <text:p>45826732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82673250.00005" calcext:value-type="float">
            <text:p>45826732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82673250.00005" calcext:value-type="float">
            <text:p>4582673250.00005</text:p>
          </table:table-cell>
          <table:table-cell office:value-type="float" office:value="0.0126753805605397" calcext:value-type="float">
            <text:p>0.01267538056054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82673250.00005" calcext:value-type="float">
            <text:p>458267325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84975007.81255" calcext:value-type="float">
            <text:p>458497500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84975007.81255" calcext:value-type="float">
            <text:p>4584975007.81255</text:p>
          </table:table-cell>
          <table:table-cell office:value-type="float" office:value="0.0120600556357916" calcext:value-type="float">
            <text:p>0.012060055635792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84975007.81255" calcext:value-type="float">
            <text:p>458497500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84975007.81255" calcext:value-type="float">
            <text:p>458497500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86936453.12505" calcext:value-type="float">
            <text:p>4586936453.12505</text:p>
          </table:table-cell>
          <table:table-cell office:value-type="float" office:value="0.013817468526409" calcext:value-type="float">
            <text:p>0.013817468526409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86936453.12505" calcext:value-type="float">
            <text:p>45869364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86936453.12505" calcext:value-type="float">
            <text:p>45869364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86936453.12505" calcext:value-type="float">
            <text:p>45869364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89046757.81255" calcext:value-type="float">
            <text:p>4589046757.81255</text:p>
          </table:table-cell>
          <table:table-cell office:value-type="float" office:value="0.0114726581905289" calcext:value-type="float">
            <text:p>0.011472658190529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89046757.81255" calcext:value-type="float">
            <text:p>45890467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89046757.81255" calcext:value-type="float">
            <text:p>45890467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89046757.81255" calcext:value-type="float">
            <text:p>45890467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91674132.81255" calcext:value-type="float">
            <text:p>459167413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91674132.81255" calcext:value-type="float">
            <text:p>4591674132.81255</text:p>
          </table:table-cell>
          <table:table-cell office:value-type="float" office:value="0.0114091588316329" calcext:value-type="float">
            <text:p>0.011409158831633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91674132.81255" calcext:value-type="float">
            <text:p>459167413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91674132.81255" calcext:value-type="float">
            <text:p>459167413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95179734.37505" calcext:value-type="float">
            <text:p>45951797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95179734.37505" calcext:value-type="float">
            <text:p>4595179734.37505</text:p>
          </table:table-cell>
          <table:table-cell office:value-type="float" office:value="0.0128802422983255" calcext:value-type="float">
            <text:p>0.012880242298326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95179734.37505" calcext:value-type="float">
            <text:p>45951797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95179734.37505" calcext:value-type="float">
            <text:p>45951797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96480445.31255" calcext:value-type="float">
            <text:p>4596480445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96480445.31255" calcext:value-type="float">
            <text:p>4596480445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96480445.31255" calcext:value-type="float">
            <text:p>4596480445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96480445.31255" calcext:value-type="float">
            <text:p>4596480445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98383117.18755" calcext:value-type="float">
            <text:p>459838311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98383117.18755" calcext:value-type="float">
            <text:p>459838311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98383117.18755" calcext:value-type="float">
            <text:p>459838311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98383117.18755" calcext:value-type="float">
            <text:p>4598383117.18755</text:p>
          </table:table-cell>
          <table:table-cell office:value-type="float" office:value="0.0122612115695018" calcext:value-type="float">
            <text:p>0.012261211569502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1029484.37505" calcext:value-type="float">
            <text:p>46010294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1029484.37505" calcext:value-type="float">
            <text:p>46010294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1029484.37505" calcext:value-type="float">
            <text:p>4601029484.37505</text:p>
          </table:table-cell>
          <table:table-cell office:value-type="float" office:value="0.0122674785665978" calcext:value-type="float">
            <text:p>0.012267478566598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1029484.37505" calcext:value-type="float">
            <text:p>46010294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02423578.12506" calcext:value-type="float">
            <text:p>4602423578.12506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02423578.12506" calcext:value-type="float">
            <text:p>4602423578.12506</text:p>
          </table:table-cell>
          <table:table-cell office:value-type="float" office:value="0.0118321633719149" calcext:value-type="float">
            <text:p>0.011832163371915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02423578.12506" calcext:value-type="float">
            <text:p>4602423578.12506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02423578.12506" calcext:value-type="float">
            <text:p>4602423578.12506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04227937.50005" calcext:value-type="float">
            <text:p>46042279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04227937.50005" calcext:value-type="float">
            <text:p>46042279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04227937.50005" calcext:value-type="float">
            <text:p>46042279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04227937.50005" calcext:value-type="float">
            <text:p>4604227937.50005</text:p>
          </table:table-cell>
          <table:table-cell office:value-type="float" office:value="0.0114648938324107" calcext:value-type="float">
            <text:p>0.011464893832411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5415781.25005" calcext:value-type="float">
            <text:p>4605415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5415781.25005" calcext:value-type="float">
            <text:p>4605415781.25005</text:p>
          </table:table-cell>
          <table:table-cell office:value-type="float" office:value="0.0115544601698799" calcext:value-type="float">
            <text:p>0.01155446016988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5415781.25005" calcext:value-type="float">
            <text:p>4605415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5415781.25005" calcext:value-type="float">
            <text:p>4605415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7853539.06255" calcext:value-type="float">
            <text:p>4607853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7853539.06255" calcext:value-type="float">
            <text:p>4607853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7853539.06255" calcext:value-type="float">
            <text:p>4607853539.06255</text:p>
          </table:table-cell>
          <table:table-cell office:value-type="float" office:value="0.0129422594244707" calcext:value-type="float">
            <text:p>0.012942259424471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7853539.06255" calcext:value-type="float">
            <text:p>4607853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9339984.37505" calcext:value-type="float">
            <text:p>46093399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9339984.37505" calcext:value-type="float">
            <text:p>46093399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9339984.37505" calcext:value-type="float">
            <text:p>46093399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9339984.37505" calcext:value-type="float">
            <text:p>46093399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10841820.31255" calcext:value-type="float">
            <text:p>46108418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10841820.31255" calcext:value-type="float">
            <text:p>46108418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10841820.31255" calcext:value-type="float">
            <text:p>46108418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10841820.31255" calcext:value-type="float">
            <text:p>46108418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13129000.00005" calcext:value-type="float">
            <text:p>4613129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13129000.00005" calcext:value-type="float">
            <text:p>4613129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13129000.00005" calcext:value-type="float">
            <text:p>4613129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13129000.00005" calcext:value-type="float">
            <text:p>4613129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14082101.56255" calcext:value-type="float">
            <text:p>461408210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14082101.56255" calcext:value-type="float">
            <text:p>461408210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14082101.56255" calcext:value-type="float">
            <text:p>4614082101.56255</text:p>
          </table:table-cell>
          <table:table-cell office:value-type="float" office:value="0.0123244115135457" calcext:value-type="float">
            <text:p>0.012324411513546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14082101.56255" calcext:value-type="float">
            <text:p>461408210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14974468.75005" calcext:value-type="float">
            <text:p>4614974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14974468.75005" calcext:value-type="float">
            <text:p>4614974468.75005</text:p>
          </table:table-cell>
          <table:table-cell office:value-type="float" office:value="0.01193238809832" calcext:value-type="float">
            <text:p>0.01193238809832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14974468.75005" calcext:value-type="float">
            <text:p>4614974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14974468.75005" calcext:value-type="float">
            <text:p>4614974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16375164.06255" calcext:value-type="float">
            <text:p>46163751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16375164.06255" calcext:value-type="float">
            <text:p>46163751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16375164.06255" calcext:value-type="float">
            <text:p>46163751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16375164.06255" calcext:value-type="float">
            <text:p>4616375164.06255</text:p>
          </table:table-cell>
          <table:table-cell office:value-type="float" office:value="0.0134020674061825" calcext:value-type="float">
            <text:p>0.013402067406183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22426945.31255" calcext:value-type="float">
            <text:p>4622426945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22426945.31255" calcext:value-type="float">
            <text:p>4622426945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22426945.31255" calcext:value-type="float">
            <text:p>4622426945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22426945.31255" calcext:value-type="float">
            <text:p>4622426945.31255</text:p>
          </table:table-cell>
          <table:table-cell office:value-type="float" office:value="0.011648792362429" calcext:value-type="float">
            <text:p>0.011648792362429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24111492.18755" calcext:value-type="float">
            <text:p>46241114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24111492.18755" calcext:value-type="float">
            <text:p>46241114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24111492.18755" calcext:value-type="float">
            <text:p>46241114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24111492.18755" calcext:value-type="float">
            <text:p>46241114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26025320.31255" calcext:value-type="float">
            <text:p>46260253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26025320.31255" calcext:value-type="float">
            <text:p>46260253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26025320.31255" calcext:value-type="float">
            <text:p>4626025320.31255</text:p>
          </table:table-cell>
          <table:table-cell office:value-type="float" office:value="0.0134023703373034" calcext:value-type="float">
            <text:p>0.013402370337303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26025320.31255" calcext:value-type="float">
            <text:p>46260253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27705054.68755" calcext:value-type="float">
            <text:p>4627705054.68755</text:p>
          </table:table-cell>
          <table:table-cell office:value-type="float" office:value="0.0127863870046132" calcext:value-type="float">
            <text:p>0.012786387004613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27705054.68755" calcext:value-type="float">
            <text:p>46277050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27705054.68755" calcext:value-type="float">
            <text:p>46277050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27705054.68755" calcext:value-type="float">
            <text:p>46277050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32333937.50005" calcext:value-type="float">
            <text:p>46323339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32333937.50005" calcext:value-type="float">
            <text:p>4632333937.50005</text:p>
          </table:table-cell>
          <table:table-cell office:value-type="float" office:value="0.0129090410691382" calcext:value-type="float">
            <text:p>0.012909041069138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32333937.50005" calcext:value-type="float">
            <text:p>46323339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32333937.50005" calcext:value-type="float">
            <text:p>46323339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34427664.06255" calcext:value-type="float">
            <text:p>4634427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34427664.06255" calcext:value-type="float">
            <text:p>4634427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34427664.06255" calcext:value-type="float">
            <text:p>4634427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34427664.06255" calcext:value-type="float">
            <text:p>4634427664.06255</text:p>
          </table:table-cell>
          <table:table-cell office:value-type="float" office:value="0.0120328711765538" calcext:value-type="float">
            <text:p>0.012032871176554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36058710.93755" calcext:value-type="float">
            <text:p>463605871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36058710.93755" calcext:value-type="float">
            <text:p>463605871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36058710.93755" calcext:value-type="float">
            <text:p>4636058710.93755</text:p>
          </table:table-cell>
          <table:table-cell office:value-type="float" office:value="0.0115907058470098" calcext:value-type="float">
            <text:p>0.01159070584701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36058710.93755" calcext:value-type="float">
            <text:p>463605871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37801039.06255" calcext:value-type="float">
            <text:p>4637801039.06255</text:p>
          </table:table-cell>
          <table:table-cell office:value-type="float" office:value="0.0112878953624358" calcext:value-type="float">
            <text:p>0.011287895362436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37801039.06255" calcext:value-type="float">
            <text:p>46378010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37801039.06255" calcext:value-type="float">
            <text:p>46378010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37801039.06255" calcext:value-type="float">
            <text:p>46378010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9517460.93755" calcext:value-type="float">
            <text:p>4639517460.93755</text:p>
          </table:table-cell>
          <table:table-cell office:value-type="float" office:value="0.0111649339059232" calcext:value-type="float">
            <text:p>0.011164933905923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9517460.93755" calcext:value-type="float">
            <text:p>463951746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9517460.93755" calcext:value-type="float">
            <text:p>463951746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9517460.93755" calcext:value-type="float">
            <text:p>463951746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41332914.06255" calcext:value-type="float">
            <text:p>46413329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41332914.06255" calcext:value-type="float">
            <text:p>46413329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41332914.06255" calcext:value-type="float">
            <text:p>4641332914.06255</text:p>
          </table:table-cell>
          <table:table-cell office:value-type="float" office:value="0.0110127798277638" calcext:value-type="float">
            <text:p>0.011012779827764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41332914.06255" calcext:value-type="float">
            <text:p>46413329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42909992.18755" calcext:value-type="float">
            <text:p>4642909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42909992.18755" calcext:value-type="float">
            <text:p>4642909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42909992.18755" calcext:value-type="float">
            <text:p>4642909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42909992.18755" calcext:value-type="float">
            <text:p>4642909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45141437.50005" calcext:value-type="float">
            <text:p>46451414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45141437.50005" calcext:value-type="float">
            <text:p>46451414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45141437.50005" calcext:value-type="float">
            <text:p>46451414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45141437.50005" calcext:value-type="float">
            <text:p>46451414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47302968.75005" calcext:value-type="float">
            <text:p>46473029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47302968.75005" calcext:value-type="float">
            <text:p>4647302968.75005</text:p>
          </table:table-cell>
          <table:table-cell office:value-type="float" office:value="0.014000701363016" calcext:value-type="float">
            <text:p>0.014000701363016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47302968.75005" calcext:value-type="float">
            <text:p>46473029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47302968.75005" calcext:value-type="float">
            <text:p>46473029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48213031.25005" calcext:value-type="float">
            <text:p>4648213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48213031.25005" calcext:value-type="float">
            <text:p>4648213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48213031.25005" calcext:value-type="float">
            <text:p>4648213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48213031.25005" calcext:value-type="float">
            <text:p>4648213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49391414.06255" calcext:value-type="float">
            <text:p>4649391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49391414.06255" calcext:value-type="float">
            <text:p>4649391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49391414.06255" calcext:value-type="float">
            <text:p>4649391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49391414.06255" calcext:value-type="float">
            <text:p>4649391414.06255</text:p>
          </table:table-cell>
          <table:table-cell office:value-type="float" office:value="0.0119481160082428" calcext:value-type="float">
            <text:p>0.011948116008243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49473632.8125" calcext:value-type="float">
            <text:p>4649473632.8125</text:p>
          </table:table-cell>
          <table:table-cell office:value-type="float" office:value="0.0119991205066718" calcext:value-type="float">
            <text:p>0.011999120506672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49473632.8125" calcext:value-type="float">
            <text:p>4649473632.812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49473632.8125" calcext:value-type="float">
            <text:p>4649473632.812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49473632.8125" calcext:value-type="float">
            <text:p>4649473632.812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49721632.81255" calcext:value-type="float">
            <text:p>464972163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49721632.81255" calcext:value-type="float">
            <text:p>464972163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49721632.81255" calcext:value-type="float">
            <text:p>464972163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49721632.81255" calcext:value-type="float">
            <text:p>464972163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54279484.37505" calcext:value-type="float">
            <text:p>46542794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54279484.37505" calcext:value-type="float">
            <text:p>46542794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54279484.37505" calcext:value-type="float">
            <text:p>4654279484.37505</text:p>
          </table:table-cell>
          <table:table-cell office:value-type="float" office:value="0.0117493366478748" calcext:value-type="float">
            <text:p>0.011749336647875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54279484.37505" calcext:value-type="float">
            <text:p>465427948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55691265.62505" calcext:value-type="float">
            <text:p>465569126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55691265.62505" calcext:value-type="float">
            <text:p>465569126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55691265.62505" calcext:value-type="float">
            <text:p>4655691265.62505</text:p>
          </table:table-cell>
          <table:table-cell office:value-type="float" office:value="0.011540765009154" calcext:value-type="float">
            <text:p>0.011540765009154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55691265.62505" calcext:value-type="float">
            <text:p>465569126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57877976.56255" calcext:value-type="float">
            <text:p>4657877976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57877976.56255" calcext:value-type="float">
            <text:p>4657877976.56255</text:p>
          </table:table-cell>
          <table:table-cell office:value-type="float" office:value="0.0138537101714055" calcext:value-type="float">
            <text:p>0.013853710171406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57877976.56255" calcext:value-type="float">
            <text:p>4657877976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57877976.56255" calcext:value-type="float">
            <text:p>4657877976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59588007.81255" calcext:value-type="float">
            <text:p>4659588007.81255</text:p>
          </table:table-cell>
          <table:table-cell office:value-type="float" office:value="0.01311812945202" calcext:value-type="float">
            <text:p>0.01311812945202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59588007.81255" calcext:value-type="float">
            <text:p>465958800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59588007.81255" calcext:value-type="float">
            <text:p>465958800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59588007.81255" calcext:value-type="float">
            <text:p>465958800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66794203.12505" calcext:value-type="float">
            <text:p>46667942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66794203.12505" calcext:value-type="float">
            <text:p>4666794203.12505</text:p>
          </table:table-cell>
          <table:table-cell office:value-type="float" office:value="0.0134440758457787" calcext:value-type="float">
            <text:p>0.013444075845779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66794203.12505" calcext:value-type="float">
            <text:p>46667942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66794203.12505" calcext:value-type="float">
            <text:p>46667942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69536015.62505" calcext:value-type="float">
            <text:p>466953601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69536015.62505" calcext:value-type="float">
            <text:p>466953601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69536015.62505" calcext:value-type="float">
            <text:p>4669536015.62505</text:p>
          </table:table-cell>
          <table:table-cell office:value-type="float" office:value="0.0149780033938884" calcext:value-type="float">
            <text:p>0.014978003393888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69536015.62505" calcext:value-type="float">
            <text:p>466953601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70344609.37505" calcext:value-type="float">
            <text:p>4670344609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70344609.37505" calcext:value-type="float">
            <text:p>4670344609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70344609.37505" calcext:value-type="float">
            <text:p>4670344609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70344609.37505" calcext:value-type="float">
            <text:p>4670344609.37505</text:p>
          </table:table-cell>
          <table:table-cell office:value-type="float" office:value="0.0121368867076287" calcext:value-type="float">
            <text:p>0.012136886707629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72975304.68755" calcext:value-type="float">
            <text:p>467297530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72975304.68755" calcext:value-type="float">
            <text:p>4672975304.68755</text:p>
          </table:table-cell>
          <table:table-cell office:value-type="float" office:value="0.013464551570835" calcext:value-type="float">
            <text:p>0.013464551570835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72975304.68755" calcext:value-type="float">
            <text:p>467297530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72975304.68755" calcext:value-type="float">
            <text:p>467297530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75462914.06255" calcext:value-type="float">
            <text:p>46754629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75462914.06255" calcext:value-type="float">
            <text:p>46754629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75462914.06255" calcext:value-type="float">
            <text:p>4675462914.06255</text:p>
          </table:table-cell>
          <table:table-cell office:value-type="float" office:value="0.0153216392062865" calcext:value-type="float">
            <text:p>0.015321639206287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75462914.06255" calcext:value-type="float">
            <text:p>46754629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77981539.06255" calcext:value-type="float">
            <text:p>4677981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77981539.06255" calcext:value-type="float">
            <text:p>4677981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77981539.06255" calcext:value-type="float">
            <text:p>4677981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77981539.06255" calcext:value-type="float">
            <text:p>4677981539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79191335.93755" calcext:value-type="float">
            <text:p>46791913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79191335.93755" calcext:value-type="float">
            <text:p>46791913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79191335.93755" calcext:value-type="float">
            <text:p>46791913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79191335.93755" calcext:value-type="float">
            <text:p>46791913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80636601.56255" calcext:value-type="float">
            <text:p>4680636601.56255</text:p>
          </table:table-cell>
          <table:table-cell office:value-type="float" office:value="0.014167849765267" calcext:value-type="float">
            <text:p>0.014167849765267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80636601.56255" calcext:value-type="float">
            <text:p>468063660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80636601.56255" calcext:value-type="float">
            <text:p>468063660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80636601.56255" calcext:value-type="float">
            <text:p>468063660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83881648.43755" calcext:value-type="float">
            <text:p>4683881648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83881648.43755" calcext:value-type="float">
            <text:p>4683881648.43755</text:p>
          </table:table-cell>
          <table:table-cell office:value-type="float" office:value="0.0133728616677975" calcext:value-type="float">
            <text:p>0.013372861667798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83881648.43755" calcext:value-type="float">
            <text:p>4683881648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83881648.43755" calcext:value-type="float">
            <text:p>4683881648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85658851.56255" calcext:value-type="float">
            <text:p>4685658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85658851.56255" calcext:value-type="float">
            <text:p>4685658851.56255</text:p>
          </table:table-cell>
          <table:table-cell office:value-type="float" office:value="0.0127429542635782" calcext:value-type="float">
            <text:p>0.012742954263578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85658851.56255" calcext:value-type="float">
            <text:p>4685658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85658851.56255" calcext:value-type="float">
            <text:p>4685658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86872046.87505" calcext:value-type="float">
            <text:p>4686872046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86872046.87505" calcext:value-type="float">
            <text:p>4686872046.87505</text:p>
          </table:table-cell>
          <table:table-cell office:value-type="float" office:value="0.011932853863106" calcext:value-type="float">
            <text:p>0.011932853863106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86872046.87505" calcext:value-type="float">
            <text:p>4686872046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86872046.87505" calcext:value-type="float">
            <text:p>4686872046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87746882.81255" calcext:value-type="float">
            <text:p>46877468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87746882.81255" calcext:value-type="float">
            <text:p>46877468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87746882.81255" calcext:value-type="float">
            <text:p>46877468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87746882.81255" calcext:value-type="float">
            <text:p>46877468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91975726.56255" calcext:value-type="float">
            <text:p>4691975726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91975726.56255" calcext:value-type="float">
            <text:p>4691975726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91975726.56255" calcext:value-type="float">
            <text:p>4691975726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91975726.56255" calcext:value-type="float">
            <text:p>4691975726.56255</text:p>
          </table:table-cell>
          <table:table-cell office:value-type="float" office:value="0.0116230945636671" calcext:value-type="float">
            <text:p>0.011623094563667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93971914.06255" calcext:value-type="float">
            <text:p>46939719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93971914.06255" calcext:value-type="float">
            <text:p>46939719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93971914.06255" calcext:value-type="float">
            <text:p>4693971914.06255</text:p>
          </table:table-cell>
          <table:table-cell office:value-type="float" office:value="0.0139999109325309" calcext:value-type="float">
            <text:p>0.013999910932531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93971914.06255" calcext:value-type="float">
            <text:p>46939719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96167851.56255" calcext:value-type="float">
            <text:p>4696167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96167851.56255" calcext:value-type="float">
            <text:p>4696167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96167851.56255" calcext:value-type="float">
            <text:p>4696167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96167851.56255" calcext:value-type="float">
            <text:p>4696167851.56255</text:p>
          </table:table-cell>
          <table:table-cell office:value-type="float" office:value="0.0133008871274312" calcext:value-type="float">
            <text:p>0.013300887127431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98899390.62505" calcext:value-type="float">
            <text:p>469889939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98899390.62505" calcext:value-type="float">
            <text:p>469889939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98899390.62505" calcext:value-type="float">
            <text:p>469889939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98899390.62505" calcext:value-type="float">
            <text:p>4698899390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01542296.87505" calcext:value-type="float">
            <text:p>4701542296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01542296.87505" calcext:value-type="float">
            <text:p>4701542296.87505</text:p>
          </table:table-cell>
          <table:table-cell office:value-type="float" office:value="0.0129899214166578" calcext:value-type="float">
            <text:p>0.012989921416658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01542296.87505" calcext:value-type="float">
            <text:p>4701542296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01542296.87505" calcext:value-type="float">
            <text:p>4701542296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03187734.37505" calcext:value-type="float">
            <text:p>47031877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03187734.37505" calcext:value-type="float">
            <text:p>4703187734.37505</text:p>
          </table:table-cell>
          <table:table-cell office:value-type="float" office:value="0.0123499098652646" calcext:value-type="float">
            <text:p>0.012349909865265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03187734.37505" calcext:value-type="float">
            <text:p>47031877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03187734.37505" calcext:value-type="float">
            <text:p>47031877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04787968.75005" calcext:value-type="float">
            <text:p>47047879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04787968.75005" calcext:value-type="float">
            <text:p>4704787968.75005</text:p>
          </table:table-cell>
          <table:table-cell office:value-type="float" office:value="0.0118585912177006" calcext:value-type="float">
            <text:p>0.011858591217701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04787968.75005" calcext:value-type="float">
            <text:p>47047879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04787968.75005" calcext:value-type="float">
            <text:p>47047879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06837218.75005" calcext:value-type="float">
            <text:p>470683721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06837218.75005" calcext:value-type="float">
            <text:p>470683721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06837218.75005" calcext:value-type="float">
            <text:p>470683721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06837218.75005" calcext:value-type="float">
            <text:p>4706837218.75005</text:p>
          </table:table-cell>
          <table:table-cell office:value-type="float" office:value="0.0129349432363063" calcext:value-type="float">
            <text:p>0.012934943236306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08375835.93755" calcext:value-type="float">
            <text:p>47083758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08375835.93755" calcext:value-type="float">
            <text:p>47083758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08375835.93755" calcext:value-type="float">
            <text:p>4708375835.93755</text:p>
          </table:table-cell>
          <table:table-cell office:value-type="float" office:value="0.0112500068351284" calcext:value-type="float">
            <text:p>0.011250006835128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08375835.93755" calcext:value-type="float">
            <text:p>47083758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10282992.18755" calcext:value-type="float">
            <text:p>4710282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10282992.18755" calcext:value-type="float">
            <text:p>4710282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10282992.18755" calcext:value-type="float">
            <text:p>4710282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10282992.18755" calcext:value-type="float">
            <text:p>4710282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11644554.68755" calcext:value-type="float">
            <text:p>47116445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11644554.68755" calcext:value-type="float">
            <text:p>47116445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11644554.68755" calcext:value-type="float">
            <text:p>47116445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11644554.68755" calcext:value-type="float">
            <text:p>47116445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12554851.56255" calcext:value-type="float">
            <text:p>4712554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12554851.56255" calcext:value-type="float">
            <text:p>4712554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12554851.56255" calcext:value-type="float">
            <text:p>4712554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12554851.56255" calcext:value-type="float">
            <text:p>471255485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14216867.18755" calcext:value-type="float">
            <text:p>471421686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14216867.18755" calcext:value-type="float">
            <text:p>471421686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14216867.18755" calcext:value-type="float">
            <text:p>471421686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14216867.18755" calcext:value-type="float">
            <text:p>4714216867.18755</text:p>
          </table:table-cell>
          <table:table-cell office:value-type="float" office:value="0.0120894947252113" calcext:value-type="float">
            <text:p>0.012089494725211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15614093.75005" calcext:value-type="float">
            <text:p>4715614093.75005</text:p>
          </table:table-cell>
          <table:table-cell office:value-type="float" office:value="0.013778565826382" calcext:value-type="float">
            <text:p>0.013778565826382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15614093.75005" calcext:value-type="float">
            <text:p>4715614093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15614093.75005" calcext:value-type="float">
            <text:p>4715614093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15614093.75005" calcext:value-type="float">
            <text:p>4715614093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17740117.18755" calcext:value-type="float">
            <text:p>471774011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17740117.18755" calcext:value-type="float">
            <text:p>4717740117.18755</text:p>
          </table:table-cell>
          <table:table-cell office:value-type="float" office:value="0.0130474800455468" calcext:value-type="float">
            <text:p>0.013047480045547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17740117.18755" calcext:value-type="float">
            <text:p>471774011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17740117.18755" calcext:value-type="float">
            <text:p>471774011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20199078.12505" calcext:value-type="float">
            <text:p>4720199078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20199078.12505" calcext:value-type="float">
            <text:p>4720199078.12505</text:p>
          </table:table-cell>
          <table:table-cell office:value-type="float" office:value="0.0125032884878236" calcext:value-type="float">
            <text:p>0.012503288487824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20199078.12505" calcext:value-type="float">
            <text:p>4720199078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20199078.12505" calcext:value-type="float">
            <text:p>4720199078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24085031.25005" calcext:value-type="float">
            <text:p>4724085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24085031.25005" calcext:value-type="float">
            <text:p>4724085031.25005</text:p>
          </table:table-cell>
          <table:table-cell office:value-type="float" office:value="0.0117487912223798" calcext:value-type="float">
            <text:p>0.01174879122238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24085031.25005" calcext:value-type="float">
            <text:p>4724085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24085031.25005" calcext:value-type="float">
            <text:p>4724085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25903414.06255" calcext:value-type="float">
            <text:p>4725903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25903414.06255" calcext:value-type="float">
            <text:p>4725903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25903414.06255" calcext:value-type="float">
            <text:p>4725903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25903414.06255" calcext:value-type="float">
            <text:p>4725903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27422757.81255" calcext:value-type="float">
            <text:p>47274227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27422757.81255" calcext:value-type="float">
            <text:p>4727422757.81255</text:p>
          </table:table-cell>
          <table:table-cell office:value-type="float" office:value="0.0135776565521922" calcext:value-type="float">
            <text:p>0.013577656552192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27422757.81255" calcext:value-type="float">
            <text:p>47274227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27422757.81255" calcext:value-type="float">
            <text:p>47274227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29914992.18755" calcext:value-type="float">
            <text:p>4729914992.18755</text:p>
          </table:table-cell>
          <table:table-cell office:value-type="float" office:value="0.012941555161691" calcext:value-type="float">
            <text:p>0.012941555161691</text:p>
          </table:table-cell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29914992.18755" calcext:value-type="float">
            <text:p>4729914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29914992.18755" calcext:value-type="float">
            <text:p>4729914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29914992.18755" calcext:value-type="float">
            <text:p>47299149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30567265.62505" calcext:value-type="float">
            <text:p>473056726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30567265.62505" calcext:value-type="float">
            <text:p>473056726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30567265.62505" calcext:value-type="float">
            <text:p>473056726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30567265.62505" calcext:value-type="float">
            <text:p>4730567265.6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32924781.25005" calcext:value-type="float">
            <text:p>4732924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32924781.25005" calcext:value-type="float">
            <text:p>4732924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32924781.25005" calcext:value-type="float">
            <text:p>4732924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32924781.25005" calcext:value-type="float">
            <text:p>4732924781.25005</text:p>
          </table:table-cell>
          <table:table-cell office:value-type="float" office:value="0.0129434993604172" calcext:value-type="float">
            <text:p>0.01294349936041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34571687.50005" calcext:value-type="float">
            <text:p>47345716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34571687.50005" calcext:value-type="float">
            <text:p>4734571687.50005</text:p>
          </table:table-cell>
          <table:table-cell office:value-type="float" office:value="0.01297459933708" calcext:value-type="float">
            <text:p>0.01297459933708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34571687.50005" calcext:value-type="float">
            <text:p>47345716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34571687.50005" calcext:value-type="float">
            <text:p>47345716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36028367.18755" calcext:value-type="float">
            <text:p>473602836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36028367.18755" calcext:value-type="float">
            <text:p>473602836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36028367.18755" calcext:value-type="float">
            <text:p>473602836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36028367.18755" calcext:value-type="float">
            <text:p>4736028367.18755</text:p>
          </table:table-cell>
          <table:table-cell office:value-type="float" office:value="0.0131203744727616" calcext:value-type="float">
            <text:p>0.013120374472762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37674921.87505" calcext:value-type="float">
            <text:p>473767492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37674921.87505" calcext:value-type="float">
            <text:p>473767492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37674921.87505" calcext:value-type="float">
            <text:p>4737674921.87505</text:p>
          </table:table-cell>
          <table:table-cell office:value-type="float" office:value="0.013419930609608" calcext:value-type="float">
            <text:p>0.013419930609608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37674921.87505" calcext:value-type="float">
            <text:p>473767492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39639976.56255" calcext:value-type="float">
            <text:p>4739639976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39639976.56255" calcext:value-type="float">
            <text:p>4739639976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39639976.56255" calcext:value-type="float">
            <text:p>4739639976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39639976.56255" calcext:value-type="float">
            <text:p>4739639976.56255</text:p>
          </table:table-cell>
          <table:table-cell office:value-type="float" office:value="0.0138009707675768" calcext:value-type="float">
            <text:p>0.01380097076757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40772343.75005" calcext:value-type="float">
            <text:p>4740772343.75005</text:p>
          </table:table-cell>
          <table:table-cell office:value-type="float" office:value="0.0134419186537748" calcext:value-type="float">
            <text:p>0.013441918653775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40772343.75005" calcext:value-type="float">
            <text:p>4740772343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40772343.75005" calcext:value-type="float">
            <text:p>4740772343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40772343.75005" calcext:value-type="float">
            <text:p>4740772343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43369882.81255" calcext:value-type="float">
            <text:p>47433698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43369882.81255" calcext:value-type="float">
            <text:p>47433698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43369882.81255" calcext:value-type="float">
            <text:p>47433698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43369882.81255" calcext:value-type="float">
            <text:p>4743369882.81255</text:p>
          </table:table-cell>
          <table:table-cell office:value-type="float" office:value="0.0132953557266106" calcext:value-type="float">
            <text:p>0.013295355726611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46300757.81255" calcext:value-type="float">
            <text:p>47463007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46300757.81255" calcext:value-type="float">
            <text:p>47463007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46300757.81255" calcext:value-type="float">
            <text:p>47463007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46300757.81255" calcext:value-type="float">
            <text:p>4746300757.81255</text:p>
          </table:table-cell>
          <table:table-cell office:value-type="float" office:value="0.0133393585948514" calcext:value-type="float">
            <text:p>0.013339358594851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47635835.93755" calcext:value-type="float">
            <text:p>4747635835.93755</text:p>
          </table:table-cell>
          <table:table-cell office:value-type="float" office:value="0.0136013733102067" calcext:value-type="float">
            <text:p>0.01360137331020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47635835.93755" calcext:value-type="float">
            <text:p>47476358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47635835.93755" calcext:value-type="float">
            <text:p>47476358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47635835.93755" calcext:value-type="float">
            <text:p>47476358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49226679.68755" calcext:value-type="float">
            <text:p>474922667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49226679.68755" calcext:value-type="float">
            <text:p>474922667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49226679.68755" calcext:value-type="float">
            <text:p>4749226679.68755</text:p>
          </table:table-cell>
          <table:table-cell office:value-type="float" office:value="0.0142465088632586" calcext:value-type="float">
            <text:p>0.014246508863259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49226679.68755" calcext:value-type="float">
            <text:p>474922667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753637625.00005" calcext:value-type="float">
            <text:p>4753637625.00005</text:p>
          </table:table-cell>
          <table:table-cell office:value-type="float" office:value="0.0137266419744567" calcext:value-type="float">
            <text:p>0.01372664197445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753637625.00005" calcext:value-type="float">
            <text:p>475363762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753637625.00005" calcext:value-type="float">
            <text:p>475363762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753637625.00005" calcext:value-type="float">
            <text:p>475363762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55568078.12505" calcext:value-type="float">
            <text:p>4755568078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55568078.12505" calcext:value-type="float">
            <text:p>4755568078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55568078.12505" calcext:value-type="float">
            <text:p>4755568078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55568078.12505" calcext:value-type="float">
            <text:p>4755568078.12505</text:p>
          </table:table-cell>
          <table:table-cell office:value-type="float" office:value="0.0136792076222072" calcext:value-type="float">
            <text:p>0.01367920762220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57837656.25005" calcext:value-type="float">
            <text:p>4757837656.25005</text:p>
          </table:table-cell>
          <table:table-cell office:value-type="float" office:value="0.0137530554565927" calcext:value-type="float">
            <text:p>0.013753055456593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57837656.25005" calcext:value-type="float">
            <text:p>475783765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57837656.25005" calcext:value-type="float">
            <text:p>475783765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57837656.25005" calcext:value-type="float">
            <text:p>475783765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759844562.50005" calcext:value-type="float">
            <text:p>4759844562.50005</text:p>
          </table:table-cell>
          <table:table-cell office:value-type="float" office:value="0.0145858208661458" calcext:value-type="float">
            <text:p>0.014585820866146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759844562.50005" calcext:value-type="float">
            <text:p>4759844562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759844562.50005" calcext:value-type="float">
            <text:p>4759844562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759844562.50005" calcext:value-type="float">
            <text:p>4759844562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760767625.00005" calcext:value-type="float">
            <text:p>4760767625.00005</text:p>
          </table:table-cell>
          <table:table-cell office:value-type="float" office:value="0.0144753871435614" calcext:value-type="float">
            <text:p>0.014475387143561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760767625.00005" calcext:value-type="float">
            <text:p>476076762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760767625.00005" calcext:value-type="float">
            <text:p>476076762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760767625.00005" calcext:value-type="float">
            <text:p>476076762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764872234.37505" calcext:value-type="float">
            <text:p>4764872234.37505</text:p>
          </table:table-cell>
          <table:table-cell office:value-type="float" office:value="0.0130605185267496" calcext:value-type="float">
            <text:p>0.01306051852675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764872234.37505" calcext:value-type="float">
            <text:p>47648722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764872234.37505" calcext:value-type="float">
            <text:p>47648722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764872234.37505" calcext:value-type="float">
            <text:p>47648722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66301968.75005" calcext:value-type="float">
            <text:p>47663019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66301968.75005" calcext:value-type="float">
            <text:p>47663019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66301968.75005" calcext:value-type="float">
            <text:p>4766301968.75005</text:p>
          </table:table-cell>
          <table:table-cell office:value-type="float" office:value="0.012945637237387" calcext:value-type="float">
            <text:p>0.01294563723738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66301968.75005" calcext:value-type="float">
            <text:p>47663019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67865468.75005" calcext:value-type="float">
            <text:p>4767865468.75005</text:p>
          </table:table-cell>
          <table:table-cell office:value-type="float" office:value="0.0130480173166115" calcext:value-type="float">
            <text:p>0.013048017316612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67865468.75005" calcext:value-type="float">
            <text:p>4767865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67865468.75005" calcext:value-type="float">
            <text:p>4767865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67865468.75005" calcext:value-type="float">
            <text:p>4767865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69431382.81255" calcext:value-type="float">
            <text:p>47694313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69431382.81255" calcext:value-type="float">
            <text:p>4769431382.81255</text:p>
          </table:table-cell>
          <table:table-cell office:value-type="float" office:value="0.0132813437650063" calcext:value-type="float">
            <text:p>0.013281343765006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69431382.81255" calcext:value-type="float">
            <text:p>47694313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69431382.81255" calcext:value-type="float">
            <text:p>47694313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71209101.56255" calcext:value-type="float">
            <text:p>477120910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71209101.56255" calcext:value-type="float">
            <text:p>4771209101.56255</text:p>
          </table:table-cell>
          <table:table-cell office:value-type="float" office:value="0.0139992822301243" calcext:value-type="float">
            <text:p>0.013999282230124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71209101.56255" calcext:value-type="float">
            <text:p>477120910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71209101.56255" calcext:value-type="float">
            <text:p>4771209101.5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73302921.87505" calcext:value-type="float">
            <text:p>477330292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73302921.87505" calcext:value-type="float">
            <text:p>477330292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73302921.87505" calcext:value-type="float">
            <text:p>4773302921.87505</text:p>
          </table:table-cell>
          <table:table-cell office:value-type="float" office:value="0.0136114876028756" calcext:value-type="float">
            <text:p>0.013611487602876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73302921.87505" calcext:value-type="float">
            <text:p>4773302921.8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75113070.31255" calcext:value-type="float">
            <text:p>4775113070.31255</text:p>
          </table:table-cell>
          <table:table-cell office:value-type="float" office:value="0.0133485459340151" calcext:value-type="float">
            <text:p>0.013348545934015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75113070.31255" calcext:value-type="float">
            <text:p>477511307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75113070.31255" calcext:value-type="float">
            <text:p>477511307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75113070.31255" calcext:value-type="float">
            <text:p>477511307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77758000.00005" calcext:value-type="float">
            <text:p>4777758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77758000.00005" calcext:value-type="float">
            <text:p>4777758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77758000.00005" calcext:value-type="float">
            <text:p>4777758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77758000.00005" calcext:value-type="float">
            <text:p>4777758000.00005</text:p>
          </table:table-cell>
          <table:table-cell office:value-type="float" office:value="0.0133350441826016" calcext:value-type="float">
            <text:p>0.013335044182602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79714054.68755" calcext:value-type="float">
            <text:p>47797140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79714054.68755" calcext:value-type="float">
            <text:p>47797140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79714054.68755" calcext:value-type="float">
            <text:p>4779714054.68755</text:p>
          </table:table-cell>
          <table:table-cell office:value-type="float" office:value="0.0133406252746998" calcext:value-type="float">
            <text:p>0.013340625274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79714054.68755" calcext:value-type="float">
            <text:p>477971405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80748000.00005" calcext:value-type="float">
            <text:p>4780748000.00005</text:p>
          </table:table-cell>
          <table:table-cell office:value-type="float" office:value="0.0144303770450848" calcext:value-type="float">
            <text:p>0.014430377045085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80748000.00005" calcext:value-type="float">
            <text:p>4780748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80748000.00005" calcext:value-type="float">
            <text:p>4780748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80748000.00005" calcext:value-type="float">
            <text:p>4780748000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782945593.75005" calcext:value-type="float">
            <text:p>4782945593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782945593.75005" calcext:value-type="float">
            <text:p>4782945593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782945593.75005" calcext:value-type="float">
            <text:p>4782945593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782945593.75005" calcext:value-type="float">
            <text:p>4782945593.75005</text:p>
          </table:table-cell>
          <table:table-cell office:value-type="float" office:value="0.0142086397684535" calcext:value-type="float">
            <text:p>0.014208639768454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85087773.43755" calcext:value-type="float">
            <text:p>4785087773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85087773.43755" calcext:value-type="float">
            <text:p>4785087773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85087773.43755" calcext:value-type="float">
            <text:p>4785087773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85087773.43755" calcext:value-type="float">
            <text:p>4785087773.43755</text:p>
          </table:table-cell>
          <table:table-cell office:value-type="float" office:value="0.0138341612853385" calcext:value-type="float">
            <text:p>0.013834161285339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87337585.93755" calcext:value-type="float">
            <text:p>478733758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87337585.93755" calcext:value-type="float">
            <text:p>4787337585.93755</text:p>
          </table:table-cell>
          <table:table-cell office:value-type="float" office:value="0.0138342885710178" calcext:value-type="float">
            <text:p>0.013834288571018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87337585.93755" calcext:value-type="float">
            <text:p>478733758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87337585.93755" calcext:value-type="float">
            <text:p>478733758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89318781.25005" calcext:value-type="float">
            <text:p>4789318781.25005</text:p>
          </table:table-cell>
          <table:table-cell office:value-type="float" office:value="0.0138602983891768" calcext:value-type="float">
            <text:p>0.01386029838917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89318781.25005" calcext:value-type="float">
            <text:p>4789318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89318781.25005" calcext:value-type="float">
            <text:p>4789318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89318781.25005" calcext:value-type="float">
            <text:p>4789318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91269437.50005" calcext:value-type="float">
            <text:p>4791269437.50005</text:p>
          </table:table-cell>
          <table:table-cell office:value-type="float" office:value="0.0138698525810739" calcext:value-type="float">
            <text:p>0.013869852581074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91269437.50005" calcext:value-type="float">
            <text:p>47912694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91269437.50005" calcext:value-type="float">
            <text:p>47912694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91269437.50005" calcext:value-type="float">
            <text:p>479126943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91893531.25005" calcext:value-type="float">
            <text:p>47918935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91893531.25005" calcext:value-type="float">
            <text:p>47918935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91893531.25005" calcext:value-type="float">
            <text:p>47918935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91893531.25005" calcext:value-type="float">
            <text:p>4791893531.25005</text:p>
          </table:table-cell>
          <table:table-cell office:value-type="float" office:value="0.014262233508847" calcext:value-type="float">
            <text:p>0.01426223350884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2915367.18755" calcext:value-type="float">
            <text:p>480291536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2915367.18755" calcext:value-type="float">
            <text:p>480291536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2915367.18755" calcext:value-type="float">
            <text:p>4802915367.18755</text:p>
          </table:table-cell>
          <table:table-cell office:value-type="float" office:value="0.015581625995276" calcext:value-type="float">
            <text:p>0.015581625995276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2915367.18755" calcext:value-type="float">
            <text:p>4802915367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03809429.68755" calcext:value-type="float">
            <text:p>48038094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03809429.68755" calcext:value-type="float">
            <text:p>48038094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03809429.68755" calcext:value-type="float">
            <text:p>48038094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03809429.68755" calcext:value-type="float">
            <text:p>4803809429.68755</text:p>
          </table:table-cell>
          <table:table-cell office:value-type="float" office:value="0.012934362846856" calcext:value-type="float">
            <text:p>0.012934362846856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04859468.75005" calcext:value-type="float">
            <text:p>4804859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04859468.75005" calcext:value-type="float">
            <text:p>4804859468.75005</text:p>
          </table:table-cell>
          <table:table-cell office:value-type="float" office:value="0.0129551277408838" calcext:value-type="float">
            <text:p>0.012955127740884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04859468.75005" calcext:value-type="float">
            <text:p>4804859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04859468.75005" calcext:value-type="float">
            <text:p>4804859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06454382.81255" calcext:value-type="float">
            <text:p>48064543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06454382.81255" calcext:value-type="float">
            <text:p>48064543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06454382.81255" calcext:value-type="float">
            <text:p>4806454382.81255</text:p>
          </table:table-cell>
          <table:table-cell office:value-type="float" office:value="0.0131350622750238" calcext:value-type="float">
            <text:p>0.013135062275024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06454382.81255" calcext:value-type="float">
            <text:p>4806454382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08057664.06255" calcext:value-type="float">
            <text:p>4808057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08057664.06255" calcext:value-type="float">
            <text:p>4808057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08057664.06255" calcext:value-type="float">
            <text:p>4808057664.06255</text:p>
          </table:table-cell>
          <table:table-cell office:value-type="float" office:value="0.0139380457955672" calcext:value-type="float">
            <text:p>0.01393804579556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08057664.06255" calcext:value-type="float">
            <text:p>4808057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09810664.06255" calcext:value-type="float">
            <text:p>4809810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09810664.06255" calcext:value-type="float">
            <text:p>4809810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09810664.06255" calcext:value-type="float">
            <text:p>4809810664.06255</text:p>
          </table:table-cell>
          <table:table-cell office:value-type="float" office:value="0.0136661512875431" calcext:value-type="float">
            <text:p>0.013666151287543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09810664.06255" calcext:value-type="float">
            <text:p>4809810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10673781.25005" calcext:value-type="float">
            <text:p>4810673781.25005</text:p>
          </table:table-cell>
          <table:table-cell office:value-type="float" office:value="0.0133827635970488" calcext:value-type="float">
            <text:p>0.013382763597049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10673781.25005" calcext:value-type="float">
            <text:p>4810673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10673781.25005" calcext:value-type="float">
            <text:p>4810673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10673781.25005" calcext:value-type="float">
            <text:p>481067378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13332007.81255" calcext:value-type="float">
            <text:p>481333200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13332007.81255" calcext:value-type="float">
            <text:p>481333200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13332007.81255" calcext:value-type="float">
            <text:p>481333200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13332007.81255" calcext:value-type="float">
            <text:p>4813332007.81255</text:p>
          </table:table-cell>
          <table:table-cell office:value-type="float" office:value="0.0133157114159207" calcext:value-type="float">
            <text:p>0.013315711415921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16021320.31255" calcext:value-type="float">
            <text:p>4816021320.31255</text:p>
          </table:table-cell>
          <table:table-cell office:value-type="float" office:value="0.0133332381914122" calcext:value-type="float">
            <text:p>0.013333238191412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16021320.31255" calcext:value-type="float">
            <text:p>48160213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16021320.31255" calcext:value-type="float">
            <text:p>48160213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16021320.31255" calcext:value-type="float">
            <text:p>4816021320.3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18033203.12505" calcext:value-type="float">
            <text:p>4818033203.12505</text:p>
          </table:table-cell>
          <table:table-cell office:value-type="float" office:value="0.0135940698752718" calcext:value-type="float">
            <text:p>0.013594069875272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18033203.12505" calcext:value-type="float">
            <text:p>48180332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18033203.12505" calcext:value-type="float">
            <text:p>48180332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18033203.12505" calcext:value-type="float">
            <text:p>48180332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20138906.25005" calcext:value-type="float">
            <text:p>482013890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20138906.25005" calcext:value-type="float">
            <text:p>4820138906.25005</text:p>
          </table:table-cell>
          <table:table-cell office:value-type="float" office:value="0.0142655686108271" calcext:value-type="float">
            <text:p>0.01426556861082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20138906.25005" calcext:value-type="float">
            <text:p>482013890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20138906.25005" calcext:value-type="float">
            <text:p>482013890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21792414.06255" calcext:value-type="float">
            <text:p>4821792414.06255</text:p>
          </table:table-cell>
          <table:table-cell office:value-type="float" office:value="0.0139655539904255" calcext:value-type="float">
            <text:p>0.013965553990426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21792414.06255" calcext:value-type="float">
            <text:p>4821792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21792414.06255" calcext:value-type="float">
            <text:p>4821792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21792414.06255" calcext:value-type="float">
            <text:p>482179241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23730492.18755" calcext:value-type="float">
            <text:p>48237304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23730492.18755" calcext:value-type="float">
            <text:p>48237304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23730492.18755" calcext:value-type="float">
            <text:p>4823730492.18755</text:p>
          </table:table-cell>
          <table:table-cell office:value-type="float" office:value="0.0137236366510981" calcext:value-type="float">
            <text:p>0.013723636651098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23730492.18755" calcext:value-type="float">
            <text:p>4823730492.1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26334406.25005" calcext:value-type="float">
            <text:p>482633440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26334406.25005" calcext:value-type="float">
            <text:p>482633440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26334406.25005" calcext:value-type="float">
            <text:p>4826334406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26334406.25005" calcext:value-type="float">
            <text:p>4826334406.25005</text:p>
          </table:table-cell>
          <table:table-cell office:value-type="float" office:value="0.0136599491525135" calcext:value-type="float">
            <text:p>0.013659949152514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28481304.68755" calcext:value-type="float">
            <text:p>482848130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28481304.68755" calcext:value-type="float">
            <text:p>482848130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28481304.68755" calcext:value-type="float">
            <text:p>4828481304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28481304.68755" calcext:value-type="float">
            <text:p>4828481304.68755</text:p>
          </table:table-cell>
          <table:table-cell office:value-type="float" office:value="0.0136551032043304" calcext:value-type="float">
            <text:p>0.01365510320433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31025273.43755" calcext:value-type="float">
            <text:p>4831025273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31025273.43755" calcext:value-type="float">
            <text:p>4831025273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31025273.43755" calcext:value-type="float">
            <text:p>4831025273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31025273.43755" calcext:value-type="float">
            <text:p>4831025273.43755</text:p>
          </table:table-cell>
          <table:table-cell office:value-type="float" office:value="0.0151318474875835" calcext:value-type="float">
            <text:p>0.015131847487584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33009929.68755" calcext:value-type="float">
            <text:p>48330099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33009929.68755" calcext:value-type="float">
            <text:p>48330099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33009929.68755" calcext:value-type="float">
            <text:p>48330099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33009929.68755" calcext:value-type="float">
            <text:p>4833009929.68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36697335.93755" calcext:value-type="float">
            <text:p>48366973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36697335.93755" calcext:value-type="float">
            <text:p>48366973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36697335.93755" calcext:value-type="float">
            <text:p>4836697335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36697335.93755" calcext:value-type="float">
            <text:p>4836697335.93755</text:p>
          </table:table-cell>
          <table:table-cell office:value-type="float" office:value="0.0129223350785469" calcext:value-type="float">
            <text:p>0.01292233507854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37610164.06255" calcext:value-type="float">
            <text:p>4837610164.06255</text:p>
          </table:table-cell>
          <table:table-cell office:value-type="float" office:value="0.0129576633215116" calcext:value-type="float">
            <text:p>0.012957663321512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37610164.06255" calcext:value-type="float">
            <text:p>48376101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37610164.06255" calcext:value-type="float">
            <text:p>48376101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37610164.06255" calcext:value-type="float">
            <text:p>48376101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38841960.93755" calcext:value-type="float">
            <text:p>483884196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38841960.93755" calcext:value-type="float">
            <text:p>483884196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38841960.93755" calcext:value-type="float">
            <text:p>483884196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38841960.93755" calcext:value-type="float">
            <text:p>4838841960.93755</text:p>
          </table:table-cell>
          <table:table-cell office:value-type="float" office:value="0.0130137259605257" calcext:value-type="float">
            <text:p>0.013013725960526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0341031.25005" calcext:value-type="float">
            <text:p>4840341031.25005</text:p>
          </table:table-cell>
          <table:table-cell office:value-type="float" office:value="0.0132729517477948" calcext:value-type="float">
            <text:p>0.013272951747795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0341031.25005" calcext:value-type="float">
            <text:p>4840341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0341031.25005" calcext:value-type="float">
            <text:p>4840341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0341031.25005" calcext:value-type="float">
            <text:p>4840341031.2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1851375.00005" calcext:value-type="float">
            <text:p>4841851375.00005</text:p>
          </table:table-cell>
          <table:table-cell office:value-type="float" office:value="0.0139234810796687" calcext:value-type="float">
            <text:p>0.013923481079669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1851375.00005" calcext:value-type="float">
            <text:p>484185137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1851375.00005" calcext:value-type="float">
            <text:p>484185137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1851375.00005" calcext:value-type="float">
            <text:p>484185137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3234257.81255" calcext:value-type="float">
            <text:p>4843234257.81255</text:p>
          </table:table-cell>
          <table:table-cell office:value-type="float" office:value="0.0135320514089091" calcext:value-type="float">
            <text:p>0.013532051408909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3234257.81255" calcext:value-type="float">
            <text:p>48432342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3234257.81255" calcext:value-type="float">
            <text:p>48432342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3234257.81255" calcext:value-type="float">
            <text:p>4843234257.81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5626187.50005" calcext:value-type="float">
            <text:p>48456261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5626187.50005" calcext:value-type="float">
            <text:p>48456261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5626187.50005" calcext:value-type="float">
            <text:p>48456261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5626187.50005" calcext:value-type="float">
            <text:p>4845626187.50005</text:p>
          </table:table-cell>
          <table:table-cell office:value-type="float" office:value="0.0133085138834413" calcext:value-type="float">
            <text:p>0.013308513883441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7838960.93755" calcext:value-type="float">
            <text:p>484783896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7838960.93755" calcext:value-type="float">
            <text:p>484783896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7838960.93755" calcext:value-type="float">
            <text:p>4847838960.93755</text:p>
          </table:table-cell>
          <table:table-cell office:value-type="float" office:value="0.013338086155693" calcext:value-type="float">
            <text:p>0.013338086155693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7838960.93755" calcext:value-type="float">
            <text:p>4847838960.9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50199453.12505" calcext:value-type="float">
            <text:p>48501994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50199453.12505" calcext:value-type="float">
            <text:p>48501994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50199453.12505" calcext:value-type="float">
            <text:p>48501994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50199453.12505" calcext:value-type="float">
            <text:p>485019945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52195523.43755" calcext:value-type="float">
            <text:p>4852195523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52195523.43755" calcext:value-type="float">
            <text:p>4852195523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52195523.43755" calcext:value-type="float">
            <text:p>4852195523.43755</text:p>
          </table:table-cell>
          <table:table-cell office:value-type="float" office:value="0.0137852839888531" calcext:value-type="float">
            <text:p>0.013785283988853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52195523.43755" calcext:value-type="float">
            <text:p>4852195523.437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54191664.06255" calcext:value-type="float">
            <text:p>4854191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54191664.06255" calcext:value-type="float">
            <text:p>4854191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54191664.06255" calcext:value-type="float">
            <text:p>4854191664.06255</text:p>
          </table:table-cell>
          <table:table-cell office:value-type="float" office:value="0.0143059055882058" calcext:value-type="float">
            <text:p>0.014305905588206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54191664.06255" calcext:value-type="float">
            <text:p>4854191664.0625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56118187.50005" calcext:value-type="float">
            <text:p>48561181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56118187.50005" calcext:value-type="float">
            <text:p>48561181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56118187.50005" calcext:value-type="float">
            <text:p>4856118187.50005</text:p>
          </table:table-cell>
          <table:table-cell office:value-type="float" office:value="0.0139059817856333" calcext:value-type="float">
            <text:p>0.013905981785633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56118187.50005" calcext:value-type="float">
            <text:p>4856118187.5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58346125.00005" calcext:value-type="float">
            <text:p>4858346125.00005</text:p>
          </table:table-cell>
          <table:table-cell office:value-type="float" office:value="0.0139373422908084" calcext:value-type="float">
            <text:p>0.013937342290808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58346125.00005" calcext:value-type="float">
            <text:p>485834612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58346125.00005" calcext:value-type="float">
            <text:p>485834612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58346125.00005" calcext:value-type="float">
            <text:p>4858346125.00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60538203.12505" calcext:value-type="float">
            <text:p>4860538203.12505</text:p>
          </table:table-cell>
          <table:table-cell office:value-type="float" office:value="0.0158808034138319" calcext:value-type="float">
            <text:p>0.015880803413832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60538203.12505" calcext:value-type="float">
            <text:p>48605382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60538203.12505" calcext:value-type="float">
            <text:p>48605382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60538203.12505" calcext:value-type="float">
            <text:p>4860538203.12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62738468.75005" calcext:value-type="float">
            <text:p>4862738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62738468.75005" calcext:value-type="float">
            <text:p>4862738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62738468.75005" calcext:value-type="float">
            <text:p>4862738468.750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62738468.75005" calcext:value-type="float">
            <text:p>4862738468.75005</text:p>
          </table:table-cell>
          <table:table-cell office:value-type="float" office:value="0.0138776226966768" calcext:value-type="float">
            <text:p>0.01387762269667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65224234.37505" calcext:value-type="float">
            <text:p>48652242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65224234.37505" calcext:value-type="float">
            <text:p>48652242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65224234.37505" calcext:value-type="float">
            <text:p>4865224234.37505</text:p>
          </table:table-cell>
          <table:table-cell office:value-type="float" office:value="0.0143489402331171" calcext:value-type="float">
            <text:p>0.014348940233117</text:p>
          </table:table-cell>
          <table:table-cell office:value-type="float" office:value="4.75" calcext:value-type="float">
            <text:p>4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65224234.37505" calcext:value-type="float">
            <text:p>4865224234.375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6515718.75005" calcext:value-type="float">
            <text:p>5046515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6515718.75005" calcext:value-type="float">
            <text:p>5046515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6515718.75005" calcext:value-type="float">
            <text:p>5046515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1816570.31255" calcext:value-type="float">
            <text:p>5051816570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1816570.31255" calcext:value-type="float">
            <text:p>5051816570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1816570.31255" calcext:value-type="float">
            <text:p>5051816570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53679945.31255" calcext:value-type="float">
            <text:p>5053679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53679945.31255" calcext:value-type="float">
            <text:p>5053679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53679945.31255" calcext:value-type="float">
            <text:p>5053679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55610492.18755" calcext:value-type="float">
            <text:p>505561049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55610492.18755" calcext:value-type="float">
            <text:p>505561049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55610492.18755" calcext:value-type="float">
            <text:p>505561049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57419085.93755" calcext:value-type="float">
            <text:p>505741908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57419085.93755" calcext:value-type="float">
            <text:p>505741908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57419085.93755" calcext:value-type="float">
            <text:p>505741908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59522484.37505" calcext:value-type="float">
            <text:p>50595224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59522484.37505" calcext:value-type="float">
            <text:p>50595224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59522484.37505" calcext:value-type="float">
            <text:p>50595224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61444382.81255" calcext:value-type="float">
            <text:p>506144438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61444382.81255" calcext:value-type="float">
            <text:p>506144438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61444382.81255" calcext:value-type="float">
            <text:p>506144438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63004929.68755" calcext:value-type="float">
            <text:p>506300492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63004929.68755" calcext:value-type="float">
            <text:p>506300492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63004929.68755" calcext:value-type="float">
            <text:p>506300492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65955125.00005" calcext:value-type="float">
            <text:p>5065955125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65955125.00005" calcext:value-type="float">
            <text:p>5065955125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65955125.00005" calcext:value-type="float">
            <text:p>5065955125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67774531.25005" calcext:value-type="float">
            <text:p>506777453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67774531.25005" calcext:value-type="float">
            <text:p>506777453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67774531.25005" calcext:value-type="float">
            <text:p>506777453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69390812.50005" calcext:value-type="float">
            <text:p>506939081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69390812.50005" calcext:value-type="float">
            <text:p>506939081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69390812.50005" calcext:value-type="float">
            <text:p>506939081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71469632.81255" calcext:value-type="float">
            <text:p>507146963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71469632.81255" calcext:value-type="float">
            <text:p>507146963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71469632.81255" calcext:value-type="float">
            <text:p>507146963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73529437.50005" calcext:value-type="float">
            <text:p>5073529437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73529437.50005" calcext:value-type="float">
            <text:p>5073529437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73529437.50005" calcext:value-type="float">
            <text:p>5073529437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75565289.06255" calcext:value-type="float">
            <text:p>507556528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75565289.06255" calcext:value-type="float">
            <text:p>507556528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75565289.06255" calcext:value-type="float">
            <text:p>507556528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77446500.00005" calcext:value-type="float">
            <text:p>50774465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77446500.00005" calcext:value-type="float">
            <text:p>50774465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77446500.00005" calcext:value-type="float">
            <text:p>50774465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79680781.25005" calcext:value-type="float">
            <text:p>50796807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79680781.25005" calcext:value-type="float">
            <text:p>50796807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79680781.25005" calcext:value-type="float">
            <text:p>50796807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1651296.87505" calcext:value-type="float">
            <text:p>508165129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1651296.87505" calcext:value-type="float">
            <text:p>508165129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1651296.87505" calcext:value-type="float">
            <text:p>508165129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83963984.37505" calcext:value-type="float">
            <text:p>50839639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83963984.37505" calcext:value-type="float">
            <text:p>50839639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83963984.37505" calcext:value-type="float">
            <text:p>50839639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85808039.06255" calcext:value-type="float">
            <text:p>50858080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85808039.06255" calcext:value-type="float">
            <text:p>50858080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85808039.06255" calcext:value-type="float">
            <text:p>50858080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87760859.37505" calcext:value-type="float">
            <text:p>50877608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87760859.37505" calcext:value-type="float">
            <text:p>50877608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87760859.37505" calcext:value-type="float">
            <text:p>50877608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9598492.18755" calcext:value-type="float">
            <text:p>508959849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9598492.18755" calcext:value-type="float">
            <text:p>508959849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9598492.18755" calcext:value-type="float">
            <text:p>508959849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91470078.12505" calcext:value-type="float">
            <text:p>5091470078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91470078.12505" calcext:value-type="float">
            <text:p>5091470078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91470078.12505" calcext:value-type="float">
            <text:p>5091470078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93468914.06255" calcext:value-type="float">
            <text:p>50934689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93468914.06255" calcext:value-type="float">
            <text:p>50934689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93468914.06255" calcext:value-type="float">
            <text:p>50934689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98074101.56255" calcext:value-type="float">
            <text:p>5098074101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98074101.56255" calcext:value-type="float">
            <text:p>5098074101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98074101.56255" calcext:value-type="float">
            <text:p>5098074101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00053523.43755" calcext:value-type="float">
            <text:p>510005352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00053523.43755" calcext:value-type="float">
            <text:p>510005352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00053523.43755" calcext:value-type="float">
            <text:p>510005352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01229703.12505" calcext:value-type="float">
            <text:p>510122970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01229703.12505" calcext:value-type="float">
            <text:p>510122970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01229703.12505" calcext:value-type="float">
            <text:p>510122970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3541109.37505" calcext:value-type="float">
            <text:p>510354110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3541109.37505" calcext:value-type="float">
            <text:p>510354110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3541109.37505" calcext:value-type="float">
            <text:p>510354110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5474914.06255" calcext:value-type="float">
            <text:p>51054749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5474914.06255" calcext:value-type="float">
            <text:p>51054749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5474914.06255" calcext:value-type="float">
            <text:p>51054749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07597703.12505" calcext:value-type="float">
            <text:p>510759770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07597703.12505" calcext:value-type="float">
            <text:p>510759770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07597703.12505" calcext:value-type="float">
            <text:p>510759770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09734281.25005" calcext:value-type="float">
            <text:p>51097342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09734281.25005" calcext:value-type="float">
            <text:p>51097342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09734281.25005" calcext:value-type="float">
            <text:p>51097342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11541367.18755" calcext:value-type="float">
            <text:p>5111541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11541367.18755" calcext:value-type="float">
            <text:p>5111541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11541367.18755" calcext:value-type="float">
            <text:p>5111541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13716609.37505" calcext:value-type="float">
            <text:p>511371660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13716609.37505" calcext:value-type="float">
            <text:p>511371660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13716609.37505" calcext:value-type="float">
            <text:p>511371660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15269437.50005" calcext:value-type="float">
            <text:p>5115269437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15269437.50005" calcext:value-type="float">
            <text:p>5115269437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15269437.50005" calcext:value-type="float">
            <text:p>5115269437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16749000.00005" calcext:value-type="float">
            <text:p>5116749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16749000.00005" calcext:value-type="float">
            <text:p>5116749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16749000.00005" calcext:value-type="float">
            <text:p>5116749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17915015.62505" calcext:value-type="float">
            <text:p>511791501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17915015.62505" calcext:value-type="float">
            <text:p>511791501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17915015.62505" calcext:value-type="float">
            <text:p>511791501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19909093.75003" calcext:value-type="float">
            <text:p>5119909093.75003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19909093.75003" calcext:value-type="float">
            <text:p>5119909093.75003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19909093.75003" calcext:value-type="float">
            <text:p>5119909093.75003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19922992.18755" calcext:value-type="float">
            <text:p>511992299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19922992.18755" calcext:value-type="float">
            <text:p>511992299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19922992.18755" calcext:value-type="float">
            <text:p>511992299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19928976.56254" calcext:value-type="float">
            <text:p>5119928976.5625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19928976.56254" calcext:value-type="float">
            <text:p>5119928976.5625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19928976.56254" calcext:value-type="float">
            <text:p>5119928976.5625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19999093.75005" calcext:value-type="float">
            <text:p>5119999093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19999093.75005" calcext:value-type="float">
            <text:p>5119999093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19999093.75005" calcext:value-type="float">
            <text:p>5119999093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19999976.56255" calcext:value-type="float">
            <text:p>511999997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19999976.56255" calcext:value-type="float">
            <text:p>511999997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19999976.56255" calcext:value-type="float">
            <text:p>511999997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20448164.06254" calcext:value-type="float">
            <text:p>5120448164.0625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20448164.06254" calcext:value-type="float">
            <text:p>5120448164.0625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20448164.06254" calcext:value-type="float">
            <text:p>5120448164.0625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20457976.56254" calcext:value-type="float">
            <text:p>5120457976.5625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20457976.56254" calcext:value-type="float">
            <text:p>5120457976.5625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20457976.56254" calcext:value-type="float">
            <text:p>5120457976.5625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20497046.87505" calcext:value-type="float">
            <text:p>5120497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20497046.87505" calcext:value-type="float">
            <text:p>5120497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20497046.87505" calcext:value-type="float">
            <text:p>5120497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20498117.18755" calcext:value-type="float">
            <text:p>51204981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20498117.18755" calcext:value-type="float">
            <text:p>51204981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20498117.18755" calcext:value-type="float">
            <text:p>51204981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20500046.87505" calcext:value-type="float">
            <text:p>5120500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20500046.87505" calcext:value-type="float">
            <text:p>5120500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20500046.87505" calcext:value-type="float">
            <text:p>5120500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20500976.56255" calcext:value-type="float">
            <text:p>512050097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20500976.56255" calcext:value-type="float">
            <text:p>512050097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20500976.56255" calcext:value-type="float">
            <text:p>512050097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20501117.18755" calcext:value-type="float">
            <text:p>51205011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20501117.18755" calcext:value-type="float">
            <text:p>51205011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20501117.18755" calcext:value-type="float">
            <text:p>51205011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20502164.06255" calcext:value-type="float">
            <text:p>512050216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20502164.06255" calcext:value-type="float">
            <text:p>512050216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20502164.06255" calcext:value-type="float">
            <text:p>512050216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21266742.18755" calcext:value-type="float">
            <text:p>5121266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21266742.18755" calcext:value-type="float">
            <text:p>5121266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21266742.18755" calcext:value-type="float">
            <text:p>5121266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23289039.06255" calcext:value-type="float">
            <text:p>51232890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23289039.06255" calcext:value-type="float">
            <text:p>51232890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23289039.06255" calcext:value-type="float">
            <text:p>51232890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25186242.18755" calcext:value-type="float">
            <text:p>51251862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25186242.18755" calcext:value-type="float">
            <text:p>51251862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25186242.18755" calcext:value-type="float">
            <text:p>51251862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27062617.18755" calcext:value-type="float">
            <text:p>51270626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27062617.18755" calcext:value-type="float">
            <text:p>51270626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27062617.18755" calcext:value-type="float">
            <text:p>51270626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29067546.87505" calcext:value-type="float">
            <text:p>51290675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29067546.87505" calcext:value-type="float">
            <text:p>51290675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29067546.87505" calcext:value-type="float">
            <text:p>51290675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31299828.12505" calcext:value-type="float">
            <text:p>5131299828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31299828.12505" calcext:value-type="float">
            <text:p>5131299828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31299828.12505" calcext:value-type="float">
            <text:p>5131299828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33161156.25005" calcext:value-type="float">
            <text:p>513316115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33161156.25005" calcext:value-type="float">
            <text:p>513316115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33161156.25005" calcext:value-type="float">
            <text:p>513316115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35566382.81255" calcext:value-type="float">
            <text:p>513556638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35566382.81255" calcext:value-type="float">
            <text:p>513556638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35566382.81255" calcext:value-type="float">
            <text:p>513556638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37494140.62505" calcext:value-type="float">
            <text:p>513749414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37494140.62505" calcext:value-type="float">
            <text:p>513749414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37494140.62505" calcext:value-type="float">
            <text:p>513749414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39568453.12505" calcext:value-type="float">
            <text:p>513956845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39568453.12505" calcext:value-type="float">
            <text:p>513956845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39568453.12505" calcext:value-type="float">
            <text:p>513956845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41534460.93755" calcext:value-type="float">
            <text:p>5141534460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41534460.93755" calcext:value-type="float">
            <text:p>5141534460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41534460.93755" calcext:value-type="float">
            <text:p>5141534460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43727468.75005" calcext:value-type="float">
            <text:p>514372746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43727468.75005" calcext:value-type="float">
            <text:p>514372746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43727468.75005" calcext:value-type="float">
            <text:p>514372746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46486234.37505" calcext:value-type="float">
            <text:p>514648623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46486234.37505" calcext:value-type="float">
            <text:p>514648623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46486234.37505" calcext:value-type="float">
            <text:p>514648623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49250859.37505" calcext:value-type="float">
            <text:p>51492508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49250859.37505" calcext:value-type="float">
            <text:p>51492508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49250859.37505" calcext:value-type="float">
            <text:p>51492508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50573078.12505" calcext:value-type="float">
            <text:p>5150573078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50573078.12505" calcext:value-type="float">
            <text:p>5150573078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50573078.12505" calcext:value-type="float">
            <text:p>5150573078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52377000.00005" calcext:value-type="float">
            <text:p>5152377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52377000.00005" calcext:value-type="float">
            <text:p>5152377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52377000.00005" calcext:value-type="float">
            <text:p>5152377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3969539.06255" calcext:value-type="float">
            <text:p>51539695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3969539.06255" calcext:value-type="float">
            <text:p>51539695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3969539.06255" calcext:value-type="float">
            <text:p>51539695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55434132.81256" calcext:value-type="float">
            <text:p>5155434132.812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55434132.81256" calcext:value-type="float">
            <text:p>5155434132.812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55434132.81256" calcext:value-type="float">
            <text:p>5155434132.812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57426570.31255" calcext:value-type="float">
            <text:p>5157426570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57426570.31255" calcext:value-type="float">
            <text:p>5157426570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57426570.31255" calcext:value-type="float">
            <text:p>5157426570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58899882.81256" calcext:value-type="float">
            <text:p>5158899882.812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58899882.81256" calcext:value-type="float">
            <text:p>5158899882.812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58899882.81256" calcext:value-type="float">
            <text:p>5158899882.812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61249046.87505" calcext:value-type="float">
            <text:p>5161249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61249046.87505" calcext:value-type="float">
            <text:p>5161249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61249046.87505" calcext:value-type="float">
            <text:p>5161249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63558523.43755" calcext:value-type="float">
            <text:p>516355852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63558523.43755" calcext:value-type="float">
            <text:p>516355852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63558523.43755" calcext:value-type="float">
            <text:p>516355852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65652367.18755" calcext:value-type="float">
            <text:p>5165652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65652367.18755" calcext:value-type="float">
            <text:p>5165652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65652367.18755" calcext:value-type="float">
            <text:p>5165652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67498953.12505" calcext:value-type="float">
            <text:p>516749895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67498953.12505" calcext:value-type="float">
            <text:p>516749895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67498953.12505" calcext:value-type="float">
            <text:p>516749895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69586359.37505" calcext:value-type="float">
            <text:p>51695863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69586359.37505" calcext:value-type="float">
            <text:p>51695863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69586359.37505" calcext:value-type="float">
            <text:p>51695863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71915062.50005" calcext:value-type="float">
            <text:p>517191506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71915062.50005" calcext:value-type="float">
            <text:p>517191506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71915062.50005" calcext:value-type="float">
            <text:p>517191506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73882742.18755" calcext:value-type="float">
            <text:p>5173882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73882742.18755" calcext:value-type="float">
            <text:p>5173882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73882742.18755" calcext:value-type="float">
            <text:p>5173882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75937265.62505" calcext:value-type="float">
            <text:p>517593726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75937265.62505" calcext:value-type="float">
            <text:p>517593726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75937265.62505" calcext:value-type="float">
            <text:p>517593726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78016000.00005" calcext:value-type="float">
            <text:p>5178016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78016000.00005" calcext:value-type="float">
            <text:p>5178016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78016000.00005" calcext:value-type="float">
            <text:p>5178016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13459125.00005" calcext:value-type="float">
            <text:p>5313459125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13459125.00005" calcext:value-type="float">
            <text:p>5313459125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13459125.00005" calcext:value-type="float">
            <text:p>5313459125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15713171.87505" calcext:value-type="float">
            <text:p>5315713171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15713171.87505" calcext:value-type="float">
            <text:p>5315713171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15713171.87505" calcext:value-type="float">
            <text:p>5315713171.87505</text:p>
          </table:table-cell>
          <table:table-cell office:value-type="float" office:value="0.0166191090715748" calcext:value-type="float">
            <text:p>0.016619109071575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18603679.68755" calcext:value-type="float">
            <text:p>53186036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18603679.68755" calcext:value-type="float">
            <text:p>53186036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18603679.68755" calcext:value-type="float">
            <text:p>5318603679.68755</text:p>
          </table:table-cell>
          <table:table-cell office:value-type="float" office:value="0.012837987446367" calcext:value-type="float">
            <text:p>0.01283798744636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21285273.43755" calcext:value-type="float">
            <text:p>5321285273.43755</text:p>
          </table:table-cell>
          <table:table-cell office:value-type="float" office:value="0.0129299976258861" calcext:value-type="float">
            <text:p>0.01292999762588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21285273.43755" calcext:value-type="float">
            <text:p>532128527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21285273.43755" calcext:value-type="float">
            <text:p>532128527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23511742.18755" calcext:value-type="float">
            <text:p>5323511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23511742.18755" calcext:value-type="float">
            <text:p>5323511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23511742.18755" calcext:value-type="float">
            <text:p>5323511742.18755</text:p>
          </table:table-cell>
          <table:table-cell office:value-type="float" office:value="0.0122275863926165" calcext:value-type="float">
            <text:p>0.01222758639261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24276132.81255" calcext:value-type="float">
            <text:p>532427613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24276132.81255" calcext:value-type="float">
            <text:p>5324276132.81255</text:p>
          </table:table-cell>
          <table:table-cell office:value-type="float" office:value="0.0112175300045372" calcext:value-type="float">
            <text:p>0.01121753000453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24276132.81255" calcext:value-type="float">
            <text:p>532427613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24915851.56255" calcext:value-type="float">
            <text:p>5324915851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24915851.56255" calcext:value-type="float">
            <text:p>5324915851.56255</text:p>
          </table:table-cell>
          <table:table-cell office:value-type="float" office:value="0.0134521903993687" calcext:value-type="float">
            <text:p>0.01345219039936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24915851.56255" calcext:value-type="float">
            <text:p>5324915851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25897531.25005" calcext:value-type="float">
            <text:p>5325897531.25005</text:p>
          </table:table-cell>
          <table:table-cell office:value-type="float" office:value="0.0114782741289086" calcext:value-type="float">
            <text:p>0.01147827412890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25897531.25005" calcext:value-type="float">
            <text:p>532589753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25897531.25005" calcext:value-type="float">
            <text:p>532589753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329078289.06255" calcext:value-type="float">
            <text:p>532907828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329078289.06255" calcext:value-type="float">
            <text:p>532907828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329078289.06255" calcext:value-type="float">
            <text:p>532907828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31848726.56255" calcext:value-type="float">
            <text:p>533184872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31848726.56255" calcext:value-type="float">
            <text:p>533184872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31848726.56255" calcext:value-type="float">
            <text:p>533184872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34644695.31255" calcext:value-type="float">
            <text:p>5334644695.31255</text:p>
          </table:table-cell>
          <table:table-cell office:value-type="float" office:value="0.0131697787413221" calcext:value-type="float">
            <text:p>0.013169778741322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34644695.31255" calcext:value-type="float">
            <text:p>533464469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34644695.31255" calcext:value-type="float">
            <text:p>533464469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36089890.62505" calcext:value-type="float">
            <text:p>533608989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36089890.62505" calcext:value-type="float">
            <text:p>533608989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36089890.62505" calcext:value-type="float">
            <text:p>5336089890.62505</text:p>
          </table:table-cell>
          <table:table-cell office:value-type="float" office:value="0.0124203875123369" calcext:value-type="float">
            <text:p>0.01242038751233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37465726.56255" calcext:value-type="float">
            <text:p>533746572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37465726.56255" calcext:value-type="float">
            <text:p>5337465726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37465726.56255" calcext:value-type="float">
            <text:p>5337465726.56255</text:p>
          </table:table-cell>
          <table:table-cell office:value-type="float" office:value="0.0118958925188489" calcext:value-type="float">
            <text:p>0.01189589251884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38932351.56251" calcext:value-type="float">
            <text:p>5338932351.5625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38932351.56251" calcext:value-type="float">
            <text:p>5338932351.5625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38932351.56251" calcext:value-type="float">
            <text:p>5338932351.56251</text:p>
          </table:table-cell>
          <table:table-cell office:value-type="float" office:value="0.0128088409224181" calcext:value-type="float">
            <text:p>0.012808840922418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38932453.12505" calcext:value-type="float">
            <text:p>533893245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38932453.12505" calcext:value-type="float">
            <text:p>5338932453.1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38932453.12505" calcext:value-type="float">
            <text:p>5338932453.12505</text:p>
          </table:table-cell>
          <table:table-cell office:value-type="float" office:value="0.0128089934081307" calcext:value-type="float">
            <text:p>0.012808993408131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39104453.12509" calcext:value-type="float">
            <text:p>5339104453.12509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39104453.12509" calcext:value-type="float">
            <text:p>5339104453.12509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39104453.12509" calcext:value-type="float">
            <text:p>5339104453.12509</text:p>
          </table:table-cell>
          <table:table-cell office:value-type="float" office:value="0.0130403163620156" calcext:value-type="float">
            <text:p>0.01304031636201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39106351.56255" calcext:value-type="float">
            <text:p>5339106351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39106351.56255" calcext:value-type="float">
            <text:p>5339106351.56255</text:p>
          </table:table-cell>
          <table:table-cell office:value-type="float" office:value="0.0114687585509676" calcext:value-type="float">
            <text:p>0.011468758550968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39106351.56255" calcext:value-type="float">
            <text:p>5339106351.5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39526367.18755" calcext:value-type="float">
            <text:p>5339526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39526367.18755" calcext:value-type="float">
            <text:p>5339526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39526367.18755" calcext:value-type="float">
            <text:p>5339526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39919945.31255" calcext:value-type="float">
            <text:p>5339919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39919945.31255" calcext:value-type="float">
            <text:p>5339919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39919945.31255" calcext:value-type="float">
            <text:p>5339919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48665945.31255" calcext:value-type="float">
            <text:p>5348665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48665945.31255" calcext:value-type="float">
            <text:p>5348665945.31255</text:p>
          </table:table-cell>
          <table:table-cell office:value-type="float" office:value="0.0130866679592949" calcext:value-type="float">
            <text:p>0.013086667959295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48665945.31255" calcext:value-type="float">
            <text:p>5348665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49427804.68755" calcext:value-type="float">
            <text:p>5349427804.68755</text:p>
          </table:table-cell>
          <table:table-cell office:value-type="float" office:value="0.0112822942956962" calcext:value-type="float">
            <text:p>0.01128229429569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49427804.68755" calcext:value-type="float">
            <text:p>5349427804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49427804.68755" calcext:value-type="float">
            <text:p>5349427804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52940546.87505" calcext:value-type="float">
            <text:p>53529405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52940546.87505" calcext:value-type="float">
            <text:p>5352940546.87505</text:p>
          </table:table-cell>
          <table:table-cell office:value-type="float" office:value="0.0112965188673605" calcext:value-type="float">
            <text:p>0.011296518867361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52940546.87505" calcext:value-type="float">
            <text:p>53529405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55270367.18755" calcext:value-type="float">
            <text:p>5355270367.18755</text:p>
          </table:table-cell>
          <table:table-cell office:value-type="float" office:value="0.0143419316580108" calcext:value-type="float">
            <text:p>0.014341931658011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55270367.18755" calcext:value-type="float">
            <text:p>5355270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55270367.18755" calcext:value-type="float">
            <text:p>535527036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356969414.06251" calcext:value-type="float">
            <text:p>5356969414.0625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356969414.06251" calcext:value-type="float">
            <text:p>5356969414.0625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356969414.06251" calcext:value-type="float">
            <text:p>5356969414.0625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56970679.68755" calcext:value-type="float">
            <text:p>53569706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56970679.68755" calcext:value-type="float">
            <text:p>53569706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56970679.68755" calcext:value-type="float">
            <text:p>53569706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57148414.06255" calcext:value-type="float">
            <text:p>53571484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57148414.06255" calcext:value-type="float">
            <text:p>53571484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57148414.06255" calcext:value-type="float">
            <text:p>5357148414.06255</text:p>
          </table:table-cell>
          <table:table-cell office:value-type="float" office:value="0.0112068335332995" calcext:value-type="float">
            <text:p>0.0112068335333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57151679.68759" calcext:value-type="float">
            <text:p>5357151679.68759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57151679.68759" calcext:value-type="float">
            <text:p>5357151679.68759</text:p>
          </table:table-cell>
          <table:table-cell office:value-type="float" office:value="0.0112056254595117" calcext:value-type="float">
            <text:p>0.011205625459512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57151679.68759" calcext:value-type="float">
            <text:p>5357151679.68759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58786015.62505" calcext:value-type="float">
            <text:p>535878601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58786015.62505" calcext:value-type="float">
            <text:p>5358786015.62505</text:p>
          </table:table-cell>
          <table:table-cell office:value-type="float" office:value="0.0116825550572532" calcext:value-type="float">
            <text:p>0.011682555057253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58786015.62505" calcext:value-type="float">
            <text:p>535878601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359338890.62505" calcext:value-type="float">
            <text:p>535933889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359338890.62505" calcext:value-type="float">
            <text:p>535933889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359338890.62505" calcext:value-type="float">
            <text:p>5359338890.62505</text:p>
          </table:table-cell>
          <table:table-cell office:value-type="float" office:value="0.0128961203179324" calcext:value-type="float">
            <text:p>0.012896120317932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64006742.18755" calcext:value-type="float">
            <text:p>5364006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64006742.18755" calcext:value-type="float">
            <text:p>5364006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64006742.18755" calcext:value-type="float">
            <text:p>5364006742.18755</text:p>
          </table:table-cell>
          <table:table-cell office:value-type="float" office:value="0.0112294769238671" calcext:value-type="float">
            <text:p>0.01122947692386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66397484.37505" calcext:value-type="float">
            <text:p>53663974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66397484.37505" calcext:value-type="float">
            <text:p>53663974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66397484.37505" calcext:value-type="float">
            <text:p>5366397484.37505</text:p>
          </table:table-cell>
          <table:table-cell office:value-type="float" office:value="0.0136935974241066" calcext:value-type="float">
            <text:p>0.01369359742410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68241046.87505" calcext:value-type="float">
            <text:p>5368241046.87505</text:p>
          </table:table-cell>
          <table:table-cell office:value-type="float" office:value="0.012750945506" calcext:value-type="float">
            <text:p>0.01275094550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68241046.87505" calcext:value-type="float">
            <text:p>5368241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68241046.87505" calcext:value-type="float">
            <text:p>5368241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369580031.25005" calcext:value-type="float">
            <text:p>536958003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369580031.25005" calcext:value-type="float">
            <text:p>5369580031.25005</text:p>
          </table:table-cell>
          <table:table-cell office:value-type="float" office:value="0.0132810432870478" calcext:value-type="float">
            <text:p>0.013281043287048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369580031.25005" calcext:value-type="float">
            <text:p>536958003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71288179.68755" calcext:value-type="float">
            <text:p>5371288179.68755</text:p>
          </table:table-cell>
          <table:table-cell office:value-type="float" office:value="0.0116783822429589" calcext:value-type="float">
            <text:p>0.01167838224295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71288179.68755" calcext:value-type="float">
            <text:p>53712881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71288179.68755" calcext:value-type="float">
            <text:p>53712881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72236281.25005" calcext:value-type="float">
            <text:p>53722362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72236281.25005" calcext:value-type="float">
            <text:p>53722362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72236281.25005" calcext:value-type="float">
            <text:p>5372236281.25005</text:p>
          </table:table-cell>
          <table:table-cell office:value-type="float" office:value="0.0129398722210096" calcext:value-type="float">
            <text:p>0.01293987222101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72274414.0625" calcext:value-type="float">
            <text:p>5372274414.062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72274414.0625" calcext:value-type="float">
            <text:p>5372274414.062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72274414.0625" calcext:value-type="float">
            <text:p>5372274414.0625</text:p>
          </table:table-cell>
          <table:table-cell office:value-type="float" office:value="0.0129358878291264" calcext:value-type="float">
            <text:p>0.01293588782912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79509835.93755" calcext:value-type="float">
            <text:p>537950983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79509835.93755" calcext:value-type="float">
            <text:p>537950983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79509835.93755" calcext:value-type="float">
            <text:p>537950983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79510789.06255" calcext:value-type="float">
            <text:p>537951078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79510789.06255" calcext:value-type="float">
            <text:p>537951078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79510789.06255" calcext:value-type="float">
            <text:p>537951078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80019718.75005" calcext:value-type="float">
            <text:p>5380019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80019718.75005" calcext:value-type="float">
            <text:p>5380019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80019718.75005" calcext:value-type="float">
            <text:p>5380019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380024718.75005" calcext:value-type="float">
            <text:p>5380024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380024718.75005" calcext:value-type="float">
            <text:p>5380024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380024718.75005" calcext:value-type="float">
            <text:p>5380024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380517718.75005" calcext:value-type="float">
            <text:p>5380517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380517718.75005" calcext:value-type="float">
            <text:p>5380517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380517718.75005" calcext:value-type="float">
            <text:p>5380517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380521718.75005" calcext:value-type="float">
            <text:p>5380521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380521718.75005" calcext:value-type="float">
            <text:p>5380521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380521718.75005" calcext:value-type="float">
            <text:p>5380521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80523718.75005" calcext:value-type="float">
            <text:p>5380523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80523718.75005" calcext:value-type="float">
            <text:p>5380523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80523718.75005" calcext:value-type="float">
            <text:p>5380523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80593718.75007" calcext:value-type="float">
            <text:p>5380593718.75007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80593718.75007" calcext:value-type="float">
            <text:p>5380593718.75007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80593718.75007" calcext:value-type="float">
            <text:p>5380593718.75007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83502117.18755" calcext:value-type="float">
            <text:p>53835021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83502117.18755" calcext:value-type="float">
            <text:p>5383502117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83502117.18755" calcext:value-type="float">
            <text:p>5383502117.18755</text:p>
          </table:table-cell>
          <table:table-cell office:value-type="float" office:value="0.0113952860442726" calcext:value-type="float">
            <text:p>0.011395286044273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384182546.87505" calcext:value-type="float">
            <text:p>53841825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384182546.87505" calcext:value-type="float">
            <text:p>53841825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384182546.87505" calcext:value-type="float">
            <text:p>5384182546.87505</text:p>
          </table:table-cell>
          <table:table-cell office:value-type="float" office:value="0.0112702574918742" calcext:value-type="float">
            <text:p>0.011270257491874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88266671.87505" calcext:value-type="float">
            <text:p>5388266671.87505</text:p>
          </table:table-cell>
          <table:table-cell office:value-type="float" office:value="0.0113763751483669" calcext:value-type="float">
            <text:p>0.01137637514836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88266671.87505" calcext:value-type="float">
            <text:p>5388266671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88266671.87505" calcext:value-type="float">
            <text:p>5388266671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90264765.62505" calcext:value-type="float">
            <text:p>5390264765.62505</text:p>
          </table:table-cell>
          <table:table-cell office:value-type="float" office:value="0.0134531379900724" calcext:value-type="float">
            <text:p>0.013453137990072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90264765.62505" calcext:value-type="float">
            <text:p>539026476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90264765.62505" calcext:value-type="float">
            <text:p>539026476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392049734.37505" calcext:value-type="float">
            <text:p>5392049734.37505</text:p>
          </table:table-cell>
          <table:table-cell office:value-type="float" office:value="0.0127041922598663" calcext:value-type="float">
            <text:p>0.01270419225986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392049734.37505" calcext:value-type="float">
            <text:p>539204973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392049734.37505" calcext:value-type="float">
            <text:p>539204973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94010906.25005" calcext:value-type="float">
            <text:p>5394010906.25005</text:p>
          </table:table-cell>
          <table:table-cell office:value-type="float" office:value="0.0132808420445294" calcext:value-type="float">
            <text:p>0.01328084204452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94010906.25005" calcext:value-type="float">
            <text:p>539401090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94010906.25005" calcext:value-type="float">
            <text:p>539401090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395709195.31255" calcext:value-type="float">
            <text:p>539570919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395709195.31255" calcext:value-type="float">
            <text:p>539570919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395709195.31255" calcext:value-type="float">
            <text:p>5395709195.31255</text:p>
          </table:table-cell>
          <table:table-cell office:value-type="float" office:value="0.0141160505291902" calcext:value-type="float">
            <text:p>0.0141160505291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96232539.06255" calcext:value-type="float">
            <text:p>53962325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96232539.06255" calcext:value-type="float">
            <text:p>53962325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96232539.06255" calcext:value-type="float">
            <text:p>53962325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399145273.43755" calcext:value-type="float">
            <text:p>5399145273.43755</text:p>
          </table:table-cell>
          <table:table-cell office:value-type="float" office:value="0.0111874660421088" calcext:value-type="float">
            <text:p>0.01118746604210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399145273.43755" calcext:value-type="float">
            <text:p>539914527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399145273.43755" calcext:value-type="float">
            <text:p>539914527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99978632.81255" calcext:value-type="float">
            <text:p>5399978632.81255</text:p>
          </table:table-cell>
          <table:table-cell office:value-type="float" office:value="0.0149027742355071" calcext:value-type="float">
            <text:p>0.01490277423550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99978632.81255" calcext:value-type="float">
            <text:p>539997863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99978632.81255" calcext:value-type="float">
            <text:p>5399978632.8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403337031.25005" calcext:value-type="float">
            <text:p>540333703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403337031.25005" calcext:value-type="float">
            <text:p>5403337031.25005</text:p>
          </table:table-cell>
          <table:table-cell office:value-type="float" office:value="0.0123653174584594" calcext:value-type="float">
            <text:p>0.01236531745845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403337031.25005" calcext:value-type="float">
            <text:p>540333703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405567640.62505" calcext:value-type="float">
            <text:p>540556764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405567640.62505" calcext:value-type="float">
            <text:p>540556764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405567640.62505" calcext:value-type="float">
            <text:p>540556764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407535179.68755" calcext:value-type="float">
            <text:p>54075351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407535179.68755" calcext:value-type="float">
            <text:p>54075351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407535179.68755" calcext:value-type="float">
            <text:p>540753517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408540085.93755" calcext:value-type="float">
            <text:p>540854008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408540085.93755" calcext:value-type="float">
            <text:p>540854008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408540085.93755" calcext:value-type="float">
            <text:p>540854008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09160273.43755" calcext:value-type="float">
            <text:p>5409160273.43755</text:p>
          </table:table-cell>
          <table:table-cell office:value-type="float" office:value="0.0165366713378964" calcext:value-type="float">
            <text:p>0.01653667133789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09160273.43755" calcext:value-type="float">
            <text:p>540916027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09160273.43755" calcext:value-type="float">
            <text:p>540916027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409163906.25001" calcext:value-type="float">
            <text:p>5409163906.2500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409163906.25001" calcext:value-type="float">
            <text:p>5409163906.2500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409163906.25001" calcext:value-type="float">
            <text:p>5409163906.2500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09375273.4376" calcext:value-type="float">
            <text:p>5409375273.437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09375273.4376" calcext:value-type="float">
            <text:p>5409375273.437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09375273.4376" calcext:value-type="float">
            <text:p>5409375273.437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409378906.25005" calcext:value-type="float">
            <text:p>540937890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409378906.25005" calcext:value-type="float">
            <text:p>540937890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409378906.25005" calcext:value-type="float">
            <text:p>540937890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416218914.06255" calcext:value-type="float">
            <text:p>54162189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416218914.06255" calcext:value-type="float">
            <text:p>54162189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416218914.06255" calcext:value-type="float">
            <text:p>54162189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20151390.62505" calcext:value-type="float">
            <text:p>542015139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20151390.62505" calcext:value-type="float">
            <text:p>542015139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20151390.62505" calcext:value-type="float">
            <text:p>542015139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422512554.68755" calcext:value-type="float">
            <text:p>5422512554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422512554.68755" calcext:value-type="float">
            <text:p>5422512554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422512554.68755" calcext:value-type="float">
            <text:p>5422512554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24357281.25005" calcext:value-type="float">
            <text:p>54243572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24357281.25005" calcext:value-type="float">
            <text:p>5424357281.25005</text:p>
          </table:table-cell>
          <table:table-cell office:value-type="float" office:value="0.0130555101733436" calcext:value-type="float">
            <text:p>0.013055510173344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24357281.25005" calcext:value-type="float">
            <text:p>5424357281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426282039.06255" calcext:value-type="float">
            <text:p>54262820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426282039.06255" calcext:value-type="float">
            <text:p>5426282039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426282039.06255" calcext:value-type="float">
            <text:p>5426282039.06255</text:p>
          </table:table-cell>
          <table:table-cell office:value-type="float" office:value="0.0123562812722858" calcext:value-type="float">
            <text:p>0.01235628127228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28483140.62505" calcext:value-type="float">
            <text:p>542848314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28483140.62505" calcext:value-type="float">
            <text:p>5428483140.62505</text:p>
          </table:table-cell>
          <table:table-cell office:value-type="float" office:value="0.0135237308599831" calcext:value-type="float">
            <text:p>0.013523730859983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28483140.62505" calcext:value-type="float">
            <text:p>542848314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29629046.87505" calcext:value-type="float">
            <text:p>5429629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29629046.87505" calcext:value-type="float">
            <text:p>5429629046.87505</text:p>
          </table:table-cell>
          <table:table-cell office:value-type="float" office:value="0.0131045843447677" calcext:value-type="float">
            <text:p>0.013104584344768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29629046.87505" calcext:value-type="float">
            <text:p>5429629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430898484.37505" calcext:value-type="float">
            <text:p>54308984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430898484.37505" calcext:value-type="float">
            <text:p>543089848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430898484.37505" calcext:value-type="float">
            <text:p>5430898484.37505</text:p>
          </table:table-cell>
          <table:table-cell office:value-type="float" office:value="0.0112493782801185" calcext:value-type="float">
            <text:p>0.01124937828011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432505046.87505" calcext:value-type="float">
            <text:p>5432505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432505046.87505" calcext:value-type="float">
            <text:p>5432505046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432505046.87505" calcext:value-type="float">
            <text:p>5432505046.87505</text:p>
          </table:table-cell>
          <table:table-cell office:value-type="float" office:value="0.0131637362041714" calcext:value-type="float">
            <text:p>0.013163736204171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35655156.25005" calcext:value-type="float">
            <text:p>543565515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35655156.25005" calcext:value-type="float">
            <text:p>543565515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35655156.25005" calcext:value-type="float">
            <text:p>5435655156.25005</text:p>
          </table:table-cell>
          <table:table-cell office:value-type="float" office:value="0.012697794444349" calcext:value-type="float">
            <text:p>0.012697794444349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437651273.43755" calcext:value-type="float">
            <text:p>543765127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437651273.43755" calcext:value-type="float">
            <text:p>5437651273.43755</text:p>
          </table:table-cell>
          <table:table-cell office:value-type="float" office:value="0.0132351932329355" calcext:value-type="float">
            <text:p>0.01323519323293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437651273.43755" calcext:value-type="float">
            <text:p>543765127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39906414.06255" calcext:value-type="float">
            <text:p>54399064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39906414.06255" calcext:value-type="float">
            <text:p>5439906414.06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39906414.06255" calcext:value-type="float">
            <text:p>5439906414.06255</text:p>
          </table:table-cell>
          <table:table-cell office:value-type="float" office:value="0.0132544046348567" calcext:value-type="float">
            <text:p>0.01325440463485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440516906.25005" calcext:value-type="float">
            <text:p>544051690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440516906.25005" calcext:value-type="float">
            <text:p>544051690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440516906.25005" calcext:value-type="float">
            <text:p>5440516906.2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441662710.93755" calcext:value-type="float">
            <text:p>5441662710.93755</text:p>
          </table:table-cell>
          <table:table-cell office:value-type="float" office:value="0.0152232329277708" calcext:value-type="float">
            <text:p>0.015223232927771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441662710.93755" calcext:value-type="float">
            <text:p>5441662710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441662710.93755" calcext:value-type="float">
            <text:p>5441662710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441687210.93751" calcext:value-type="float">
            <text:p>5441687210.9375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441687210.93751" calcext:value-type="float">
            <text:p>5441687210.9375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441687210.93751" calcext:value-type="float">
            <text:p>5441687210.93751</text:p>
          </table:table-cell>
          <table:table-cell office:value-type="float" office:value="0.0152271487175971" calcext:value-type="float">
            <text:p>0.01522714871759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441857710.93759" calcext:value-type="float">
            <text:p>5441857710.93759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441857710.93759" calcext:value-type="float">
            <text:p>5441857710.93759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441857710.93759" calcext:value-type="float">
            <text:p>5441857710.93759</text:p>
          </table:table-cell>
          <table:table-cell office:value-type="float" office:value="0.0139905638182818" calcext:value-type="float">
            <text:p>0.013990563818282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42349421.87505" calcext:value-type="float">
            <text:p>5442349421.87505</text:p>
          </table:table-cell>
          <table:table-cell office:value-type="float" office:value="0.0114328982206246" calcext:value-type="float">
            <text:p>0.011432898220625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42349421.87505" calcext:value-type="float">
            <text:p>5442349421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42349421.87505" calcext:value-type="float">
            <text:p>5442349421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443336515.62505" calcext:value-type="float">
            <text:p>5443336515.62505</text:p>
          </table:table-cell>
          <table:table-cell office:value-type="float" office:value="0.0119614933406779" calcext:value-type="float">
            <text:p>0.011961493340678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443336515.62505" calcext:value-type="float">
            <text:p>544333651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443336515.62505" calcext:value-type="float">
            <text:p>544333651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444285390.62505" calcext:value-type="float">
            <text:p>5444285390.62505</text:p>
          </table:table-cell>
          <table:table-cell office:value-type="float" office:value="0.0111393180166127" calcext:value-type="float">
            <text:p>0.011139318016613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444285390.62505" calcext:value-type="float">
            <text:p>544428539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444285390.62505" calcext:value-type="float">
            <text:p>5444285390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44425390.62508" calcext:value-type="float">
            <text:p>5444425390.62508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44425390.62508" calcext:value-type="float">
            <text:p>5444425390.62508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44425390.62508" calcext:value-type="float">
            <text:p>5444425390.62508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445743000.00005" calcext:value-type="float">
            <text:p>5445743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445743000.00005" calcext:value-type="float">
            <text:p>5445743000.0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445743000.00005" calcext:value-type="float">
            <text:p>5445743000.00005</text:p>
          </table:table-cell>
          <table:table-cell office:value-type="float" office:value="0.013243736815029" calcext:value-type="float">
            <text:p>0.013243736815029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447737210.93755" calcext:value-type="float">
            <text:p>5447737210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447737210.93755" calcext:value-type="float">
            <text:p>5447737210.93755</text:p>
          </table:table-cell>
          <table:table-cell office:value-type="float" office:value="0.0125625857790388" calcext:value-type="float">
            <text:p>0.012562585779039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447737210.93755" calcext:value-type="float">
            <text:p>5447737210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49566523.43755" calcext:value-type="float">
            <text:p>544956652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49566523.43755" calcext:value-type="float">
            <text:p>5449566523.43755</text:p>
          </table:table-cell>
          <table:table-cell office:value-type="float" office:value="0.0121868388224215" calcext:value-type="float">
            <text:p>0.012186838822422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49566523.43755" calcext:value-type="float">
            <text:p>5449566523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51726585.93755" calcext:value-type="float">
            <text:p>545172658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51726585.93755" calcext:value-type="float">
            <text:p>5451726585.9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51726585.93755" calcext:value-type="float">
            <text:p>5451726585.93755</text:p>
          </table:table-cell>
          <table:table-cell office:value-type="float" office:value="0.0118076405529876" calcext:value-type="float">
            <text:p>0.011807640552988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453743398.43755" calcext:value-type="float">
            <text:p>5453743398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453743398.43755" calcext:value-type="float">
            <text:p>5453743398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453743398.43755" calcext:value-type="float">
            <text:p>5453743398.43755</text:p>
          </table:table-cell>
          <table:table-cell office:value-type="float" office:value="0.0116719312346279" calcext:value-type="float">
            <text:p>0.011671931234628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456682359.37505" calcext:value-type="float">
            <text:p>54566823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456682359.37505" calcext:value-type="float">
            <text:p>5456682359.37505</text:p>
          </table:table-cell>
          <table:table-cell office:value-type="float" office:value="0.0117238931889795" calcext:value-type="float">
            <text:p>0.01172389318898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456682359.37505" calcext:value-type="float">
            <text:p>5456682359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458105960.93756" calcext:value-type="float">
            <text:p>5458105960.937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458105960.93756" calcext:value-type="float">
            <text:p>5458105960.93756</text:p>
          </table:table-cell>
          <table:table-cell office:value-type="float" office:value="0.0132092784048228" calcext:value-type="float">
            <text:p>0.013209278404823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458105960.93756" calcext:value-type="float">
            <text:p>5458105960.937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59619742.18755" calcext:value-type="float">
            <text:p>5459619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59619742.18755" calcext:value-type="float">
            <text:p>5459619742.18755</text:p>
          </table:table-cell>
          <table:table-cell office:value-type="float" office:value="0.0125843067975635" calcext:value-type="float">
            <text:p>0.012584306797564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59619742.18755" calcext:value-type="float">
            <text:p>5459619742.1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461884812.50005" calcext:value-type="float">
            <text:p>5461884812.50005</text:p>
          </table:table-cell>
          <table:table-cell office:value-type="float" office:value="0.0122168088584655" calcext:value-type="float">
            <text:p>0.012216808858466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461884812.50005" calcext:value-type="float">
            <text:p>546188481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461884812.50005" calcext:value-type="float">
            <text:p>546188481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464089054.68755" calcext:value-type="float">
            <text:p>5464089054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464089054.68755" calcext:value-type="float">
            <text:p>5464089054.68755</text:p>
          </table:table-cell>
          <table:table-cell office:value-type="float" office:value="0.011904405342422" calcext:value-type="float">
            <text:p>0.011904405342422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464089054.68755" calcext:value-type="float">
            <text:p>5464089054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65856562.50005" calcext:value-type="float">
            <text:p>5465856562.50005</text:p>
          </table:table-cell>
          <table:table-cell office:value-type="float" office:value="0.0118209283799114" calcext:value-type="float">
            <text:p>0.011820928379911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65856562.50005" calcext:value-type="float">
            <text:p>546585656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65856562.50005" calcext:value-type="float">
            <text:p>546585656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68251093.75005" calcext:value-type="float">
            <text:p>5468251093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68251093.75005" calcext:value-type="float">
            <text:p>5468251093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68251093.75005" calcext:value-type="float">
            <text:p>5468251093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469603562.50005" calcext:value-type="float">
            <text:p>546960356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469603562.50005" calcext:value-type="float">
            <text:p>5469603562.50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469603562.50005" calcext:value-type="float">
            <text:p>5469603562.50005</text:p>
          </table:table-cell>
          <table:table-cell office:value-type="float" office:value="0.0131433203042426" calcext:value-type="float">
            <text:p>0.013143320304243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470119234.37505" calcext:value-type="float">
            <text:p>547011923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470119234.37505" calcext:value-type="float">
            <text:p>5470119234.37505</text:p>
          </table:table-cell>
          <table:table-cell office:value-type="float" office:value="0.0124974743980816" calcext:value-type="float">
            <text:p>0.012497474398082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470119234.37505" calcext:value-type="float">
            <text:p>547011923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74056945.31255" calcext:value-type="float">
            <text:p>5474056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74056945.31255" calcext:value-type="float">
            <text:p>5474056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74056945.31255" calcext:value-type="float">
            <text:p>5474056945.31255</text:p>
          </table:table-cell>
          <table:table-cell office:value-type="float" office:value="0.0116083281959377" calcext:value-type="float">
            <text:p>0.011608328195938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476191429.68755" calcext:value-type="float">
            <text:p>547619142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476191429.68755" calcext:value-type="float">
            <text:p>5476191429.68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476191429.68755" calcext:value-type="float">
            <text:p>5476191429.68755</text:p>
          </table:table-cell>
          <table:table-cell office:value-type="float" office:value="0.0116033071820436" calcext:value-type="float">
            <text:p>0.011603307182044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478045945.31255" calcext:value-type="float">
            <text:p>5478045945.31255</text:p>
          </table:table-cell>
          <table:table-cell office:value-type="float" office:value="0.0134897487585052" calcext:value-type="float">
            <text:p>0.013489748758505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478045945.31255" calcext:value-type="float">
            <text:p>5478045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478045945.31255" calcext:value-type="float">
            <text:p>5478045945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479838843.75005" calcext:value-type="float">
            <text:p>5479838843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479838843.75005" calcext:value-type="float">
            <text:p>5479838843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479838843.75005" calcext:value-type="float">
            <text:p>5479838843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481512671.87505" calcext:value-type="float">
            <text:p>5481512671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481512671.87505" calcext:value-type="float">
            <text:p>5481512671.8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481512671.87505" calcext:value-type="float">
            <text:p>5481512671.87505</text:p>
          </table:table-cell>
          <table:table-cell office:value-type="float" office:value="0.012364897197353" calcext:value-type="float">
            <text:p>0.012364897197353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85465265.62505" calcext:value-type="float">
            <text:p>548546526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85465265.62505" calcext:value-type="float">
            <text:p>5485465265.62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85465265.62505" calcext:value-type="float">
            <text:p>5485465265.62505</text:p>
          </table:table-cell>
          <table:table-cell office:value-type="float" office:value="0.0116544164835778" calcext:value-type="float">
            <text:p>0.011654416483578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488372234.37505" calcext:value-type="float">
            <text:p>548837223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488372234.37505" calcext:value-type="float">
            <text:p>5488372234.375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488372234.37505" calcext:value-type="float">
            <text:p>5488372234.37505</text:p>
          </table:table-cell>
          <table:table-cell office:value-type="float" office:value="0.0116693232551614" calcext:value-type="float">
            <text:p>0.011669323255161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90311148.43755" calcext:value-type="float">
            <text:p>5490311148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90311148.43755" calcext:value-type="float">
            <text:p>5490311148.437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90311148.43755" calcext:value-type="float">
            <text:p>5490311148.43755</text:p>
          </table:table-cell>
          <table:table-cell office:value-type="float" office:value="0.0134173898087147" calcext:value-type="float">
            <text:p>0.013417389808715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491325820.31255" calcext:value-type="float">
            <text:p>5491325820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491325820.31255" calcext:value-type="float">
            <text:p>5491325820.31255</text:p>
          </table:table-cell>
          <table:table-cell office:value-type="float" office:value="0.0128105208279217" calcext:value-type="float">
            <text:p>0.012810520827922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491325820.31255" calcext:value-type="float">
            <text:p>5491325820.3125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493474101.56256" calcext:value-type="float">
            <text:p>5493474101.562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493474101.56256" calcext:value-type="float">
            <text:p>5493474101.56256</text:p>
          </table:table-cell>
          <table:table-cell office:value-type="float" office:value="0.0123540333829102" calcext:value-type="float">
            <text:p>0.01235403338291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493474101.56256" calcext:value-type="float">
            <text:p>5493474101.5625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94586546.87506" calcext:value-type="float">
            <text:p>5494586546.8750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94586546.87506" calcext:value-type="float">
            <text:p>5494586546.87506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94586546.87506" calcext:value-type="float">
            <text:p>5494586546.87506</text:p>
          </table:table-cell>
          <table:table-cell office:value-type="float" office:value="0.0126892885339755" calcext:value-type="float">
            <text:p>0.012689288533976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96030718.75005" calcext:value-type="float">
            <text:p>5496030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96030718.75005" calcext:value-type="float">
            <text:p>5496030718.75005</text:p>
          </table:table-cell>
          <table:table-cell office:value-type="float" office:value="0.0148542715044976" calcext:value-type="float">
            <text:p>0.014854271504498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96030718.75005" calcext:value-type="float">
            <text:p>5496030718.750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01577679.68755" calcext:value-type="float">
            <text:p>550157767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01577679.68755" calcext:value-type="float">
            <text:p>550157767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3111070.31255" calcext:value-type="float">
            <text:p>55031110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3111070.31255" calcext:value-type="float">
            <text:p>55031110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43370812.50005" calcext:value-type="float">
            <text:p>554337081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43370812.50005" calcext:value-type="float">
            <text:p>554337081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45624234.37505" calcext:value-type="float">
            <text:p>554562423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45624234.37505" calcext:value-type="float">
            <text:p>554562423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47417781.25005" calcext:value-type="float">
            <text:p>554741778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47417781.25005" calcext:value-type="float">
            <text:p>554741778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48265484.37505" calcext:value-type="float">
            <text:p>554826548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48265484.37505" calcext:value-type="float">
            <text:p>554826548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49787343.75005" calcext:value-type="float">
            <text:p>554978734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49787343.75005" calcext:value-type="float">
            <text:p>554978734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52044898.43755" calcext:value-type="float">
            <text:p>55520448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52044898.43755" calcext:value-type="float">
            <text:p>55520448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54592562.50005" calcext:value-type="float">
            <text:p>555459256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54592562.50005" calcext:value-type="float">
            <text:p>555459256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56287062.50005" calcext:value-type="float">
            <text:p>555628706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56287062.50005" calcext:value-type="float">
            <text:p>555628706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57766578.12505" calcext:value-type="float">
            <text:p>5557766578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57766578.12505" calcext:value-type="float">
            <text:p>5557766578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59741187.50005" calcext:value-type="float">
            <text:p>555974118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59741187.50005" calcext:value-type="float">
            <text:p>555974118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62588773.43755" calcext:value-type="float">
            <text:p>556258877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62588773.43755" calcext:value-type="float">
            <text:p>556258877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64952937.50005" calcext:value-type="float">
            <text:p>556495293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64952937.50005" calcext:value-type="float">
            <text:p>556495293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66885718.75005" calcext:value-type="float">
            <text:p>55668857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66885718.75005" calcext:value-type="float">
            <text:p>55668857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69414781.25005" calcext:value-type="float">
            <text:p>556941478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69414781.25005" calcext:value-type="float">
            <text:p>556941478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71712148.43755" calcext:value-type="float">
            <text:p>557171214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71712148.43755" calcext:value-type="float">
            <text:p>557171214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73534875.00005" calcext:value-type="float">
            <text:p>5573534875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73534875.00005" calcext:value-type="float">
            <text:p>5573534875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74957914.06255" calcext:value-type="float">
            <text:p>5574957914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74957914.06255" calcext:value-type="float">
            <text:p>5574957914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78141765.62505" calcext:value-type="float">
            <text:p>5578141765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78141765.62505" calcext:value-type="float">
            <text:p>5578141765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79698218.75005" calcext:value-type="float">
            <text:p>55796982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79698218.75005" calcext:value-type="float">
            <text:p>55796982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81486234.37505" calcext:value-type="float">
            <text:p>558148623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81486234.37505" calcext:value-type="float">
            <text:p>558148623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83707335.93755" calcext:value-type="float">
            <text:p>558370733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83707335.93755" calcext:value-type="float">
            <text:p>558370733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86846984.37505" calcext:value-type="float">
            <text:p>558684698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86846984.37505" calcext:value-type="float">
            <text:p>558684698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88952960.93755" calcext:value-type="float">
            <text:p>5588952960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88952960.93755" calcext:value-type="float">
            <text:p>5588952960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90530437.50005" calcext:value-type="float">
            <text:p>559053043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90530437.50005" calcext:value-type="float">
            <text:p>559053043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92102304.68755" calcext:value-type="float">
            <text:p>559210230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92102304.68755" calcext:value-type="float">
            <text:p>559210230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94537085.93755" calcext:value-type="float">
            <text:p>559453708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94537085.93755" calcext:value-type="float">
            <text:p>559453708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97212703.12505" calcext:value-type="float">
            <text:p>55972127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97212703.12505" calcext:value-type="float">
            <text:p>55972127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99111187.50005" calcext:value-type="float">
            <text:p>559911118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99111187.50005" calcext:value-type="float">
            <text:p>559911118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03863117.18755" calcext:value-type="float">
            <text:p>5603863117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03863117.18755" calcext:value-type="float">
            <text:p>5603863117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05994859.37505" calcext:value-type="float">
            <text:p>560599485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05994859.37505" calcext:value-type="float">
            <text:p>560599485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07262023.43755" calcext:value-type="float">
            <text:p>560726202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07262023.43755" calcext:value-type="float">
            <text:p>560726202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3707796.87505" calcext:value-type="float">
            <text:p>5613707796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3707796.87505" calcext:value-type="float">
            <text:p>5613707796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16048687.50005" calcext:value-type="float">
            <text:p>561604868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16048687.50005" calcext:value-type="float">
            <text:p>561604868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17753210.93755" calcext:value-type="float">
            <text:p>5617753210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17753210.93755" calcext:value-type="float">
            <text:p>5617753210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19042875.00005" calcext:value-type="float">
            <text:p>5619042875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19042875.00005" calcext:value-type="float">
            <text:p>5619042875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20882789.06255" calcext:value-type="float">
            <text:p>5620882789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20882789.06255" calcext:value-type="float">
            <text:p>5620882789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21737140.62505" calcext:value-type="float">
            <text:p>562173714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21737140.62505" calcext:value-type="float">
            <text:p>562173714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22522414.06255" calcext:value-type="float">
            <text:p>5622522414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22522414.06255" calcext:value-type="float">
            <text:p>5622522414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24198101.56255" calcext:value-type="float">
            <text:p>562419810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24198101.56255" calcext:value-type="float">
            <text:p>562419810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28856421.87505" calcext:value-type="float">
            <text:p>5628856421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28856421.87505" calcext:value-type="float">
            <text:p>5628856421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30458218.75005" calcext:value-type="float">
            <text:p>56304582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30458218.75005" calcext:value-type="float">
            <text:p>56304582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32319593.75005" calcext:value-type="float">
            <text:p>56323195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32319593.75005" calcext:value-type="float">
            <text:p>56323195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34482398.43755" calcext:value-type="float">
            <text:p>56344823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34482398.43755" calcext:value-type="float">
            <text:p>56344823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36337054.68755" calcext:value-type="float">
            <text:p>563633705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36337054.68755" calcext:value-type="float">
            <text:p>563633705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38432359.37505" calcext:value-type="float">
            <text:p>563843235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38432359.37505" calcext:value-type="float">
            <text:p>563843235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40497789.06255" calcext:value-type="float">
            <text:p>5640497789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40497789.06255" calcext:value-type="float">
            <text:p>5640497789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42732468.75005" calcext:value-type="float">
            <text:p>564273246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42732468.75005" calcext:value-type="float">
            <text:p>564273246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44768695.31255" calcext:value-type="float">
            <text:p>5644768695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44768695.31255" calcext:value-type="float">
            <text:p>5644768695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48224421.87505" calcext:value-type="float">
            <text:p>5648224421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48224421.87505" calcext:value-type="float">
            <text:p>5648224421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51584703.12505" calcext:value-type="float">
            <text:p>56515847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51584703.12505" calcext:value-type="float">
            <text:p>56515847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53306500.00005" calcext:value-type="float">
            <text:p>5653306500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53306500.00005" calcext:value-type="float">
            <text:p>5653306500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54776179.68755" calcext:value-type="float">
            <text:p>565477617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54776179.68755" calcext:value-type="float">
            <text:p>565477617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56508929.68755" calcext:value-type="float">
            <text:p>565650892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56508929.68755" calcext:value-type="float">
            <text:p>565650892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58167781.25005" calcext:value-type="float">
            <text:p>565816778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58167781.25005" calcext:value-type="float">
            <text:p>565816778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60536898.43755" calcext:value-type="float">
            <text:p>56605368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60536898.43755" calcext:value-type="float">
            <text:p>56605368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63064851.56255" calcext:value-type="float">
            <text:p>566306485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63064851.56255" calcext:value-type="float">
            <text:p>566306485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64544757.81255" calcext:value-type="float">
            <text:p>5664544757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64544757.81255" calcext:value-type="float">
            <text:p>5664544757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66454359.37505" calcext:value-type="float">
            <text:p>566645435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66454359.37505" calcext:value-type="float">
            <text:p>566645435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68555570.31255" calcext:value-type="float">
            <text:p>56685555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68555570.31255" calcext:value-type="float">
            <text:p>56685555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70461890.62505" calcext:value-type="float">
            <text:p>567046189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70461890.62505" calcext:value-type="float">
            <text:p>567046189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72504070.31255" calcext:value-type="float">
            <text:p>56725040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72504070.31255" calcext:value-type="float">
            <text:p>56725040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74842679.68755" calcext:value-type="float">
            <text:p>567484267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74842679.68755" calcext:value-type="float">
            <text:p>567484267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76585195.31255" calcext:value-type="float">
            <text:p>5676585195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76585195.31255" calcext:value-type="float">
            <text:p>5676585195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83274390.62505" calcext:value-type="float">
            <text:p>568327439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83274390.62505" calcext:value-type="float">
            <text:p>568327439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85468890.62505" calcext:value-type="float">
            <text:p>568546889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85468890.62505" calcext:value-type="float">
            <text:p>568546889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87313218.75005" calcext:value-type="float">
            <text:p>56873132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87313218.75005" calcext:value-type="float">
            <text:p>56873132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88594703.12505" calcext:value-type="float">
            <text:p>56885947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88594703.12505" calcext:value-type="float">
            <text:p>56885947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690238234.37505" calcext:value-type="float">
            <text:p>569023823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690238234.37505" calcext:value-type="float">
            <text:p>569023823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91890765.62505" calcext:value-type="float">
            <text:p>5691890765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91890765.62505" calcext:value-type="float">
            <text:p>5691890765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93482562.50005" calcext:value-type="float">
            <text:p>569348256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93482562.50005" calcext:value-type="float">
            <text:p>569348256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95290992.18755" calcext:value-type="float">
            <text:p>5695290992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95290992.18755" calcext:value-type="float">
            <text:p>5695290992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97842703.12505" calcext:value-type="float">
            <text:p>56978427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97842703.12505" calcext:value-type="float">
            <text:p>56978427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00026601.56255" calcext:value-type="float">
            <text:p>570002660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00026601.56255" calcext:value-type="float">
            <text:p>570002660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02082429.68756" calcext:value-type="float">
            <text:p>5702082429.6875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02082429.68756" calcext:value-type="float">
            <text:p>5702082429.6875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04069546.87505" calcext:value-type="float">
            <text:p>5704069546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04069546.87505" calcext:value-type="float">
            <text:p>5704069546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06084820.31255" calcext:value-type="float">
            <text:p>570608482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06084820.31255" calcext:value-type="float">
            <text:p>570608482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08565335.93755" calcext:value-type="float">
            <text:p>570856533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08565335.93755" calcext:value-type="float">
            <text:p>570856533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10722609.37505" calcext:value-type="float">
            <text:p>571072260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10722609.37505" calcext:value-type="float">
            <text:p>571072260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12843656.25005" calcext:value-type="float">
            <text:p>5712843656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12843656.25005" calcext:value-type="float">
            <text:p>5712843656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15728773.43755" calcext:value-type="float">
            <text:p>571572877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15728773.43755" calcext:value-type="float">
            <text:p>571572877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717648000.00006" calcext:value-type="float">
            <text:p>5717648000.0000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717648000.00006" calcext:value-type="float">
            <text:p>5717648000.0000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19878093.75005" calcext:value-type="float">
            <text:p>57198780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19878093.75005" calcext:value-type="float">
            <text:p>57198780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21354796.87505" calcext:value-type="float">
            <text:p>5721354796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21354796.87505" calcext:value-type="float">
            <text:p>5721354796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22930593.75005" calcext:value-type="float">
            <text:p>57229305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22930593.75005" calcext:value-type="float">
            <text:p>57229305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24391578.12505" calcext:value-type="float">
            <text:p>5724391578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24391578.12505" calcext:value-type="float">
            <text:p>5724391578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25903296.87505" calcext:value-type="float">
            <text:p>5725903296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25903296.87505" calcext:value-type="float">
            <text:p>5725903296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27707820.31255" calcext:value-type="float">
            <text:p>572770782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27707820.31255" calcext:value-type="float">
            <text:p>572770782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29942617.18755" calcext:value-type="float">
            <text:p>5729942617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29942617.18755" calcext:value-type="float">
            <text:p>5729942617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32039203.12505" calcext:value-type="float">
            <text:p>57320392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32039203.12505" calcext:value-type="float">
            <text:p>57320392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34582335.93755" calcext:value-type="float">
            <text:p>573458233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34582335.93755" calcext:value-type="float">
            <text:p>573458233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36589585.93755" calcext:value-type="float">
            <text:p>573658958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36589585.93755" calcext:value-type="float">
            <text:p>573658958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38427875.00005" calcext:value-type="float">
            <text:p>5738427875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38427875.00005" calcext:value-type="float">
            <text:p>5738427875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40580054.68755" calcext:value-type="float">
            <text:p>574058005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40580054.68755" calcext:value-type="float">
            <text:p>574058005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43115210.93755" calcext:value-type="float">
            <text:p>5743115210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43115210.93755" calcext:value-type="float">
            <text:p>5743115210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45204312.50005" calcext:value-type="float">
            <text:p>574520431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45204312.50005" calcext:value-type="float">
            <text:p>574520431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47591609.37505" calcext:value-type="float">
            <text:p>574759160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47591609.37505" calcext:value-type="float">
            <text:p>574759160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48951148.43755" calcext:value-type="float">
            <text:p>574895114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48951148.43755" calcext:value-type="float">
            <text:p>574895114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53402156.25005" calcext:value-type="float">
            <text:p>5753402156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53402156.25005" calcext:value-type="float">
            <text:p>5753402156.25005</text:p>
          </table:table-cell>
          <table:table-cell office:value-type="float" office:value="0.0120020119107499" calcext:value-type="float">
            <text:p>0.01200201191075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55530179.68755" calcext:value-type="float">
            <text:p>575553017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55530179.68755" calcext:value-type="float">
            <text:p>5755530179.68755</text:p>
          </table:table-cell>
          <table:table-cell office:value-type="float" office:value="0.0119709272080794" calcext:value-type="float">
            <text:p>0.011970927208079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757294898.43755" calcext:value-type="float">
            <text:p>57572948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757294898.43755" calcext:value-type="float">
            <text:p>5757294898.43755</text:p>
          </table:table-cell>
          <table:table-cell office:value-type="float" office:value="0.012084709117204" calcext:value-type="float">
            <text:p>0.012084709117204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758601515.62505" calcext:value-type="float">
            <text:p>5758601515.62505</text:p>
          </table:table-cell>
          <table:table-cell office:value-type="float" office:value="0.0132536802324079" calcext:value-type="float">
            <text:p>0.013253680232408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758601515.62505" calcext:value-type="float">
            <text:p>5758601515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60614398.43755" calcext:value-type="float">
            <text:p>5760614398.43755</text:p>
          </table:table-cell>
          <table:table-cell office:value-type="float" office:value="0.0128049290508644" calcext:value-type="float">
            <text:p>0.012804929050864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60614398.43755" calcext:value-type="float">
            <text:p>57606143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762370070.31255" calcext:value-type="float">
            <text:p>5762370070.31255</text:p>
          </table:table-cell>
          <table:table-cell office:value-type="float" office:value="0.0123699022055078" calcext:value-type="float">
            <text:p>0.012369902205508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762370070.31255" calcext:value-type="float">
            <text:p>57623700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66643531.25005" calcext:value-type="float">
            <text:p>5766643531.25005</text:p>
          </table:table-cell>
          <table:table-cell office:value-type="float" office:value="0.0122101001871654" calcext:value-type="float">
            <text:p>0.012210100187165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66643531.25005" calcext:value-type="float">
            <text:p>576664353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9340726.56255" calcext:value-type="float">
            <text:p>5769340726.56255</text:p>
          </table:table-cell>
          <table:table-cell office:value-type="float" office:value="0.0123180193545646" calcext:value-type="float">
            <text:p>0.012318019354565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9340726.56255" calcext:value-type="float">
            <text:p>5769340726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70959867.18755" calcext:value-type="float">
            <text:p>5770959867.18755</text:p>
          </table:table-cell>
          <table:table-cell office:value-type="float" office:value="0.0132445187620494" calcext:value-type="float">
            <text:p>0.013244518762049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70959867.18755" calcext:value-type="float">
            <text:p>5770959867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72100703.12505" calcext:value-type="float">
            <text:p>577210070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72100703.12505" calcext:value-type="float">
            <text:p>5772100703.12505</text:p>
          </table:table-cell>
          <table:table-cell office:value-type="float" office:value="0.0138408536895808" calcext:value-type="float">
            <text:p>0.013840853689581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73939359.37505" calcext:value-type="float">
            <text:p>5773939359.37505</text:p>
          </table:table-cell>
          <table:table-cell office:value-type="float" office:value="0.0124109705906723" calcext:value-type="float">
            <text:p>0.012410970590672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73939359.37505" calcext:value-type="float">
            <text:p>577393935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75698031.25005" calcext:value-type="float">
            <text:p>577569803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75698031.25005" calcext:value-type="float">
            <text:p>5775698031.25005</text:p>
          </table:table-cell>
          <table:table-cell office:value-type="float" office:value="0.0123960601610136" calcext:value-type="float">
            <text:p>0.012396060161014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777465726.56255" calcext:value-type="float">
            <text:p>5777465726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777465726.56255" calcext:value-type="float">
            <text:p>5777465726.56255</text:p>
          </table:table-cell>
          <table:table-cell office:value-type="float" office:value="0.0124561294885776" calcext:value-type="float">
            <text:p>0.012456129488578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79150531.25005" calcext:value-type="float">
            <text:p>577915053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79150531.25005" calcext:value-type="float">
            <text:p>577915053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83646343.75005" calcext:value-type="float">
            <text:p>5783646343.75005</text:p>
          </table:table-cell>
          <table:table-cell office:value-type="float" office:value="0.0121976368242065" calcext:value-type="float">
            <text:p>0.012197636824207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83646343.75005" calcext:value-type="float">
            <text:p>578364634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85592632.81255" calcext:value-type="float">
            <text:p>5785592632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85592632.81255" calcext:value-type="float">
            <text:p>5785592632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87682593.75005" calcext:value-type="float">
            <text:p>57876825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87682593.75005" calcext:value-type="float">
            <text:p>5787682593.75005</text:p>
          </table:table-cell>
          <table:table-cell office:value-type="float" office:value="0.0119530856237987" calcext:value-type="float">
            <text:p>0.011953085623799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789640765.62505" calcext:value-type="float">
            <text:p>5789640765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789640765.62505" calcext:value-type="float">
            <text:p>5789640765.62505</text:p>
          </table:table-cell>
          <table:table-cell office:value-type="float" office:value="0.0120018973206761" calcext:value-type="float">
            <text:p>0.012001897320676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90980421.87505" calcext:value-type="float">
            <text:p>5790980421.87505</text:p>
          </table:table-cell>
          <table:table-cell office:value-type="float" office:value="0.0134025285247994" calcext:value-type="float">
            <text:p>0.013402528524799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90980421.87505" calcext:value-type="float">
            <text:p>5790980421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92567054.68755" calcext:value-type="float">
            <text:p>579256705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92567054.68755" calcext:value-type="float">
            <text:p>5792567054.68755</text:p>
          </table:table-cell>
          <table:table-cell office:value-type="float" office:value="0.0130865098889198" calcext:value-type="float">
            <text:p>0.01308650988892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97086890.62505" calcext:value-type="float">
            <text:p>5797086890.62505</text:p>
          </table:table-cell>
          <table:table-cell office:value-type="float" office:value="0.0121409621430872" calcext:value-type="float">
            <text:p>0.012140962143087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97086890.62505" calcext:value-type="float">
            <text:p>579708689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98646460.93755" calcext:value-type="float">
            <text:p>5798646460.93755</text:p>
          </table:table-cell>
          <table:table-cell office:value-type="float" office:value="0.0121665001610652" calcext:value-type="float">
            <text:p>0.012166500161065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98646460.93755" calcext:value-type="float">
            <text:p>5798646460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00937453.12505" calcext:value-type="float">
            <text:p>580093745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00937453.12505" calcext:value-type="float">
            <text:p>5800937453.12505</text:p>
          </table:table-cell>
          <table:table-cell office:value-type="float" office:value="0.0122758238138315" calcext:value-type="float">
            <text:p>0.012275823813832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03097632.81255" calcext:value-type="float">
            <text:p>5803097632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03097632.81255" calcext:value-type="float">
            <text:p>5803097632.81255</text:p>
          </table:table-cell>
          <table:table-cell office:value-type="float" office:value="0.0135439271696701" calcext:value-type="float">
            <text:p>0.01354392716967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804649320.31255" calcext:value-type="float">
            <text:p>580464932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804649320.31255" calcext:value-type="float">
            <text:p>5804649320.31255</text:p>
          </table:table-cell>
          <table:table-cell office:value-type="float" office:value="0.0139203316214511" calcext:value-type="float">
            <text:p>0.013920331621451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05843562.50005" calcext:value-type="float">
            <text:p>5805843562.50005</text:p>
          </table:table-cell>
          <table:table-cell office:value-type="float" office:value="0.0126127776365348" calcext:value-type="float">
            <text:p>0.012612777636535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05843562.50005" calcext:value-type="float">
            <text:p>580584356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07780085.93755" calcext:value-type="float">
            <text:p>5807780085.93755</text:p>
          </table:table-cell>
          <table:table-cell office:value-type="float" office:value="0.012419005357366" calcext:value-type="float">
            <text:p>0.012419005357366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07780085.93755" calcext:value-type="float">
            <text:p>5807780085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808732398.43755" calcext:value-type="float">
            <text:p>5808732398.43755</text:p>
          </table:table-cell>
          <table:table-cell office:value-type="float" office:value="0.01504478275408" calcext:value-type="float">
            <text:p>0.01504478275408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808732398.43755" calcext:value-type="float">
            <text:p>58087323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11333937.50005" calcext:value-type="float">
            <text:p>581133393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11333937.50005" calcext:value-type="float">
            <text:p>581133393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18675593.75005" calcext:value-type="float">
            <text:p>58186755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18675593.75005" calcext:value-type="float">
            <text:p>5818675593.75005</text:p>
          </table:table-cell>
          <table:table-cell office:value-type="float" office:value="0.0124325527484511" calcext:value-type="float">
            <text:p>0.012432552748451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820013000.00005" calcext:value-type="float">
            <text:p>5820013000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820013000.00005" calcext:value-type="float">
            <text:p>5820013000.00005</text:p>
          </table:table-cell>
          <table:table-cell office:value-type="float" office:value="0.0115218331316015" calcext:value-type="float">
            <text:p>0.011521833131602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821803687.50005" calcext:value-type="float">
            <text:p>5821803687.50005</text:p>
          </table:table-cell>
          <table:table-cell office:value-type="float" office:value="0.0119645355186712" calcext:value-type="float">
            <text:p>0.011964535518671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821803687.50005" calcext:value-type="float">
            <text:p>582180368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823881117.18755" calcext:value-type="float">
            <text:p>5823881117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823881117.18755" calcext:value-type="float">
            <text:p>5823881117.18755</text:p>
          </table:table-cell>
          <table:table-cell office:value-type="float" office:value="0.011980702037418" calcext:value-type="float">
            <text:p>0.011980702037418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825172804.68755" calcext:value-type="float">
            <text:p>582517280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825172804.68755" calcext:value-type="float">
            <text:p>5825172804.68755</text:p>
          </table:table-cell>
          <table:table-cell office:value-type="float" office:value="0.0134161721818267" calcext:value-type="float">
            <text:p>0.013416172181827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827072054.68755" calcext:value-type="float">
            <text:p>582707205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827072054.68755" calcext:value-type="float">
            <text:p>582707205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827625343.75005" calcext:value-type="float">
            <text:p>582762534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827625343.75005" calcext:value-type="float">
            <text:p>5827625343.75005</text:p>
          </table:table-cell>
          <table:table-cell office:value-type="float" office:value="0.012288820185931" calcext:value-type="float">
            <text:p>0.012288820185931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28541898.43755" calcext:value-type="float">
            <text:p>58285418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28541898.43755" calcext:value-type="float">
            <text:p>58285418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832308687.50005" calcext:value-type="float">
            <text:p>5832308687.50005</text:p>
          </table:table-cell>
          <table:table-cell office:value-type="float" office:value="0.0121631075811282" calcext:value-type="float">
            <text:p>0.012163107581128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832308687.50005" calcext:value-type="float">
            <text:p>583230868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834974351.56255" calcext:value-type="float">
            <text:p>5834974351.56255</text:p>
          </table:table-cell>
          <table:table-cell office:value-type="float" office:value="0.0121209718554872" calcext:value-type="float">
            <text:p>0.012120971855487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834974351.56255" calcext:value-type="float">
            <text:p>583497435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37191546.87505" calcext:value-type="float">
            <text:p>5837191546.87505</text:p>
          </table:table-cell>
          <table:table-cell office:value-type="float" office:value="0.0136448971212996" calcext:value-type="float">
            <text:p>0.0136448971213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37191546.87505" calcext:value-type="float">
            <text:p>5837191546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839252882.81255" calcext:value-type="float">
            <text:p>5839252882.81255</text:p>
          </table:table-cell>
          <table:table-cell office:value-type="float" office:value="0.0131802212928999" calcext:value-type="float">
            <text:p>0.0131802212929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839252882.81255" calcext:value-type="float">
            <text:p>5839252882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40193289.06255" calcext:value-type="float">
            <text:p>5840193289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40193289.06255" calcext:value-type="float">
            <text:p>5840193289.06255</text:p>
          </table:table-cell>
          <table:table-cell office:value-type="float" office:value="0.012710528192234" calcext:value-type="float">
            <text:p>0.012710528192234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842672640.62505" calcext:value-type="float">
            <text:p>584267264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842672640.62505" calcext:value-type="float">
            <text:p>584267264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844350445.31255" calcext:value-type="float">
            <text:p>5844350445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844350445.31255" calcext:value-type="float">
            <text:p>5844350445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846205218.75005" calcext:value-type="float">
            <text:p>58462052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846205218.75005" calcext:value-type="float">
            <text:p>5846205218.75005</text:p>
          </table:table-cell>
          <table:table-cell office:value-type="float" office:value="0.0124272450426993" calcext:value-type="float">
            <text:p>0.012427245042699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48772320.31255" calcext:value-type="float">
            <text:p>584877232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48772320.31255" calcext:value-type="float">
            <text:p>584877232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52771718.75005" calcext:value-type="float">
            <text:p>5852771718.75005</text:p>
          </table:table-cell>
          <table:table-cell office:value-type="float" office:value="0.0122791972471776" calcext:value-type="float">
            <text:p>0.012279197247178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52771718.75005" calcext:value-type="float">
            <text:p>58527717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854259093.75005" calcext:value-type="float">
            <text:p>5854259093.75005</text:p>
          </table:table-cell>
          <table:table-cell office:value-type="float" office:value="0.0127765281261918" calcext:value-type="float">
            <text:p>0.012776528126192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854259093.75005" calcext:value-type="float">
            <text:p>58542590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856360328.12505" calcext:value-type="float">
            <text:p>5856360328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856360328.12505" calcext:value-type="float">
            <text:p>5856360328.12505</text:p>
          </table:table-cell>
          <table:table-cell office:value-type="float" office:value="0.0119163728485176" calcext:value-type="float">
            <text:p>0.011916372848518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57871070.31255" calcext:value-type="float">
            <text:p>58578710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57871070.31255" calcext:value-type="float">
            <text:p>5857871070.31255</text:p>
          </table:table-cell>
          <table:table-cell office:value-type="float" office:value="0.0119648728410667" calcext:value-type="float">
            <text:p>0.011964872841067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59189429.68755" calcext:value-type="float">
            <text:p>585918942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59189429.68755" calcext:value-type="float">
            <text:p>585918942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60681453.12505" calcext:value-type="float">
            <text:p>586068145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60681453.12505" calcext:value-type="float">
            <text:p>5860681453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62228421.87505" calcext:value-type="float">
            <text:p>5862228421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62228421.87505" calcext:value-type="float">
            <text:p>5862228421.87505</text:p>
          </table:table-cell>
          <table:table-cell office:value-type="float" office:value="0.0123733107863243" calcext:value-type="float">
            <text:p>0.012373310786324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864428687.50005" calcext:value-type="float">
            <text:p>586442868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864428687.50005" calcext:value-type="float">
            <text:p>5864428687.50005</text:p>
          </table:table-cell>
          <table:table-cell office:value-type="float" office:value="0.0122243077533115" calcext:value-type="float">
            <text:p>0.012224307753312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866050062.50005" calcext:value-type="float">
            <text:p>5866050062.50005</text:p>
          </table:table-cell>
          <table:table-cell office:value-type="float" office:value="0.0125004423871446" calcext:value-type="float">
            <text:p>0.012500442387145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866050062.50005" calcext:value-type="float">
            <text:p>5866050062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869534132.81255" calcext:value-type="float">
            <text:p>5869534132.81255</text:p>
          </table:table-cell>
          <table:table-cell office:value-type="float" office:value="0.0122827178934974" calcext:value-type="float">
            <text:p>0.012282717893497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869534132.81255" calcext:value-type="float">
            <text:p>5869534132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71519765.62505" calcext:value-type="float">
            <text:p>5871519765.62505</text:p>
          </table:table-cell>
          <table:table-cell office:value-type="float" office:value="0.0134032789118633" calcext:value-type="float">
            <text:p>0.013403278911863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71519765.62505" calcext:value-type="float">
            <text:p>5871519765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872738492.18755" calcext:value-type="float">
            <text:p>5872738492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872738492.18755" calcext:value-type="float">
            <text:p>5872738492.18755</text:p>
          </table:table-cell>
          <table:table-cell office:value-type="float" office:value="0.0129741016746841" calcext:value-type="float">
            <text:p>0.012974101674684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874329031.25005" calcext:value-type="float">
            <text:p>5874329031.25005</text:p>
          </table:table-cell>
          <table:table-cell office:value-type="float" office:value="0.0126035606415705" calcext:value-type="float">
            <text:p>0.012603560641571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874329031.25005" calcext:value-type="float">
            <text:p>587432903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876707984.37505" calcext:value-type="float">
            <text:p>5876707984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876707984.37505" calcext:value-type="float">
            <text:p>5876707984.37505</text:p>
          </table:table-cell>
          <table:table-cell office:value-type="float" office:value="0.0122843494875072" calcext:value-type="float">
            <text:p>0.012284349487507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878859328.12505" calcext:value-type="float">
            <text:p>5878859328.12505</text:p>
          </table:table-cell>
          <table:table-cell office:value-type="float" office:value="0.0123995520021367" calcext:value-type="float">
            <text:p>0.012399552002137</text:p>
          </table:table-cell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878859328.12505" calcext:value-type="float">
            <text:p>5878859328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80714101.56255" calcext:value-type="float">
            <text:p>588071410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80714101.56255" calcext:value-type="float">
            <text:p>588071410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911559710.93755" calcext:value-type="float">
            <text:p>5911559710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911559710.93755" calcext:value-type="float">
            <text:p>5911559710.9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920199031.25005" calcext:value-type="float">
            <text:p>592019903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920199031.25005" calcext:value-type="float">
            <text:p>592019903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921531625.00005" calcext:value-type="float">
            <text:p>5921531625.0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921531625.00005" calcext:value-type="float">
            <text:p>5921531625.00005</text:p>
          </table:table-cell>
          <table:table-cell office:value-type="float" office:value="0.0127848570132333" calcext:value-type="float">
            <text:p>0.012784857013233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923393343.75005" calcext:value-type="float">
            <text:p>592339334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923393343.75005" calcext:value-type="float">
            <text:p>5923393343.75005</text:p>
          </table:table-cell>
          <table:table-cell office:value-type="float" office:value="0.0124153809948826" calcext:value-type="float">
            <text:p>0.012415380994883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25696523.43755" calcext:value-type="float">
            <text:p>592569652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25696523.43755" calcext:value-type="float">
            <text:p>5925696523.43755</text:p>
          </table:table-cell>
          <table:table-cell office:value-type="float" office:value="0.0121653681473219" calcext:value-type="float">
            <text:p>0.012165368147322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27700429.68755" calcext:value-type="float">
            <text:p>5927700429.68755</text:p>
          </table:table-cell>
          <table:table-cell office:value-type="float" office:value="0.0120592638276169" calcext:value-type="float">
            <text:p>0.012059263827617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27700429.68755" calcext:value-type="float">
            <text:p>592770042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929365164.06255" calcext:value-type="float">
            <text:p>5929365164.06255</text:p>
          </table:table-cell>
          <table:table-cell office:value-type="float" office:value="0.0121709238462073" calcext:value-type="float">
            <text:p>0.012170923846207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929365164.06255" calcext:value-type="float">
            <text:p>5929365164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931471421.87505" calcext:value-type="float">
            <text:p>5931471421.87505</text:p>
          </table:table-cell>
          <table:table-cell office:value-type="float" office:value="0.0132510825960306" calcext:value-type="float">
            <text:p>0.013251082596031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931471421.87505" calcext:value-type="float">
            <text:p>5931471421.8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934111304.68755" calcext:value-type="float">
            <text:p>593411130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934111304.68755" calcext:value-type="float">
            <text:p>5934111304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935323148.43755" calcext:value-type="float">
            <text:p>5935323148.43755</text:p>
          </table:table-cell>
          <table:table-cell office:value-type="float" office:value="0.0125035576176452" calcext:value-type="float">
            <text:p>0.012503557617645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935323148.43755" calcext:value-type="float">
            <text:p>593532314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37094539.06255" calcext:value-type="float">
            <text:p>5937094539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37094539.06255" calcext:value-type="float">
            <text:p>5937094539.0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38890437.50005" calcext:value-type="float">
            <text:p>5938890437.50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38890437.50005" calcext:value-type="float">
            <text:p>5938890437.50005</text:p>
          </table:table-cell>
          <table:table-cell office:value-type="float" office:value="0.0122515596652567" calcext:value-type="float">
            <text:p>0.012251559665257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41045851.56255" calcext:value-type="float">
            <text:p>594104585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41045851.56255" calcext:value-type="float">
            <text:p>5941045851.56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42932593.75005" calcext:value-type="float">
            <text:p>59429325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42932593.75005" calcext:value-type="float">
            <text:p>5942932593.75005</text:p>
          </table:table-cell>
          <table:table-cell office:value-type="float" office:value="0.0132937194156623" calcext:value-type="float">
            <text:p>0.013293719415662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44597398.43755" calcext:value-type="float">
            <text:p>5944597398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44597398.43755" calcext:value-type="float">
            <text:p>5944597398.43755</text:p>
          </table:table-cell>
          <table:table-cell office:value-type="float" office:value="0.0135420602770023" calcext:value-type="float">
            <text:p>0.013542060277002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946749328.12505" calcext:value-type="float">
            <text:p>5946749328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946749328.12505" calcext:value-type="float">
            <text:p>5946749328.1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48536367.18755" calcext:value-type="float">
            <text:p>5948536367.18755</text:p>
          </table:table-cell>
          <table:table-cell office:value-type="float" office:value="0.012445348098687" calcext:value-type="float">
            <text:p>0.012445348098687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48536367.18755" calcext:value-type="float">
            <text:p>5948536367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952202359.37505" calcext:value-type="float">
            <text:p>595220235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952202359.37505" calcext:value-type="float">
            <text:p>595220235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953455031.25005" calcext:value-type="float">
            <text:p>5953455031.25005</text:p>
          </table:table-cell>
          <table:table-cell office:value-type="float" office:value="0.0130296174505698" calcext:value-type="float">
            <text:p>0.01302961745057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953455031.25005" calcext:value-type="float">
            <text:p>5953455031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57689429.68755" calcext:value-type="float">
            <text:p>5957689429.68755</text:p>
          </table:table-cell>
          <table:table-cell office:value-type="float" office:value="0.0123549742323924" calcext:value-type="float">
            <text:p>0.012354974232392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57689429.68755" calcext:value-type="float">
            <text:p>595768942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59782132.81255" calcext:value-type="float">
            <text:p>5959782132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59782132.81255" calcext:value-type="float">
            <text:p>5959782132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61657179.68755" calcext:value-type="float">
            <text:p>596165717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61657179.68755" calcext:value-type="float">
            <text:p>5961657179.6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65714359.37506" calcext:value-type="float">
            <text:p>5965714359.3750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65714359.37506" calcext:value-type="float">
            <text:p>5965714359.3750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67712867.18755" calcext:value-type="float">
            <text:p>5967712867.18755</text:p>
          </table:table-cell>
          <table:table-cell office:value-type="float" office:value="0.0125754693165137" calcext:value-type="float">
            <text:p>0.012575469316514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67712867.18755" calcext:value-type="float">
            <text:p>5967712867.18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68995070.31255" calcext:value-type="float">
            <text:p>59689950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68995070.31255" calcext:value-type="float">
            <text:p>5968995070.3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971023390.62505" calcext:value-type="float">
            <text:p>5971023390.62505</text:p>
          </table:table-cell>
          <table:table-cell office:value-type="float" office:value="0.0122334843908946" calcext:value-type="float">
            <text:p>0.012233484390895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971023390.62505" calcext:value-type="float">
            <text:p>5971023390.62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973059382.81255" calcext:value-type="float">
            <text:p>5973059382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973059382.81255" calcext:value-type="float">
            <text:p>5973059382.812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974784156.25005" calcext:value-type="float">
            <text:p>5974784156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974784156.25005" calcext:value-type="float">
            <text:p>5974784156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976778273.43755" calcext:value-type="float">
            <text:p>5976778273.43755</text:p>
          </table:table-cell>
          <table:table-cell office:value-type="float" office:value="0.0130736805186866" calcext:value-type="float">
            <text:p>0.013073680518687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976778273.43755" calcext:value-type="float">
            <text:p>597677827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978705609.37505" calcext:value-type="float">
            <text:p>5978705609.37505</text:p>
          </table:table-cell>
          <table:table-cell office:value-type="float" office:value="0.0126807814478174" calcext:value-type="float">
            <text:p>0.012680781447817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978705609.37505" calcext:value-type="float">
            <text:p>5978705609.375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979737656.25005" calcext:value-type="float">
            <text:p>5979737656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979737656.25005" calcext:value-type="float">
            <text:p>5979737656.2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991073218.75005" calcext:value-type="float">
            <text:p>5991073218.75005</text:p>
          </table:table-cell>
          <table:table-cell office:value-type="float" office:value="0.0136189148284855" calcext:value-type="float">
            <text:p>0.013618914828486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991073218.75005" calcext:value-type="float">
            <text:p>5991073218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992738023.43755" calcext:value-type="float">
            <text:p>599273802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992738023.43755" calcext:value-type="float">
            <text:p>5992738023.4375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996422593.75005" calcext:value-type="float">
            <text:p>5996422593.750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996422593.75005" calcext:value-type="float">
            <text:p>5996422593.75005</text:p>
          </table:table-cell>
          <table:table-cell office:value-type="float" office:value="0.0122906353353296" calcext:value-type="float">
            <text:p>0.01229063533533</text:p>
          </table:table-cell>
          <table:table-cell office:value-type="float" office:value="5.75" calcext:value-type="float">
            <text:p>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68429.68755" calcext:value-type="float">
            <text:p>6000068429.68755</text:p>
          </table:table-cell>
          <table:table-cell office:value-type="float" office:value="0.0120168000570005" calcext:value-type="float">
            <text:p>0.012016800057001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1904507.81255" calcext:value-type="float">
            <text:p>6001904507.81255</text:p>
          </table:table-cell>
          <table:table-cell office:value-type="float" office:value="0.0136452907848904" calcext:value-type="float">
            <text:p>0.01364529078489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3978843.75005" calcext:value-type="float">
            <text:p>6003978843.75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5955148.43755" calcext:value-type="float">
            <text:p>6005955148.437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8021648.43755" calcext:value-type="float">
            <text:p>6008021648.43755</text:p>
          </table:table-cell>
          <table:table-cell office:value-type="float" office:value="0.0123754782047119" calcext:value-type="float">
            <text:p>0.012375478204712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10193429.68755" calcext:value-type="float">
            <text:p>6010193429.68755</text:p>
          </table:table-cell>
          <table:table-cell office:value-type="float" office:value="0.0122339090695156" calcext:value-type="float">
            <text:p>0.01223390906951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20062.50005" calcext:value-type="float">
            <text:p>6011920062.50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13886718.75005" calcext:value-type="float">
            <text:p>6013886718.75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15977468.75005" calcext:value-type="float">
            <text:p>6015977468.75005</text:p>
          </table:table-cell>
          <table:table-cell office:value-type="float" office:value="0.0155356289050097" calcext:value-type="float">
            <text:p>0.01553562890501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17761531.25005" calcext:value-type="float">
            <text:p>6017761531.25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19598703.12505" calcext:value-type="float">
            <text:p>6019598703.125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21978726.56255" calcext:value-type="float">
            <text:p>6021978726.562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25116796.87503" calcext:value-type="float">
            <text:p>6025116796.87503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26815500.00005" calcext:value-type="float">
            <text:p>6026815500.00005</text:p>
          </table:table-cell>
          <table:table-cell office:value-type="float" office:value="0.0129021159930146" calcext:value-type="float">
            <text:p>0.012902115993015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28637859.37505" calcext:value-type="float">
            <text:p>6028637859.37505</text:p>
          </table:table-cell>
          <table:table-cell office:value-type="float" office:value="0.0125579020509257" calcext:value-type="float">
            <text:p>0.01255790205092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30923828.12505" calcext:value-type="float">
            <text:p>6030923828.12505</text:p>
          </table:table-cell>
          <table:table-cell office:value-type="float" office:value="0.0121789568258845" calcext:value-type="float">
            <text:p>0.012178956825885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32798992.18755" calcext:value-type="float">
            <text:p>6032798992.187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34627140.62505" calcext:value-type="float">
            <text:p>6034627140.625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6424664.06255" calcext:value-type="float">
            <text:p>6036424664.06255</text:p>
          </table:table-cell>
          <table:table-cell office:value-type="float" office:value="0.0133463583757889" calcext:value-type="float">
            <text:p>0.013346358375789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38427734.37505" calcext:value-type="float">
            <text:p>6038427734.375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40166179.68755" calcext:value-type="float">
            <text:p>6040166179.687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42446125.00005" calcext:value-type="float">
            <text:p>6042446125.00005</text:p>
          </table:table-cell>
          <table:table-cell office:value-type="float" office:value="0.012258091364181" calcext:value-type="float">
            <text:p>0.012258091364181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44333867.18755" calcext:value-type="float">
            <text:p>6044333867.187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46535320.31255" calcext:value-type="float">
            <text:p>6046535320.31255</text:p>
          </table:table-cell>
          <table:table-cell office:value-type="float" office:value="0.0122541472439519" calcext:value-type="float">
            <text:p>0.012254147243952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47896929.68755" calcext:value-type="float">
            <text:p>6047896929.68755</text:p>
          </table:table-cell>
          <table:table-cell office:value-type="float" office:value="0.0133917666391415" calcext:value-type="float">
            <text:p>0.013391766639142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50199476.56255" calcext:value-type="float">
            <text:p>6050199476.56255</text:p>
          </table:table-cell>
          <table:table-cell office:value-type="float" office:value="0.0129517845978598" calcext:value-type="float">
            <text:p>0.0129517845978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52202406.25005" calcext:value-type="float">
            <text:p>6052202406.25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53966937.50005" calcext:value-type="float">
            <text:p>6053966937.50005</text:p>
          </table:table-cell>
          <table:table-cell office:value-type="float" office:value="0.0180007679007956" calcext:value-type="float">
            <text:p>0.01800076790079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75683429.68755" calcext:value-type="float">
            <text:p>6375683429.687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81323984.37505" calcext:value-type="float">
            <text:p>6381323984.37505</text:p>
          </table:table-cell>
          <table:table-cell office:value-type="float" office:value="0.0124909809223091" calcext:value-type="float">
            <text:p>0.012490980922309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82691406.25005" calcext:value-type="float">
            <text:p>6382691406.25005</text:p>
          </table:table-cell>
          <table:table-cell office:value-type="float" office:value="0.0141324056560698" calcext:value-type="float">
            <text:p>0.01413240565607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84836914.06255" calcext:value-type="float">
            <text:p>6384836914.06255</text:p>
          </table:table-cell>
          <table:table-cell office:value-type="float" office:value="0.0120450153187681" calcext:value-type="float">
            <text:p>0.012045015318768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86777507.81255" calcext:value-type="float">
            <text:p>6386777507.81255</text:p>
          </table:table-cell>
          <table:table-cell office:value-type="float" office:value="0.0117690380705269" calcext:value-type="float">
            <text:p>0.011769038070527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88336914.06255" calcext:value-type="float">
            <text:p>6388336914.06255</text:p>
          </table:table-cell>
          <table:table-cell office:value-type="float" office:value="0.0135276075311313" calcext:value-type="float">
            <text:p>0.013527607531131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89765835.93755" calcext:value-type="float">
            <text:p>6389765835.93755</text:p>
          </table:table-cell>
          <table:table-cell office:value-type="float" office:value="0.0129054804187946" calcext:value-type="float">
            <text:p>0.012905480418795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91894648.43755" calcext:value-type="float">
            <text:p>6391894648.43755</text:p>
          </table:table-cell>
          <table:table-cell office:value-type="float" office:value="0.0124772288955944" calcext:value-type="float">
            <text:p>0.012477228895594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94052640.62505" calcext:value-type="float">
            <text:p>6394052640.62505</text:p>
          </table:table-cell>
          <table:table-cell office:value-type="float" office:value="0.0120524879341315" calcext:value-type="float">
            <text:p>0.012052487934132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95487562.50005" calcext:value-type="float">
            <text:p>6395487562.50005</text:p>
          </table:table-cell>
          <table:table-cell office:value-type="float" office:value="0.0141996826231959" calcext:value-type="float">
            <text:p>0.01419968262319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98894296.87505" calcext:value-type="float">
            <text:p>6398894296.87505</text:p>
          </table:table-cell>
          <table:table-cell office:value-type="float" office:value="0.0133665976691981" calcext:value-type="float">
            <text:p>0.013366597669198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00686687.50005" calcext:value-type="float">
            <text:p>6400686687.50005</text:p>
          </table:table-cell>
          <table:table-cell office:value-type="float" office:value="0.0128239414278895" calcext:value-type="float">
            <text:p>0.01282394142789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02642578.12505" calcext:value-type="float">
            <text:p>6402642578.12505</text:p>
          </table:table-cell>
          <table:table-cell office:value-type="float" office:value="0.0123458692700189" calcext:value-type="float">
            <text:p>0.012345869270019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03694289.06255" calcext:value-type="float">
            <text:p>6403694289.06255</text:p>
          </table:table-cell>
          <table:table-cell office:value-type="float" office:value="0.012037378347634" calcext:value-type="float">
            <text:p>0.012037378347634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06023906.25006" calcext:value-type="float">
            <text:p>6406023906.25006</text:p>
          </table:table-cell>
          <table:table-cell office:value-type="float" office:value="0.0143012491983831" calcext:value-type="float">
            <text:p>0.014301249198383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07636554.68755" calcext:value-type="float">
            <text:p>6407636554.687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07636773.43751" calcext:value-type="float">
            <text:p>6407636773.43751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07840773.43755" calcext:value-type="float">
            <text:p>6407840773.43755</text:p>
          </table:table-cell>
          <table:table-cell office:value-type="float" office:value="0.0126778797879753" calcext:value-type="float">
            <text:p>0.012677879787975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07842554.68759" calcext:value-type="float">
            <text:p>6407842554.68759</text:p>
          </table:table-cell>
          <table:table-cell office:value-type="float" office:value="0.012680302757758" calcext:value-type="float">
            <text:p>0.012680302757758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09760000.00005" calcext:value-type="float">
            <text:p>6409760000.00005</text:p>
          </table:table-cell>
          <table:table-cell office:value-type="float" office:value="0.0123189245376862" calcext:value-type="float">
            <text:p>0.01231892453768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11715984.37505" calcext:value-type="float">
            <text:p>6411715984.375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13585031.25005" calcext:value-type="float">
            <text:p>6413585031.25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14987539.06255" calcext:value-type="float">
            <text:p>6414987539.06255</text:p>
          </table:table-cell>
          <table:table-cell office:value-type="float" office:value="0.0174898368429305" calcext:value-type="float">
            <text:p>0.017489836842931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6825312.50005" calcext:value-type="float">
            <text:p>6416825312.50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18731656.25005" calcext:value-type="float">
            <text:p>6418731656.25005</text:p>
          </table:table-cell>
          <table:table-cell office:value-type="float" office:value="0.0126652945689674" calcext:value-type="float">
            <text:p>0.012665294568967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20979328.12505" calcext:value-type="float">
            <text:p>6420979328.125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22531062.50005" calcext:value-type="float">
            <text:p>6422531062.50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23871601.56255" calcext:value-type="float">
            <text:p>6423871601.56255</text:p>
          </table:table-cell>
          <table:table-cell office:value-type="float" office:value="0.0117945034747199" calcext:value-type="float">
            <text:p>0.01179450347472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27580007.81255" calcext:value-type="float">
            <text:p>6427580007.81255</text:p>
          </table:table-cell>
          <table:table-cell office:value-type="float" office:value="0.0140627786154178" calcext:value-type="float">
            <text:p>0.014062778615418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29355304.68755" calcext:value-type="float">
            <text:p>6429355304.687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31162343.75005" calcext:value-type="float">
            <text:p>6431162343.75005</text:p>
          </table:table-cell>
          <table:table-cell office:value-type="float" office:value="0.012200516653247" calcext:value-type="float">
            <text:p>0.012200516653247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33014117.18756" calcext:value-type="float">
            <text:p>6433014117.18756</text:p>
          </table:table-cell>
          <table:table-cell office:value-type="float" office:value="0.0119697268435742" calcext:value-type="float">
            <text:p>0.011969726843574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33477984.37505" calcext:value-type="float">
            <text:p>6433477984.37505</text:p>
          </table:table-cell>
          <table:table-cell office:value-type="float" office:value="0.0129136861539938" calcext:value-type="float">
            <text:p>0.012913686153994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34923664.06255" calcext:value-type="float">
            <text:p>6434923664.062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34934796.87502" calcext:value-type="float">
            <text:p>6434934796.87502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35093664.06258" calcext:value-type="float">
            <text:p>6435093664.06258</text:p>
          </table:table-cell>
          <table:table-cell office:value-type="float" office:value="0.0124743897906107" calcext:value-type="float">
            <text:p>0.012474389790611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35101796.87505" calcext:value-type="float">
            <text:p>6435101796.87505</text:p>
          </table:table-cell>
          <table:table-cell office:value-type="float" office:value="0.0124820316428451" calcext:value-type="float">
            <text:p>0.012482031642845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36688195.31255" calcext:value-type="float">
            <text:p>6436688195.312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38529460.93755" calcext:value-type="float">
            <text:p>6438529460.93755</text:p>
          </table:table-cell>
          <table:table-cell office:value-type="float" office:value="0.0118242050874728" calcext:value-type="float">
            <text:p>0.011824205087473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39837054.68755" calcext:value-type="float">
            <text:p>6439837054.687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41575031.25005" calcext:value-type="float">
            <text:p>6441575031.25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42842937.50005" calcext:value-type="float">
            <text:p>6442842937.50005</text:p>
          </table:table-cell>
          <table:table-cell office:value-type="float" office:value="0.0128571693423571" calcext:value-type="float">
            <text:p>0.012857169342357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44611492.18755" calcext:value-type="float">
            <text:p>6444611492.18755</text:p>
          </table:table-cell>
          <table:table-cell office:value-type="float" office:value="0.0123373444721656" calcext:value-type="float">
            <text:p>0.01233734447216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46158085.93755" calcext:value-type="float">
            <text:p>6446158085.937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48028015.62505" calcext:value-type="float">
            <text:p>6448028015.625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51981609.37505" calcext:value-type="float">
            <text:p>6451981609.37505</text:p>
          </table:table-cell>
          <table:table-cell office:value-type="float" office:value="0.0152947370229363" calcext:value-type="float">
            <text:p>0.01529473702293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53882046.87505" calcext:value-type="float">
            <text:p>6453882046.875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55668203.12505" calcext:value-type="float">
            <text:p>6455668203.12505</text:p>
          </table:table-cell>
          <table:table-cell office:value-type="float" office:value="0.018355434204003" calcext:value-type="float">
            <text:p>0.018355434204003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57217054.68755" calcext:value-type="float">
            <text:p>6457217054.68755</text:p>
          </table:table-cell>
          <table:table-cell office:value-type="float" office:value="0.0159517656758614" calcext:value-type="float">
            <text:p>0.015951765675861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59091960.93755" calcext:value-type="float">
            <text:p>6459091960.93755</text:p>
          </table:table-cell>
          <table:table-cell office:value-type="float" office:value="0.0118805804421677" calcext:value-type="float">
            <text:p>0.011880580442168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60466937.50005" calcext:value-type="float">
            <text:p>6460466937.50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62016390.62505" calcext:value-type="float">
            <text:p>6462016390.62505</text:p>
          </table:table-cell>
          <table:table-cell office:value-type="float" office:value="0.0126962008930831" calcext:value-type="float">
            <text:p>0.012696200893083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63380421.87506" calcext:value-type="float">
            <text:p>6463380421.87506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65746421.87505" calcext:value-type="float">
            <text:p>6465746421.87505</text:p>
          </table:table-cell>
          <table:table-cell office:value-type="float" office:value="0.0118750383981687" calcext:value-type="float">
            <text:p>0.011875038398169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67049640.62505" calcext:value-type="float">
            <text:p>6467049640.62505</text:p>
          </table:table-cell>
          <table:table-cell office:value-type="float" office:value="0.0118139786477637" calcext:value-type="float">
            <text:p>0.011813978647764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68403531.25005" calcext:value-type="float">
            <text:p>6468403531.25005</text:p>
          </table:table-cell>
          <table:table-cell office:value-type="float" office:value="0.0136712608324556" calcext:value-type="float">
            <text:p>0.01367126083245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69878906.25005" calcext:value-type="float">
            <text:p>6469878906.250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71684570.31255" calcext:value-type="float">
            <text:p>6471684570.31255</text:p>
          </table:table-cell>
          <table:table-cell office:value-type="float" office:value="0.0170737600060135" calcext:value-type="float">
            <text:p>0.017073760006014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473329843.75005" calcext:value-type="float">
            <text:p>6473329843.75005</text:p>
          </table:table-cell>
          <table:table-cell office:value-type="float" office:value="0.0122031560042437" calcext:value-type="float">
            <text:p>0.012203156004244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74980445.31255" calcext:value-type="float">
            <text:p>6474980445.31255</text:p>
          </table:table-cell>
          <table:table-cell office:value-type="float" office:value="0.0119128331702718" calcext:value-type="float">
            <text:p>0.011912833170272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77046507.81256" calcext:value-type="float">
            <text:p>6477046507.81256</text:p>
          </table:table-cell>
          <table:table-cell office:value-type="float" office:value="0.0118180980319098" calcext:value-type="float">
            <text:p>0.01181809803191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480927570.31255" calcext:value-type="float">
            <text:p>6480927570.312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82461914.06255" calcext:value-type="float">
            <text:p>6482461914.06255</text:p>
          </table:table-cell>
          <table:table-cell office:value-type="float" office:value="0.0125395073065334" calcext:value-type="float">
            <text:p>0.012539507306533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484084218.75005" calcext:value-type="float">
            <text:p>6484084218.75005</text:p>
          </table:table-cell>
          <table:table-cell office:value-type="float" office:value="0.0124069581231564" calcext:value-type="float">
            <text:p>0.012406958123156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85527851.56255" calcext:value-type="float">
            <text:p>6485527851.562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87603609.37505" calcext:value-type="float">
            <text:p>6487603609.375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61431617.18755" calcext:value-type="float">
            <text:p>6761431617.18755</text:p>
          </table:table-cell>
          <table:table-cell office:value-type="float" office:value="0.011973399180321" calcext:value-type="float">
            <text:p>0.011973399180321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3070078.12505" calcext:value-type="float">
            <text:p>6763070078.12505</text:p>
          </table:table-cell>
          <table:table-cell office:value-type="float" office:value="0.0146439269501905" calcext:value-type="float">
            <text:p>0.014643926950191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64458171.87505" calcext:value-type="float">
            <text:p>6764458171.87505</text:p>
          </table:table-cell>
          <table:table-cell office:value-type="float" office:value="0.0138069121098755" calcext:value-type="float">
            <text:p>0.013806912109876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65783179.68755" calcext:value-type="float">
            <text:p>6765783179.68755</text:p>
          </table:table-cell>
          <table:table-cell office:value-type="float" office:value="0.0136719459995967" calcext:value-type="float">
            <text:p>0.013671945999597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69636140.62505" calcext:value-type="float">
            <text:p>6769636140.62505</text:p>
          </table:table-cell>
          <table:table-cell office:value-type="float" office:value="0.0140208745116289" calcext:value-type="float">
            <text:p>0.014020874511629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71354468.75005" calcext:value-type="float">
            <text:p>6771354468.75005</text:p>
          </table:table-cell>
          <table:table-cell office:value-type="float" office:value="0.0118210641580343" calcext:value-type="float">
            <text:p>0.011821064158034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72911109.37505" calcext:value-type="float">
            <text:p>6772911109.37505</text:p>
          </table:table-cell>
          <table:table-cell office:value-type="float" office:value="0.0115681853730162" calcext:value-type="float">
            <text:p>0.011568185373016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74721656.25005" calcext:value-type="float">
            <text:p>6774721656.25005</text:p>
          </table:table-cell>
          <table:table-cell office:value-type="float" office:value="0.0136324805902182" calcext:value-type="float">
            <text:p>0.013632480590218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76861304.68755" calcext:value-type="float">
            <text:p>6776861304.68755</text:p>
          </table:table-cell>
          <table:table-cell office:value-type="float" office:value="0.013389920174261" calcext:value-type="float">
            <text:p>0.013389920174261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78160132.81255" calcext:value-type="float">
            <text:p>6778160132.81255</text:p>
          </table:table-cell>
          <table:table-cell office:value-type="float" office:value="0.0126972159101435" calcext:value-type="float">
            <text:p>0.012697215910144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83270484.37505" calcext:value-type="float">
            <text:p>6783270484.37505</text:p>
          </table:table-cell>
          <table:table-cell office:value-type="float" office:value="0.0178711511874333" calcext:value-type="float">
            <text:p>0.017871151187433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88530203.12505" calcext:value-type="float">
            <text:p>6788530203.12505</text:p>
          </table:table-cell>
          <table:table-cell office:value-type="float" office:value="0.0121526919434806" calcext:value-type="float">
            <text:p>0.012152691943481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89936289.06255" calcext:value-type="float">
            <text:p>6789936289.06255</text:p>
          </table:table-cell>
          <table:table-cell office:value-type="float" office:value="0.011737000274332" calcext:value-type="float">
            <text:p>0.011737000274332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91593242.18756" calcext:value-type="float">
            <text:p>6791593242.18756</text:p>
          </table:table-cell>
          <table:table-cell office:value-type="float" office:value="0.0117207232441358" calcext:value-type="float">
            <text:p>0.011720723244136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93159648.43756" calcext:value-type="float">
            <text:p>6793159648.43756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94900203.12505" calcext:value-type="float">
            <text:p>6794900203.1250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96766554.68755" calcext:value-type="float">
            <text:p>6796766554.68755</text:p>
          </table:table-cell>
          <table:table-cell office:value-type="float" office:value="0.0142219793276103" calcext:value-type="float">
            <text:p>0.01422197932761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00166968.75005" calcext:value-type="float">
            <text:p>6800166968.75005</text:p>
          </table:table-cell>
          <table:table-cell office:value-type="float" office:value="0.0117056008517886" calcext:value-type="float">
            <text:p>0.011705600851789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01763460.93755" calcext:value-type="float">
            <text:p>6801763460.93755</text:p>
          </table:table-cell>
          <table:table-cell office:value-type="float" office:value="0.0115447745942813" calcext:value-type="float">
            <text:p>0.011544774594281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03267554.68755" calcext:value-type="float">
            <text:p>6803267554.68755</text:p>
          </table:table-cell>
          <table:table-cell office:value-type="float" office:value="0.0137164283838325" calcext:value-type="float">
            <text:p>0.013716428383833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05126140.62505" calcext:value-type="float">
            <text:p>6805126140.62505</text:p>
          </table:table-cell>
          <table:table-cell office:value-type="float" office:value="0.0131510672612788" calcext:value-type="float">
            <text:p>0.013151067261279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06551734.37505" calcext:value-type="float">
            <text:p>6806551734.37505</text:p>
          </table:table-cell>
          <table:table-cell office:value-type="float" office:value="0.0124797932851553" calcext:value-type="float">
            <text:p>0.012479793285155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08772320.31255" calcext:value-type="float">
            <text:p>6808772320.3125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18054453.12505" calcext:value-type="float">
            <text:p>6818054453.12505</text:p>
          </table:table-cell>
          <table:table-cell office:value-type="float" office:value="0.0143871455758954" calcext:value-type="float">
            <text:p>0.014387145575895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19767554.68755" calcext:value-type="float">
            <text:p>6819767554.68755</text:p>
          </table:table-cell>
          <table:table-cell office:value-type="float" office:value="0.0137132480966376" calcext:value-type="float">
            <text:p>0.013713248096638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21295390.62506" calcext:value-type="float">
            <text:p>6821295390.62506</text:p>
          </table:table-cell>
          <table:table-cell office:value-type="float" office:value="0.0129635066165426" calcext:value-type="float">
            <text:p>0.012963506616543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22945476.56255" calcext:value-type="float">
            <text:p>6822945476.56255</text:p>
          </table:table-cell>
          <table:table-cell office:value-type="float" office:value="0.014256352974644" calcext:value-type="float">
            <text:p>0.014256352974644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25675757.81255" calcext:value-type="float">
            <text:p>6825675757.8125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26975750.00005" calcext:value-type="float">
            <text:p>6826975750.00005</text:p>
          </table:table-cell>
          <table:table-cell office:value-type="float" office:value="0.0170108213892139" calcext:value-type="float">
            <text:p>0.017010821389214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28529765.62506" calcext:value-type="float">
            <text:p>6828529765.62506</text:p>
          </table:table-cell>
          <table:table-cell office:value-type="float" office:value="0.0135360965775076" calcext:value-type="float">
            <text:p>0.013536096577508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30218726.56255" calcext:value-type="float">
            <text:p>6830218726.56255</text:p>
          </table:table-cell>
          <table:table-cell office:value-type="float" office:value="0.0127946153851947" calcext:value-type="float">
            <text:p>0.012794615385195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31819500.00005" calcext:value-type="float">
            <text:p>6831819500.00005</text:p>
          </table:table-cell>
          <table:table-cell office:value-type="float" office:value="0.0146198071534248" calcext:value-type="float">
            <text:p>0.014619807153425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33914921.87505" calcext:value-type="float">
            <text:p>6833914921.87505</text:p>
          </table:table-cell>
          <table:table-cell office:value-type="float" office:value="0.0118243865733376" calcext:value-type="float">
            <text:p>0.011824386573338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35802710.93755" calcext:value-type="float">
            <text:p>6835802710.93755</text:p>
          </table:table-cell>
          <table:table-cell office:value-type="float" office:value="0.0115760281837723" calcext:value-type="float">
            <text:p>0.011576028183772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37259718.75005" calcext:value-type="float">
            <text:p>6837259718.75005</text:p>
          </table:table-cell>
          <table:table-cell office:value-type="float" office:value="0.0188865362987115" calcext:value-type="float">
            <text:p>0.018886536298712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39409156.25005" calcext:value-type="float">
            <text:p>6839409156.25005</text:p>
          </table:table-cell>
          <table:table-cell office:value-type="float" office:value="0.013221294519475" calcext:value-type="float">
            <text:p>0.013221294519475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41102304.68755" calcext:value-type="float">
            <text:p>6841102304.6875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42899390.62505" calcext:value-type="float">
            <text:p>6842899390.6250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44907179.68755" calcext:value-type="float">
            <text:p>6844907179.6875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46538851.56255" calcext:value-type="float">
            <text:p>6846538851.5625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48125164.06255" calcext:value-type="float">
            <text:p>6848125164.06255</text:p>
          </table:table-cell>
          <table:table-cell office:value-type="float" office:value="0.0147103647747592" calcext:value-type="float">
            <text:p>0.014710364774759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50186500.00005" calcext:value-type="float">
            <text:p>6850186500.00005</text:p>
          </table:table-cell>
          <table:table-cell office:value-type="float" office:value="0.0124945669479803" calcext:value-type="float">
            <text:p>0.01249456694798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51048921.87505" calcext:value-type="float">
            <text:p>6851048921.87505</text:p>
          </table:table-cell>
          <table:table-cell office:value-type="float" office:value="0.0136736051588681" calcext:value-type="float">
            <text:p>0.013673605158868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52749929.68755" calcext:value-type="float">
            <text:p>6852749929.68755</text:p>
          </table:table-cell>
          <table:table-cell office:value-type="float" office:value="0.0116908661643502" calcext:value-type="float">
            <text:p>0.01169086616435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54185078.12505" calcext:value-type="float">
            <text:p>6854185078.12505</text:p>
          </table:table-cell>
          <table:table-cell office:value-type="float" office:value="0.0115125302951387" calcext:value-type="float">
            <text:p>0.011512530295139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55501257.81255" calcext:value-type="float">
            <text:p>6855501257.8125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56882000.00005" calcext:value-type="float">
            <text:p>6856882000.00005</text:p>
          </table:table-cell>
          <table:table-cell office:value-type="float" office:value="0.0130774107548707" calcext:value-type="float">
            <text:p>0.013077410754871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858639375.00006" calcext:value-type="float">
            <text:p>6858639375.00006</text:p>
          </table:table-cell>
          <table:table-cell office:value-type="float" office:value="0.0142666436459191" calcext:value-type="float">
            <text:p>0.014266643645919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60628671.87505" calcext:value-type="float">
            <text:p>6860628671.87505</text:p>
          </table:table-cell>
          <table:table-cell office:value-type="float" office:value="0.0120421699779629" calcext:value-type="float">
            <text:p>0.012042169977963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62626648.43755" calcext:value-type="float">
            <text:p>6862626648.43755</text:p>
          </table:table-cell>
          <table:table-cell office:value-type="float" office:value="0.0116394581544685" calcext:value-type="float">
            <text:p>0.011639458154469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64332984.37505" calcext:value-type="float">
            <text:p>6864332984.37505</text:p>
          </table:table-cell>
          <table:table-cell office:value-type="float" office:value="0.0115700947980315" calcext:value-type="float">
            <text:p>0.011570094798032</text:p>
          </table:table-cell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5940898.43756" calcext:value-type="float">
            <text:p>6865940898.43756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67759492.18756" calcext:value-type="float">
            <text:p>6867759492.18756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69995093.75005" calcext:value-type="float">
            <text:p>6869995093.7500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71383765.62505" calcext:value-type="float">
            <text:p>6871383765.6250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0303" meta:object-count="0"/>
    <meta:generator>LibreOffice/6.4.7.2$Linux_X86_64 LibreOffice_project/40$Build-2</meta:generator>
  </office:meta>
</office:document-meta>
</file>